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5165in"/>
    </style:style>
    <style:style style:name="co5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3012in" svg:height="3.5449in" svg:x="10.7614in" svg:y="2.7504in">
            <draw:object draw:notify-on-update-of-ranges="data.B16:data.B32 data.E16:data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factor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4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formula="of:=[.D5]*[.$B$1]" office:value-type="float" office:value="197.78" calcext:value-type="float">
            <text:p>197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759" calcext:value-type="float">
            <text:p>3759</text:p>
          </table:table-cell>
          <table:table-cell table:formula="of:=[.D6]*[.$B$1]" office:value-type="float" office:value="2330.58" calcext:value-type="float">
            <text:p>233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table:formula="of:=[.D7]*[.$B$1]" office:value-type="float" office:value="2339.88" calcext:value-type="float">
            <text:p>233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table:formula="of:=[.D8]*[.$B$1]" office:value-type="float" office:value="2342.36" calcext:value-type="float">
            <text:p>2342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table:formula="of:=[.D9]*[.$B$1]" office:value-type="float" office:value="5162.74" calcext:value-type="float">
            <text:p>516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[.D10]*[.$B$1]" office:value-type="float" office:value="73.16" calcext:value-type="float">
            <text:p>73.16</text:p>
          </table:table-cell>
          <table:table-cell table:formula="of:=2*[.E4]" office:value-type="float" office:value="52.08" calcext:value-type="float">
            <text:p>52.08</text:p>
          </table:table-cell>
          <table:table-cell table:formula="of:=5.7*[$Sheet2.B93]" office:value-type="float" office:value="11673.6" calcext:value-type="float">
            <text:p>11673.6</text:p>
          </table:table-cell>
          <table:table-cell table:formula="of:=[.F10]+[.G10]" office:value-type="float" office:value="11725.68" calcext:value-type="float">
            <text:p>11725.68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[.D11]*[.$B$1]" office:value-type="float" office:value="487.94" calcext:value-type="float">
            <text:p>487.94</text:p>
          </table:table-cell>
          <table:table-cell table:formula="of:=2*[.E5]" office:value-type="float" office:value="395.56" calcext:value-type="float">
            <text:p>395.56</text:p>
          </table:table-cell>
          <table:table-cell table:formula="of:=5.7*[.B11]" office:value-type="float" office:value="96.9" calcext:value-type="float">
            <text:p>96.9</text:p>
          </table:table-cell>
          <table:table-cell table:formula="of:=[.F11]+[.G11]" office:value-type="float" office:value="492.46" calcext:value-type="float">
            <text:p>492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527" calcext:value-type="float">
            <text:p>8527</text:p>
          </table:table-cell>
          <table:table-cell table:formula="of:=[.D12]*[.$B$1]" office:value-type="float" office:value="5286.74" calcext:value-type="float">
            <text:p>5286.74</text:p>
          </table:table-cell>
          <table:table-cell table:formula="of:=2*[.E6]" office:value-type="float" office:value="4661.16" calcext:value-type="float">
            <text:p>4661.16</text:p>
          </table:table-cell>
          <table:table-cell table:formula="of:=5.7*[.B12]" office:value-type="float" office:value="849.3" calcext:value-type="float">
            <text:p>849.3</text:p>
          </table:table-cell>
          <table:table-cell table:formula="of:=[.F12]+[.G12]" office:value-type="float" office:value="5510.46" calcext:value-type="float">
            <text:p>551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507" calcext:value-type="float">
            <text:p>8507</text:p>
          </table:table-cell>
          <table:table-cell table:formula="of:=[.D13]*[.$B$1]" office:value-type="float" office:value="5274.34" calcext:value-type="float">
            <text:p>5274.34</text:p>
          </table:table-cell>
          <table:table-cell table:formula="of:=2*[.E7]" office:value-type="float" office:value="4679.76" calcext:value-type="float">
            <text:p>4679.76</text:p>
          </table:table-cell>
          <table:table-cell table:formula="of:=5.7*[.B13]" office:value-type="float" office:value="860.7" calcext:value-type="float">
            <text:p>860.7</text:p>
          </table:table-cell>
          <table:table-cell table:formula="of:=[.F13]+[.G13]" office:value-type="float" office:value="5540.46" calcext:value-type="float">
            <text:p>554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614" calcext:value-type="float">
            <text:p>8614</text:p>
          </table:table-cell>
          <table:table-cell table:formula="of:=[.D14]*[.$B$1]" office:value-type="float" office:value="5340.68" calcext:value-type="float">
            <text:p>5340.68</text:p>
          </table:table-cell>
          <table:table-cell table:formula="of:=2*[.E8]" office:value-type="float" office:value="4684.72" calcext:value-type="float">
            <text:p>4684.72</text:p>
          </table:table-cell>
          <table:table-cell table:formula="of:=5.7*[.B14]" office:value-type="float" office:value="1430.7" calcext:value-type="float">
            <text:p>1430.7</text:p>
          </table:table-cell>
          <table:table-cell table:formula="of:=[.F14]+[.G14]" office:value-type="float" office:value="6115.42" calcext:value-type="float">
            <text:p>6115.42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8564" calcext:value-type="float">
            <text:p>18564</text:p>
          </table:table-cell>
          <table:table-cell table:formula="of:=[.D15]*[.$B$1]" office:value-type="float" office:value="11509.68" calcext:value-type="float">
            <text:p>11509.68</text:p>
          </table:table-cell>
          <table:table-cell table:formula="of:=2*[.E9]" office:value-type="float" office:value="10325.48" calcext:value-type="float">
            <text:p>10325.48</text:p>
          </table:table-cell>
          <table:table-cell table:formula="of:=5.7*[.B15]" office:value-type="float" office:value="1464.9" calcext:value-type="float">
            <text:p>1464.9</text:p>
          </table:table-cell>
          <table:table-cell table:formula="of:=[.F15]+[.G15]" office:value-type="float" office:value="11790.38" calcext:value-type="float">
            <text:p>11790.38</text:p>
          </table:table-cell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6]*[.$B$1]"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8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19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0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1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2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3]*[.$B$1]" office:value-type="float" office:value="13.64" calcext:value-type="float">
            <text:p>1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D24]*[.$B$1]" office:value-type="float" office:value="18.6" calcext:value-type="float">
            <text:p>1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25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D26]*[.$B$1]" office:value-type="float" office:value="32.86" calcext:value-type="float">
            <text:p>3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27]*[.$B$1]" office:value-type="float" office:value="64.48" calcext:value-type="float">
            <text:p>64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[.D28]*[.$B$1]" office:value-type="float" office:value="101.68" calcext:value-type="float">
            <text:p>101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D29]*[.$B$1]" office:value-type="float" office:value="162.44" calcext:value-type="float">
            <text:p>16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formula="of:=[.D30]*[.$B$1]" office:value-type="float" office:value="212.66" calcext:value-type="float">
            <text:p>2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[.D31]*[.$B$1]" office:value-type="float" office:value="244.28" calcext:value-type="float">
            <text:p>244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D32]*[.$B$1]" office:value-type="float" office:value="84.32" calcext:value-type="float">
            <text:p>8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D33]*[.$B$1]" office:value-type="float" office:value="43.4" calcext:value-type="float">
            <text:p>43.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33]*[.C33]*1" office:value-type="float" office:value="6" calcext:value-type="float">
            <text:p>6</text:p>
          </table:table-cell>
          <table:table-cell table:formula="of:=[.F33]+[.G33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34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34]*[.C34]*1" office:value-type="float" office:value="12" calcext:value-type="float">
            <text:p>12</text:p>
          </table:table-cell>
          <table:table-cell table:formula="of:=[.F34]+[.G34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formula="of:=[.D35]*[.$B$1]" office:value-type="float" office:value="84.94" calcext:value-type="float">
            <text:p>84.9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35]*[.C35]*1" office:value-type="float" office:value="20" calcext:value-type="float">
            <text:p>20</text:p>
          </table:table-cell>
          <table:table-cell table:formula="of:=[.F35]+[.G35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3" calcext:value-type="float">
            <text:p>1723</text:p>
          </table:table-cell>
          <table:table-cell table:formula="of:=[.D36]*[.$B$1]" office:value-type="float" office:value="1068.26" calcext:value-type="float">
            <text:p>1068.2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36]*[.C36]*1" office:value-type="float" office:value="224" calcext:value-type="float">
            <text:p>224</text:p>
          </table:table-cell>
          <table:table-cell table:formula="of:=[.F36]+[.G36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3" calcext:value-type="float">
            <text:p>1413</text:p>
          </table:table-cell>
          <table:table-cell table:formula="of:=[.D37]*[.$B$1]" office:value-type="float" office:value="876.06" calcext:value-type="float">
            <text:p>876.06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37]*[.C37]*1" office:value-type="float" office:value="187" calcext:value-type="float">
            <text:p>187</text:p>
          </table:table-cell>
          <table:table-cell table:formula="of:=[.F37]+[.G37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28" calcext:value-type="float">
            <text:p>9428</text:p>
          </table:table-cell>
          <table:table-cell table:formula="of:=[.D38]*[.$B$1]" office:value-type="float" office:value="5845.36" calcext:value-type="float">
            <text:p>5845.3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38]*[.C38]*1" office:value-type="float" office:value="527" calcext:value-type="float">
            <text:p>527</text:p>
          </table:table-cell>
          <table:table-cell table:formula="of:=[.F38]+[.G38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562" calcext:value-type="float">
            <text:p>23562</text:p>
          </table:table-cell>
          <table:table-cell table:formula="of:=[.D39]*[.$B$1]" office:value-type="float" office:value="14608.44" calcext:value-type="float">
            <text:p>14608.4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39]*[.C39]*1" office:value-type="float" office:value="899" calcext:value-type="float">
            <text:p>899</text:p>
          </table:table-cell>
          <table:table-cell table:formula="of:=[.F39]+[.G39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D40]*[.$B$1]" office:value-type="float" office:value="24.8" calcext:value-type="float">
            <text:p>24.8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0]*[.C40]*1" office:value-type="float" office:value="6" calcext:value-type="float">
            <text:p>6</text:p>
          </table:table-cell>
          <table:table-cell table:formula="of:=[.F40]+[.G40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D41]*[.$B$1]" office:value-type="float" office:value="33.48" calcext:value-type="float">
            <text:p>33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1]*[.C41]*1" office:value-type="float" office:value="12" calcext:value-type="float">
            <text:p>12</text:p>
          </table:table-cell>
          <table:table-cell table:formula="of:=[.F41]+[.G41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[.D42]*[.$B$1]" office:value-type="float" office:value="50.22" calcext:value-type="float">
            <text:p>50.22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2]*[.C42]*1" office:value-type="float" office:value="20" calcext:value-type="float">
            <text:p>20</text:p>
          </table:table-cell>
          <table:table-cell table:formula="of:=[.F42]+[.G42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686" calcext:value-type="float">
            <text:p>1686</text:p>
          </table:table-cell>
          <table:table-cell table:formula="of:=[.D43]*[.$B$1]" office:value-type="float" office:value="1045.32" calcext:value-type="float">
            <text:p>1045.32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43]*[.C43]*1" office:value-type="float" office:value="224" calcext:value-type="float">
            <text:p>224</text:p>
          </table:table-cell>
          <table:table-cell table:formula="of:=[.F43]+[.G43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76" calcext:value-type="float">
            <text:p>1376</text:p>
          </table:table-cell>
          <table:table-cell table:formula="of:=[.D44]*[.$B$1]" office:value-type="float" office:value="853.12" calcext:value-type="float">
            <text:p>853.12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44]*[.C44]*1" office:value-type="float" office:value="187" calcext:value-type="float">
            <text:p>187</text:p>
          </table:table-cell>
          <table:table-cell table:formula="of:=[.F44]+[.G44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130" calcext:value-type="float">
            <text:p>9130</text:p>
          </table:table-cell>
          <table:table-cell table:formula="of:=[.D45]*[.$B$1]" office:value-type="float" office:value="5660.6" calcext:value-type="float">
            <text:p>5660.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45]*[.C45]*1" office:value-type="float" office:value="527" calcext:value-type="float">
            <text:p>527</text:p>
          </table:table-cell>
          <table:table-cell table:formula="of:=[.F45]+[.G45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967" calcext:value-type="float">
            <text:p>22967</text:p>
          </table:table-cell>
          <table:table-cell table:formula="of:=[.D46]*[.$B$1]" office:value-type="float" office:value="14239.54" calcext:value-type="float">
            <text:p>14239.5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46]*[.C46]*1" office:value-type="float" office:value="899" calcext:value-type="float">
            <text:p>899</text:p>
          </table:table-cell>
          <table:table-cell table:formula="of:=[.F46]+[.G46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[.D47]*[.$B$1]" office:value-type="float" office:value="41.54" calcext:value-type="float">
            <text:p>41.5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7]*[.C47]*1" office:value-type="float" office:value="6" calcext:value-type="float">
            <text:p>6</text:p>
          </table:table-cell>
          <table:table-cell table:formula="of:=[.F47]+[.G47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48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8]*[.C48]*1" office:value-type="float" office:value="12" calcext:value-type="float">
            <text:p>12</text:p>
          </table:table-cell>
          <table:table-cell table:formula="of:=[.F48]+[.G48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formula="of:=[.D49]*[.$B$1]" office:value-type="float" office:value="101.06" calcext:value-type="float">
            <text:p>101.06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9]*[.C49]*1" office:value-type="float" office:value="20" calcext:value-type="float">
            <text:p>20</text:p>
          </table:table-cell>
          <table:table-cell table:formula="of:=[.F49]+[.G49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69" calcext:value-type="float">
            <text:p>1769</text:p>
          </table:table-cell>
          <table:table-cell table:formula="of:=[.D50]*[.$B$1]" office:value-type="float" office:value="1096.78" calcext:value-type="float">
            <text:p>1096.78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0]*[.C50]*1" office:value-type="float" office:value="224" calcext:value-type="float">
            <text:p>224</text:p>
          </table:table-cell>
          <table:table-cell table:formula="of:=[.F50]+[.G50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57" calcext:value-type="float">
            <text:p>1457</text:p>
          </table:table-cell>
          <table:table-cell table:formula="of:=[.D51]*[.$B$1]" office:value-type="float" office:value="903.34" calcext:value-type="float">
            <text:p>903.34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1]*[.C51]*1" office:value-type="float" office:value="187" calcext:value-type="float">
            <text:p>187</text:p>
          </table:table-cell>
          <table:table-cell table:formula="of:=[.F51]+[.G51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57" calcext:value-type="float">
            <text:p>9357</text:p>
          </table:table-cell>
          <table:table-cell table:formula="of:=[.D52]*[.$B$1]" office:value-type="float" office:value="5801.34" calcext:value-type="float">
            <text:p>5801.34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2]*[.C52]*1" office:value-type="float" office:value="527" calcext:value-type="float">
            <text:p>527</text:p>
          </table:table-cell>
          <table:table-cell table:formula="of:=[.F52]+[.G52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422" calcext:value-type="float">
            <text:p>23422</text:p>
          </table:table-cell>
          <table:table-cell table:formula="of:=[.D53]*[.$B$1]" office:value-type="float" office:value="14521.64" calcext:value-type="float">
            <text:p>14521.6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53]*[.C53]*1" office:value-type="float" office:value="899" calcext:value-type="float">
            <text:p>899</text:p>
          </table:table-cell>
          <table:table-cell table:formula="of:=[.F53]+[.G53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D54]*[.$B$1]" office:value-type="float" office:value="27.9" calcext:value-type="float">
            <text:p>27.9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54]*[.C54]*1" office:value-type="float" office:value="6" calcext:value-type="float">
            <text:p>6</text:p>
          </table:table-cell>
          <table:table-cell table:formula="of:=[.F54]+[.G54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[.D55]*[.$B$1]" office:value-type="float" office:value="39.06" calcext:value-type="float">
            <text:p>39.06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55]*[.C55]*1" office:value-type="float" office:value="12" calcext:value-type="float">
            <text:p>12</text:p>
          </table:table-cell>
          <table:table-cell table:formula="of:=[.F55]+[.G55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[.D56]*[.$B$1]" office:value-type="float" office:value="57.04" calcext:value-type="float">
            <text:p>57.0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56]*[.C56]*1" office:value-type="float" office:value="20" calcext:value-type="float">
            <text:p>20</text:p>
          </table:table-cell>
          <table:table-cell table:formula="of:=[.F56]+[.G56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48" calcext:value-type="float">
            <text:p>1748</text:p>
          </table:table-cell>
          <table:table-cell table:formula="of:=[.D57]*[.$B$1]" office:value-type="float" office:value="1083.76" calcext:value-type="float">
            <text:p>1083.7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7]*[.C57]*1" office:value-type="float" office:value="224" calcext:value-type="float">
            <text:p>224</text:p>
          </table:table-cell>
          <table:table-cell table:formula="of:=[.F57]+[.G57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4" calcext:value-type="float">
            <text:p>1414</text:p>
          </table:table-cell>
          <table:table-cell table:formula="of:=[.D58]*[.$B$1]" office:value-type="float" office:value="876.68" calcext:value-type="float">
            <text:p>876.68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8]*[.C58]*1" office:value-type="float" office:value="187" calcext:value-type="float">
            <text:p>187</text:p>
          </table:table-cell>
          <table:table-cell table:formula="of:=[.F58]+[.G58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16" calcext:value-type="float">
            <text:p>9316</text:p>
          </table:table-cell>
          <table:table-cell table:formula="of:=[.D59]*[.$B$1]" office:value-type="float" office:value="5775.92" calcext:value-type="float">
            <text:p>5775.92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9]*[.C59]*1" office:value-type="float" office:value="527" calcext:value-type="float">
            <text:p>527</text:p>
          </table:table-cell>
          <table:table-cell table:formula="of:=[.F59]+[.G59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61" calcext:value-type="float">
            <text:p>23261</text:p>
          </table:table-cell>
          <table:table-cell table:formula="of:=[.D60]*[.$B$1]" office:value-type="float" office:value="14421.82" calcext:value-type="float">
            <text:p>14421.82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60]*[.C60]*1" office:value-type="float" office:value="899" calcext:value-type="float">
            <text:p>899</text:p>
          </table:table-cell>
          <table:table-cell table:formula="of:=[.F60]+[.G60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D61]*[.$B$1]" office:value-type="float" office:value="27.9" calcext:value-type="float">
            <text:p>27.9</text:p>
          </table:table-cell>
          <table:table-cell table:formula="of:=2*[.E67]" office:value-type="float" office:value="7.44" calcext:value-type="float">
            <text:p>7.44</text:p>
          </table:table-cell>
          <table:table-cell table:formula="of:=5.5*[.B61]" office:value-type="float" office:value="27.5" calcext:value-type="float">
            <text:p>27.5</text:p>
          </table:table-cell>
          <table:table-cell table:formula="of:=[.F61]+[.G61]" office:value-type="float" office:value="34.94" calcext:value-type="float">
            <text:p>34.94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D62]*[.$B$1]" office:value-type="float" office:value="141.36" calcext:value-type="float">
            <text:p>141.36</text:p>
          </table:table-cell>
          <table:table-cell table:formula="of:=2*[.E68]" office:value-type="float" office:value="52.08" calcext:value-type="float">
            <text:p>52.08</text:p>
          </table:table-cell>
          <table:table-cell table:formula="of:=5.5*[.B62]" office:value-type="float" office:value="93.5" calcext:value-type="float">
            <text:p>93.5</text:p>
          </table:table-cell>
          <table:table-cell table:formula="of:=[.F62]+[.G62]" office:value-type="float" office:value="145.58" calcext:value-type="float">
            <text:p>14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636" calcext:value-type="float">
            <text:p>7636</text:p>
          </table:table-cell>
          <table:table-cell table:formula="of:=[.D63]*[.$B$1]" office:value-type="float" office:value="4734.32" calcext:value-type="float">
            <text:p>4734.32</text:p>
          </table:table-cell>
          <table:table-cell table:formula="of:=2*[.E69]" office:value-type="float" office:value="3865.08" calcext:value-type="float">
            <text:p>3865.08</text:p>
          </table:table-cell>
          <table:table-cell table:formula="of:=5.5*[.B63]" office:value-type="float" office:value="819.5" calcext:value-type="float">
            <text:p>819.5</text:p>
          </table:table-cell>
          <table:table-cell table:formula="of:=[.F63]+[.G63]" office:value-type="float" office:value="4684.58" calcext:value-type="float">
            <text:p>4684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table:formula="of:=[.D64]*[.$B$1]" office:value-type="float" office:value="2150.78" calcext:value-type="float">
            <text:p>2150.78</text:p>
          </table:table-cell>
          <table:table-cell table:formula="of:=2*[.E70]" office:value-type="float" office:value="1305.72" calcext:value-type="float">
            <text:p>1305.72</text:p>
          </table:table-cell>
          <table:table-cell table:formula="of:=5.5*[.B64]" office:value-type="float" office:value="830.5" calcext:value-type="float">
            <text:p>830.5</text:p>
          </table:table-cell>
          <table:table-cell table:formula="of:=[.F64]+[.G64]" office:value-type="float" office:value="2136.22" calcext:value-type="float">
            <text:p>2136.22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table:formula="of:=[.D65]*[.$B$1]" office:value-type="float" office:value="4891.18" calcext:value-type="float">
            <text:p>4891.18</text:p>
          </table:table-cell>
          <table:table-cell table:formula="of:=2*[.E71]" office:value-type="float" office:value="3486.88" calcext:value-type="float">
            <text:p>3486.88</text:p>
          </table:table-cell>
          <table:table-cell table:formula="of:=5.5*[.B65]" office:value-type="float" office:value="1380.5" calcext:value-type="float">
            <text:p>1380.5</text:p>
          </table:table-cell>
          <table:table-cell table:formula="of:=[.F65]+[.G65]" office:value-type="float" office:value="4867.38" calcext:value-type="float">
            <text:p>4867.3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table:formula="of:=[.D66]*[.$B$1]" office:value-type="float" office:value="3389.54" calcext:value-type="float">
            <text:p>3389.54</text:p>
          </table:table-cell>
          <table:table-cell table:formula="of:=2*[.E72]" office:value-type="float" office:value="1936.88" calcext:value-type="float">
            <text:p>1936.88</text:p>
          </table:table-cell>
          <table:table-cell table:formula="of:=5.5*[.B66]" office:value-type="float" office:value="1413.5" calcext:value-type="float">
            <text:p>1413.5</text:p>
          </table:table-cell>
          <table:table-cell table:formula="of:=[.F66]+[.G66]" office:value-type="float" office:value="3350.38" calcext:value-type="float">
            <text:p>3350.38</text:p>
          </table:table-cell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6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68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table:formula="of:=[.D69]*[.$B$1]" office:value-type="float" office:value="1932.54" calcext:value-type="float">
            <text:p>193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table:formula="of:=[.D70]*[.$B$1]" office:value-type="float" office:value="652.86" calcext:value-type="float">
            <text:p>65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table:formula="of:=[.D71]*[.$B$1]" office:value-type="float" office:value="1743.44" calcext:value-type="float">
            <text:p>174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table:formula="of:=[.D72]*[.$B$1]" office:value-type="float" office:value="968.44" calcext:value-type="float">
            <text:p>9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D73]*[.$B$1]" office:value-type="float" office:value="186.62" calcext:value-type="float">
            <text:p>186.62</text:p>
          </table:table-cell>
          <table:table-cell table:formula="of:=1*POWER([.B73]; 1.23)" office:value-type="float" office:value="166.571757496567" calcext:value-type="float">
            <text:p>166.571757496567</text:p>
          </table:table-cell>
          <table:table-cell/>
          <table:table-cell table:formula="of:=[.F73]+[.G73]" office:value-type="float" office:value="166.571757496567" calcext:value-type="float">
            <text:p>166.571757496567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4]*[.$B$1]" office:value-type="float" office:value="930" calcext:value-type="float">
            <text:p>930</text:p>
          </table:table-cell>
          <table:table-cell table:formula="of:=1*POWER([.B74]; 1.23)" office:value-type="float" office:value="916.505672630244" calcext:value-type="float">
            <text:p>916.505672630244</text:p>
          </table:table-cell>
          <table:table-cell/>
          <table:table-cell table:formula="of:=[.F74]+[.G74]" office:value-type="float" office:value="916.505672630244" calcext:value-type="float">
            <text:p>916.505672630244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table:formula="of:=[.D75]*[.$B$1]" office:value-type="float" office:value="4994.1" calcext:value-type="float">
            <text:p>4994.1</text:p>
          </table:table-cell>
          <table:table-cell table:formula="of:=1*POWER([.B75]; 1.23)" office:value-type="float" office:value="5042.76751706078" calcext:value-type="float">
            <text:p>5042.76751706078</text:p>
          </table:table-cell>
          <table:table-cell/>
          <table:table-cell table:formula="of:=[.F75]+[.G75]" office:value-type="float" office:value="5042.76751706078" calcext:value-type="float">
            <text:p>5042.76751706078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table:formula="of:=[.D76]*[.$B$1]" office:value-type="float" office:value="27807" calcext:value-type="float">
            <text:p>27807</text:p>
          </table:table-cell>
          <table:table-cell table:formula="of:=1*POWER([.B76]; 1.23)" office:value-type="float" office:value="27746.1503954953" calcext:value-type="float">
            <text:p>27746.1503954953</text:p>
          </table:table-cell>
          <table:table-cell/>
          <table:table-cell table:formula="of:=[.F76]+[.G76]" office:value-type="float" office:value="27746.1503954953" calcext:value-type="float">
            <text:p>27746.1503954953</text:p>
          </table:table-cell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orted" table:style-name="ta1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420" calcext:value-type="float">
            <text:p>2142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339" calcext:value-type="float">
            <text:p>2933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948" calcext:value-type="float">
            <text:p>4294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696" calcext:value-type="float">
            <text:p>51696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971" calcext:value-type="float">
            <text:p>659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8481" calcext:value-type="float">
            <text:p>2484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313" calcext:value-type="float">
            <text:p>388313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826" calcext:value-type="float">
            <text:p>14382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2482" calcext:value-type="float">
            <text:p>5248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0417" calcext:value-type="float">
            <text:p>33041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798" calcext:value-type="float">
            <text:p>38879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325" calcext:value-type="float">
            <text:p>14332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32905" calcext:value-type="float">
            <text:p>83290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857436" calcext:value-type="float">
            <text:p>485743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060429" calcext:value-type="float">
            <text:p>706042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50614" calcext:value-type="float">
            <text:p>2150614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487942" calcext:value-type="float">
            <text:p>448794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764077" calcext:value-type="float">
            <text:p>976407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1021933" calcext:value-type="float">
            <text:p>21021933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630" calcext:value-type="float">
            <text:p>23630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832854" calcext:value-type="float">
            <text:p>832854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2125132" calcext:value-type="float">
            <text:p>212513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99" calcext:value-type="float">
            <text:p>23299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40291" calcext:value-type="float">
            <text:p>74029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81008" calcext:value-type="float">
            <text:p>48100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23577" calcext:value-type="float">
            <text:p>1923577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109162" calcext:value-type="float">
            <text:p>110916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692950" calcext:value-type="float">
            <text:p>7692950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844538" calcext:value-type="float">
            <text:p>3384453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2762010" calcext:value-type="float">
            <text:p>152762010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45" calcext:value-type="float">
            <text:p>232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95135" calcext:value-type="float">
            <text:p>79513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60832" calcext:value-type="float">
            <text:p>66083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3664" calcext:value-type="float">
            <text:p>193366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49413" calcext:value-type="float">
            <text:p>2049413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4195445" calcext:value-type="float">
            <text:p>141954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11672255" calcext:value-type="float">
            <text:p>11167225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11836371" calcext:value-type="float">
            <text:p>211836371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327" calcext:value-type="float">
            <text:p>23327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944505" calcext:value-type="float">
            <text:p>944505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88018" calcext:value-type="float">
            <text:p>198801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373" calcext:value-type="float">
            <text:p>1637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38083" calcext:value-type="float">
            <text:p>23808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949664" calcext:value-type="float">
            <text:p>949664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8068327" calcext:value-type="float">
            <text:p>8068327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72460900" calcext:value-type="float">
            <text:p>72460900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130752873" calcext:value-type="float">
            <text:p>1307528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642" calcext:value-type="float">
            <text:p>326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001" calcext:value-type="float">
            <text:p>5200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075" calcext:value-type="float">
            <text:p>8107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655" calcext:value-type="float">
            <text:p>11565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608" calcext:value-type="float">
            <text:p>15360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121" calcext:value-type="float">
            <text:p>29212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0142" calcext:value-type="float">
            <text:p>4101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6271" calcext:value-type="float">
            <text:p>63627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0611" calcext:value-type="float">
            <text:p>73061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56026" calcext:value-type="float">
            <text:p>956026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78753" calcext:value-type="float">
            <text:p>147875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13867" calcext:value-type="float">
            <text:p>2113867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2658" calcext:value-type="float">
            <text:p>256265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46689" calcext:value-type="float">
            <text:p>2946689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69591" calcext:value-type="float">
            <text:p>3169591</text:p>
          </table:table-cell>
        </table:table-row>
      </table:table>
      <table:table table:name="Sheet2" table:style-name="ta1">
        <table:shapes>
          <draw:frame draw:z-index="0" draw:style-name="gr1" draw:text-style-name="P1" svg:width="8.7819in" svg:height="5.1031in" svg:x="10.839in" svg:y="19.3776in">
            <draw:object draw:notify-on-update-of-ranges="Sheet2.B118:Sheet2.B126 Sheet2.F118:Sheet2.F126 Sheet2.E62:Sheet2.E65 Sheet2.F62:Sheet2.F65 Sheet2.E76:Sheet2.E79 Sheet2.F76:Sheet2.F79 Sheet2.B118:Sheet2.B126 Sheet2.I118:Sheet2.I1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3661in" svg:height="7.0906in" svg:x="12.1386in" svg:y="7.8846in">
            <draw:object draw:notify-on-update-of-ranges="Sheet2.E66:Sheet2.E79 Sheet2.I66:Sheet2.I79 Sheet2.F52:Sheet2.F65 Sheet2.E52:Sheet2.E65 Sheet2.I52:Sheet2.I65 Sheet2.E52:Sheet2.E65 Sheet2.E66:Sheet2.E79 Sheet2.F66:Sheet2.F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totlen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formula="of:=[$imported.A2]" office:value-type="string" office:string-value="test estimates_10_butterfly_________" calcext:value-type="string">
            <text:p>test estimates_10_butterfly_________</text:p>
          </table:table-cell>
          <table:table-cell table:formula="of:=[$imported.B2]" office:value-type="float" office:value="2" calcext:value-type="float">
            <text:p>2</text:p>
          </table:table-cell>
          <table:table-cell table:formula="of:=[$imported.C2]" office:value-type="float" office:value="0" calcext:value-type="float">
            <text:p>0</text:p>
          </table:table-cell>
          <table:table-cell table:style-name="Default" table:formula="of:=[$imported.D2]" office:value-type="float" office:value="1041" calcext:value-type="float">
            <text:p>1041</text:p>
          </table:table-cell>
          <table:table-cell table:style-name="Default"/>
          <table:table-cell table:formula="of:=[.D4]*[.$B$1]/1000" office:value-type="float" office:value="0.6246" calcext:value-type="float">
            <text:p>0.6246</text:p>
          </table:table-cell>
          <table:table-cell table:number-columns-repeated="2"/>
          <table:table-cell table:formula="of:=[.G4]+[.H4]" office:value-type="float" office:value="0" calcext:value-type="float">
            <text:p>0</text:p>
          </table:table-cell>
          <table:table-cell table:formula="of:=[.I4]/[.F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]" office:value-type="string" office:string-value="test estimates_10_butterfly_________" calcext:value-type="string">
            <text:p>test estimates_10_butterfly_________</text:p>
          </table:table-cell>
          <table:table-cell table:formula="of:=[$imported.B3]" office:value-type="float" office:value="3" calcext:value-type="float">
            <text:p>3</text:p>
          </table:table-cell>
          <table:table-cell table:formula="of:=[$imported.C3]" office:value-type="float" office:value="0" calcext:value-type="float">
            <text:p>0</text:p>
          </table:table-cell>
          <table:table-cell table:style-name="Default" table:formula="of:=[$imported.D3]" office:value-type="float" office:value="1414" calcext:value-type="float">
            <text:p>1414</text:p>
          </table:table-cell>
          <table:table-cell table:style-name="Default"/>
          <table:table-cell table:formula="of:=[.D5]*[.$B$1]/1000" office:value-type="float" office:value="0.8484" calcext:value-type="float">
            <text:p>0.8484</text:p>
          </table:table-cell>
          <table:table-cell table:number-columns-repeated="2"/>
          <table:table-cell table:formula="of:=[.G5]+[.H5]" office:value-type="float" office:value="0" calcext:value-type="float">
            <text:p>0</text:p>
          </table:table-cell>
          <table:table-cell table:formula="of:=[.I5]/[.F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4]" office:value-type="string" office:string-value="test estimates_10_butterfly_________" calcext:value-type="string">
            <text:p>test estimates_10_butterfly_________</text:p>
          </table:table-cell>
          <table:table-cell table:formula="of:=[$imported.B4]" office:value-type="float" office:value="4" calcext:value-type="float">
            <text:p>4</text:p>
          </table:table-cell>
          <table:table-cell table:formula="of:=[$imported.C4]" office:value-type="float" office:value="0" calcext:value-type="float">
            <text:p>0</text:p>
          </table:table-cell>
          <table:table-cell table:style-name="Default" table:formula="of:=[$imported.D4]" office:value-type="float" office:value="2264" calcext:value-type="float">
            <text:p>2264</text:p>
          </table:table-cell>
          <table:table-cell table:style-name="Default"/>
          <table:table-cell table:formula="of:=[.D6]*[.$B$1]/1000" office:value-type="float" office:value="1.3584" calcext:value-type="float">
            <text:p>1.3584</text:p>
          </table:table-cell>
          <table:table-cell table:number-columns-repeated="2"/>
          <table:table-cell table:formula="of:=[.G6]+[.H6]" office:value-type="float" office:value="0" calcext:value-type="float">
            <text:p>0</text:p>
          </table:table-cell>
          <table:table-cell table:formula="of:=[.I6]/[.F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5]" office:value-type="string" office:string-value="test estimates_10_butterfly_________" calcext:value-type="string">
            <text:p>test estimates_10_butterfly_________</text:p>
          </table:table-cell>
          <table:table-cell table:formula="of:=[$imported.B5]" office:value-type="float" office:value="5" calcext:value-type="float">
            <text:p>5</text:p>
          </table:table-cell>
          <table:table-cell table:formula="of:=[$imported.C5]" office:value-type="float" office:value="0" calcext:value-type="float">
            <text:p>0</text:p>
          </table:table-cell>
          <table:table-cell table:style-name="Default" table:formula="of:=[$imported.D5]" office:value-type="float" office:value="4414" calcext:value-type="float">
            <text:p>4414</text:p>
          </table:table-cell>
          <table:table-cell table:style-name="Default"/>
          <table:table-cell table:formula="of:=[.D7]*[.$B$1]/1000" office:value-type="float" office:value="2.6484" calcext:value-type="float">
            <text:p>2.6484</text:p>
          </table:table-cell>
          <table:table-cell table:number-columns-repeated="2"/>
          <table:table-cell table:formula="of:=[.G7]+[.H7]" office:value-type="float" office:value="0" calcext:value-type="float">
            <text:p>0</text:p>
          </table:table-cell>
          <table:table-cell table:formula="of:=[.I7]/[.F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6]" office:value-type="string" office:string-value="test estimates_10_butterfly_________" calcext:value-type="string">
            <text:p>test estimates_10_butterfly_________</text:p>
          </table:table-cell>
          <table:table-cell table:formula="of:=[$imported.B6]" office:value-type="float" office:value="6" calcext:value-type="float">
            <text:p>6</text:p>
          </table:table-cell>
          <table:table-cell table:formula="of:=[$imported.C6]" office:value-type="float" office:value="0" calcext:value-type="float">
            <text:p>0</text:p>
          </table:table-cell>
          <table:table-cell table:style-name="Default" table:formula="of:=[$imported.D6]" office:value-type="float" office:value="3518" calcext:value-type="float">
            <text:p>3518</text:p>
          </table:table-cell>
          <table:table-cell table:style-name="Default"/>
          <table:table-cell table:formula="of:=[.D8]*[.$B$1]/1000" office:value-type="float" office:value="2.1108" calcext:value-type="float">
            <text:p>2.1108</text:p>
          </table:table-cell>
          <table:table-cell table:number-columns-repeated="2"/>
          <table:table-cell table:formula="of:=[.G8]+[.H8]" office:value-type="float" office:value="0" calcext:value-type="float">
            <text:p>0</text:p>
          </table:table-cell>
          <table:table-cell table:formula="of:=[.I8]/[.F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7]" office:value-type="string" office:string-value="test estimates_10_butterfly_________" calcext:value-type="string">
            <text:p>test estimates_10_butterfly_________</text:p>
          </table:table-cell>
          <table:table-cell table:formula="of:=[$imported.B7]" office:value-type="float" office:value="7" calcext:value-type="float">
            <text:p>7</text:p>
          </table:table-cell>
          <table:table-cell table:formula="of:=[$imported.C7]" office:value-type="float" office:value="0" calcext:value-type="float">
            <text:p>0</text:p>
          </table:table-cell>
          <table:table-cell table:style-name="Default" table:formula="of:=[$imported.D7]" office:value-type="float" office:value="10771" calcext:value-type="float">
            <text:p>10771</text:p>
          </table:table-cell>
          <table:table-cell table:style-name="Default"/>
          <table:table-cell table:formula="of:=[.D9]*[.$B$1]/1000" office:value-type="float" office:value="6.4626" calcext:value-type="float">
            <text:p>6.4626</text:p>
          </table:table-cell>
          <table:table-cell table:number-columns-repeated="2"/>
          <table:table-cell table:formula="of:=[.G9]+[.H9]" office:value-type="float" office:value="0" calcext:value-type="float">
            <text:p>0</text:p>
          </table:table-cell>
          <table:table-cell table:formula="of:=[.I9]/[.F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8]" office:value-type="string" office:string-value="test estimates_10_butterfly_________" calcext:value-type="string">
            <text:p>test estimates_10_butterfly_________</text:p>
          </table:table-cell>
          <table:table-cell table:formula="of:=[$imported.B8]" office:value-type="float" office:value="8" calcext:value-type="float">
            <text:p>8</text:p>
          </table:table-cell>
          <table:table-cell table:formula="of:=[$imported.C8]" office:value-type="float" office:value="0" calcext:value-type="float">
            <text:p>0</text:p>
          </table:table-cell>
          <table:table-cell table:style-name="Default" table:formula="of:=[$imported.D8]" office:value-type="float" office:value="9079" calcext:value-type="float">
            <text:p>9079</text:p>
          </table:table-cell>
          <table:table-cell table:style-name="Default"/>
          <table:table-cell table:formula="of:=[.D10]*[.$B$1]/1000" office:value-type="float" office:value="5.4474" calcext:value-type="float">
            <text:p>5.4474</text:p>
          </table:table-cell>
          <table:table-cell table:number-columns-repeated="2"/>
          <table:table-cell table:formula="of:=[.G10]+[.H10]" office:value-type="float" office:value="0" calcext:value-type="float">
            <text:p>0</text:p>
          </table:table-cell>
          <table:table-cell table:formula="of:=[.I10]/[.F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]" office:value-type="string" office:string-value="test estimates_10_butterfly_________" calcext:value-type="string">
            <text:p>test estimates_10_butterfly_________</text:p>
          </table:table-cell>
          <table:table-cell table:formula="of:=[$imported.B9]" office:value-type="float" office:value="11" calcext:value-type="float">
            <text:p>11</text:p>
          </table:table-cell>
          <table:table-cell table:formula="of:=[$imported.C9]" office:value-type="float" office:value="0" calcext:value-type="float">
            <text:p>0</text:p>
          </table:table-cell>
          <table:table-cell table:style-name="Default" table:formula="of:=[$imported.D9]" office:value-type="float" office:value="21420" calcext:value-type="float">
            <text:p>21420</text:p>
          </table:table-cell>
          <table:table-cell table:style-name="Default"/>
          <table:table-cell table:formula="of:=[.D11]*[.$B$1]/1000" office:value-type="float" office:value="12.852" calcext:value-type="float">
            <text:p>12.852</text:p>
          </table:table-cell>
          <table:table-cell table:number-columns-repeated="2"/>
          <table:table-cell table:formula="of:=[.G11]+[.H11]" office:value-type="float" office:value="0" calcext:value-type="float">
            <text:p>0</text:p>
          </table:table-cell>
          <table:table-cell table:formula="of:=[.I11]/[.F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]" office:value-type="string" office:string-value="test estimates_10_butterfly_________" calcext:value-type="string">
            <text:p>test estimates_10_butterfly_________</text:p>
          </table:table-cell>
          <table:table-cell table:formula="of:=[$imported.B10]" office:value-type="float" office:value="13" calcext:value-type="float">
            <text:p>13</text:p>
          </table:table-cell>
          <table:table-cell table:formula="of:=[$imported.C10]" office:value-type="float" office:value="0" calcext:value-type="float">
            <text:p>0</text:p>
          </table:table-cell>
          <table:table-cell table:style-name="Default" table:formula="of:=[$imported.D10]" office:value-type="float" office:value="29339" calcext:value-type="float">
            <text:p>29339</text:p>
          </table:table-cell>
          <table:table-cell table:style-name="Default"/>
          <table:table-cell table:formula="of:=[.D12]*[.$B$1]/1000" office:value-type="float" office:value="17.6034" calcext:value-type="float">
            <text:p>17.6034</text:p>
          </table:table-cell>
          <table:table-cell table:number-columns-repeated="2"/>
          <table:table-cell table:formula="of:=[.G12]+[.H12]" office:value-type="float" office:value="0" calcext:value-type="float">
            <text:p>0</text:p>
          </table:table-cell>
          <table:table-cell table:formula="of:=[.I12]/[.F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]" office:value-type="string" office:string-value="test estimates_10_butterfly_________" calcext:value-type="string">
            <text:p>test estimates_10_butterfly_________</text:p>
          </table:table-cell>
          <table:table-cell table:formula="of:=[$imported.B11]" office:value-type="float" office:value="16" calcext:value-type="float">
            <text:p>16</text:p>
          </table:table-cell>
          <table:table-cell table:formula="of:=[$imported.C11]" office:value-type="float" office:value="0" calcext:value-type="float">
            <text:p>0</text:p>
          </table:table-cell>
          <table:table-cell table:style-name="Default" table:formula="of:=[$imported.D11]" office:value-type="float" office:value="42948" calcext:value-type="float">
            <text:p>42948</text:p>
          </table:table-cell>
          <table:table-cell table:style-name="Default"/>
          <table:table-cell table:formula="of:=[.D13]*[.$B$1]/1000" office:value-type="float" office:value="25.7688" calcext:value-type="float">
            <text:p>25.7688</text:p>
          </table:table-cell>
          <table:table-cell table:number-columns-repeated="2"/>
          <table:table-cell table:formula="of:=[.G13]+[.H13]" office:value-type="float" office:value="0" calcext:value-type="float">
            <text:p>0</text:p>
          </table:table-cell>
          <table:table-cell table:formula="of:=[.I13]/[.F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2]" office:value-type="string" office:string-value="test estimates_10_butterfly_________" calcext:value-type="string">
            <text:p>test estimates_10_butterfly_________</text:p>
          </table:table-cell>
          <table:table-cell table:formula="of:=[$imported.B12]" office:value-type="float" office:value="17" calcext:value-type="float">
            <text:p>17</text:p>
          </table:table-cell>
          <table:table-cell table:formula="of:=[$imported.C12]" office:value-type="float" office:value="0" calcext:value-type="float">
            <text:p>0</text:p>
          </table:table-cell>
          <table:table-cell table:style-name="Default" table:formula="of:=[$imported.D12]" office:value-type="float" office:value="51696" calcext:value-type="float">
            <text:p>51696</text:p>
          </table:table-cell>
          <table:table-cell table:style-name="Default"/>
          <table:table-cell table:formula="of:=[.D14]*[.$B$1]/1000" office:value-type="float" office:value="31.0176" calcext:value-type="float">
            <text:p>31.0176</text:p>
          </table:table-cell>
          <table:table-cell table:number-columns-repeated="2"/>
          <table:table-cell table:formula="of:=[.G14]+[.H14]" office:value-type="float" office:value="0" calcext:value-type="float">
            <text:p>0</text:p>
          </table:table-cell>
          <table:table-cell table:formula="of:=[.I14]/[.F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3]" office:value-type="string" office:string-value="test estimates_10_butterfly_________" calcext:value-type="string">
            <text:p>test estimates_10_butterfly_________</text:p>
          </table:table-cell>
          <table:table-cell table:formula="of:=[$imported.B13]" office:value-type="float" office:value="19" calcext:value-type="float">
            <text:p>19</text:p>
          </table:table-cell>
          <table:table-cell table:formula="of:=[$imported.C13]" office:value-type="float" office:value="0" calcext:value-type="float">
            <text:p>0</text:p>
          </table:table-cell>
          <table:table-cell table:style-name="Default" table:formula="of:=[$imported.D13]" office:value-type="float" office:value="65971" calcext:value-type="float">
            <text:p>65971</text:p>
          </table:table-cell>
          <table:table-cell table:style-name="Default"/>
          <table:table-cell table:formula="of:=[.D15]*[.$B$1]/1000" office:value-type="float" office:value="39.5826" calcext:value-type="float">
            <text:p>39.5826</text:p>
          </table:table-cell>
          <table:table-cell table:number-columns-repeated="2"/>
          <table:table-cell table:formula="of:=[.G15]+[.H15]" office:value-type="float" office:value="0" calcext:value-type="float">
            <text:p>0</text:p>
          </table:table-cell>
          <table:table-cell table:formula="of:=[.I15]/[.F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4]" office:value-type="string" office:string-value="test estimates_10_butterfly_________" calcext:value-type="string">
            <text:p>test estimates_10_butterfly_________</text:p>
          </table:table-cell>
          <table:table-cell table:formula="of:=[$imported.B14]" office:value-type="float" office:value="23" calcext:value-type="float">
            <text:p>23</text:p>
          </table:table-cell>
          <table:table-cell table:formula="of:=[$imported.C14]" office:value-type="float" office:value="0" calcext:value-type="float">
            <text:p>0</text:p>
          </table:table-cell>
          <table:table-cell table:style-name="Default" table:formula="of:=[$imported.D14]" office:value-type="float" office:value="163281" calcext:value-type="float">
            <text:p>163281</text:p>
          </table:table-cell>
          <table:table-cell table:style-name="Default"/>
          <table:table-cell table:formula="of:=[.D16]*[.$B$1]/1000" office:value-type="float" office:value="97.9686" calcext:value-type="float">
            <text:p>97.9686</text:p>
          </table:table-cell>
          <table:table-cell table:number-columns-repeated="2"/>
          <table:table-cell table:formula="of:=[.G16]+[.H16]" office:value-type="float" office:value="0" calcext:value-type="float">
            <text:p>0</text:p>
          </table:table-cell>
          <table:table-cell table:formula="of:=[.I16]/[.F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5]" office:value-type="string" office:string-value="test estimates_10_butterfly_________" calcext:value-type="string">
            <text:p>test estimates_10_butterfly_________</text:p>
          </table:table-cell>
          <table:table-cell table:formula="of:=[$imported.B15]" office:value-type="float" office:value="27" calcext:value-type="float">
            <text:p>27</text:p>
          </table:table-cell>
          <table:table-cell table:formula="of:=[$imported.C15]" office:value-type="float" office:value="0" calcext:value-type="float">
            <text:p>0</text:p>
          </table:table-cell>
          <table:table-cell table:style-name="Default" table:formula="of:=[$imported.D15]" office:value-type="float" office:value="248481" calcext:value-type="float">
            <text:p>248481</text:p>
          </table:table-cell>
          <table:table-cell table:style-name="Default"/>
          <table:table-cell table:formula="of:=[.D17]*[.$B$1]/1000" office:value-type="float" office:value="149.0886" calcext:value-type="float">
            <text:p>149.0886</text:p>
          </table:table-cell>
          <table:table-cell table:number-columns-repeated="2"/>
          <table:table-cell table:formula="of:=[.G17]+[.H17]" office:value-type="float" office:value="0" calcext:value-type="float">
            <text:p>0</text:p>
          </table:table-cell>
          <table:table-cell table:formula="of:=[.I17]/[.F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6]" office:value-type="string" office:string-value="test estimates_10_butterfly_________" calcext:value-type="string">
            <text:p>test estimates_10_butterfly_________</text:p>
          </table:table-cell>
          <table:table-cell table:formula="of:=[$imported.B16]" office:value-type="float" office:value="29" calcext:value-type="float">
            <text:p>29</text:p>
          </table:table-cell>
          <table:table-cell table:formula="of:=[$imported.C16]" office:value-type="float" office:value="0" calcext:value-type="float">
            <text:p>0</text:p>
          </table:table-cell>
          <table:table-cell table:style-name="Default" table:formula="of:=[$imported.D16]" office:value-type="float" office:value="329500" calcext:value-type="float">
            <text:p>329500</text:p>
          </table:table-cell>
          <table:table-cell table:style-name="Default"/>
          <table:table-cell table:formula="of:=[.D18]*[.$B$1]/1000" office:value-type="float" office:value="197.7" calcext:value-type="float">
            <text:p>197.7</text:p>
          </table:table-cell>
          <table:table-cell table:number-columns-repeated="2"/>
          <table:table-cell table:formula="of:=[.G18]+[.H18]" office:value-type="float" office:value="0" calcext:value-type="float">
            <text:p>0</text:p>
          </table:table-cell>
          <table:table-cell table:formula="of:=[.I18]/[.F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7]" office:value-type="string" office:string-value="test estimates_10_butterfly_________" calcext:value-type="string">
            <text:p>test estimates_10_butterfly_________</text:p>
          </table:table-cell>
          <table:table-cell table:formula="of:=[$imported.B17]" office:value-type="float" office:value="31" calcext:value-type="float">
            <text:p>31</text:p>
          </table:table-cell>
          <table:table-cell table:formula="of:=[$imported.C17]" office:value-type="float" office:value="0" calcext:value-type="float">
            <text:p>0</text:p>
          </table:table-cell>
          <table:table-cell table:style-name="Default" table:formula="of:=[$imported.D17]" office:value-type="float" office:value="388313" calcext:value-type="float">
            <text:p>388313</text:p>
          </table:table-cell>
          <table:table-cell table:style-name="Default"/>
          <table:table-cell table:formula="of:=[.D19]*[.$B$1]/1000" office:value-type="float" office:value="232.9878" calcext:value-type="float">
            <text:p>232.9878</text:p>
          </table:table-cell>
          <table:table-cell table:number-columns-repeated="2"/>
          <table:table-cell table:formula="of:=[.G19]+[.H19]" office:value-type="float" office:value="0" calcext:value-type="float">
            <text:p>0</text:p>
          </table:table-cell>
          <table:table-cell table:formula="of:=[.I19]/[.F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8]" office:value-type="string" office:string-value="test estimates_10_butterfly_________" calcext:value-type="string">
            <text:p>test estimates_10_butterfly_________</text:p>
          </table:table-cell>
          <table:table-cell table:formula="of:=[$imported.B18]" office:value-type="float" office:value="32" calcext:value-type="float">
            <text:p>32</text:p>
          </table:table-cell>
          <table:table-cell table:formula="of:=[$imported.C18]" office:value-type="float" office:value="0" calcext:value-type="float">
            <text:p>0</text:p>
          </table:table-cell>
          <table:table-cell table:style-name="Default" table:formula="of:=[$imported.D18]" office:value-type="float" office:value="143826" calcext:value-type="float">
            <text:p>143826</text:p>
          </table:table-cell>
          <table:table-cell table:style-name="Default"/>
          <table:table-cell table:formula="of:=[.D20]*[.$B$1]/1000" office:value-type="float" office:value="86.2956" calcext:value-type="float">
            <text:p>86.2956</text:p>
          </table:table-cell>
          <table:table-cell table:number-columns-repeated="2"/>
          <table:table-cell table:formula="of:=[.G20]+[.H20]" office:value-type="float" office:value="0" calcext:value-type="float">
            <text:p>0</text:p>
          </table:table-cell>
          <table:table-cell table:formula="of:=[.I20]/[.F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9]" office:value-type="string" office:string-value="test estimates_20_mixed_radix_inner_" calcext:value-type="string">
            <text:p>test estimates_20_mixed_radix_inner_</text:p>
          </table:table-cell>
          <table:table-cell table:formula="of:=[$imported.B19]" office:value-type="float" office:value="2" calcext:value-type="float">
            <text:p>2</text:p>
          </table:table-cell>
          <table:table-cell table:formula="of:=[$imported.C19]" office:value-type="float" office:value="0" calcext:value-type="float">
            <text:p>0</text:p>
          </table:table-cell>
          <table:table-cell table:style-name="Default" table:formula="of:=[$imported.D19]" office:value-type="float" office:value="1046" calcext:value-type="float">
            <text:p>1046</text:p>
          </table:table-cell>
          <table:table-cell table:style-name="Default"/>
          <table:table-cell table:formula="of:=[.D21]*[.$B$1]/1000" office:value-type="float" office:value="0.6276" calcext:value-type="float">
            <text:p>0.6276</text:p>
          </table:table-cell>
          <table:table-cell table:number-columns-repeated="2"/>
          <table:table-cell table:formula="of:=[.G21]+[.H21]" office:value-type="float" office:value="0" calcext:value-type="float">
            <text:p>0</text:p>
          </table:table-cell>
          <table:table-cell table:formula="of:=[.I21]/[.F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0]" office:value-type="string" office:string-value="test estimates_20_mixed_radix_inner_" calcext:value-type="string">
            <text:p>test estimates_20_mixed_radix_inner_</text:p>
          </table:table-cell>
          <table:table-cell table:formula="of:=[$imported.B20]" office:value-type="float" office:value="3" calcext:value-type="float">
            <text:p>3</text:p>
          </table:table-cell>
          <table:table-cell table:formula="of:=[$imported.C20]" office:value-type="float" office:value="0" calcext:value-type="float">
            <text:p>0</text:p>
          </table:table-cell>
          <table:table-cell table:style-name="Default" table:formula="of:=[$imported.D20]" office:value-type="float" office:value="1422" calcext:value-type="float">
            <text:p>1422</text:p>
          </table:table-cell>
          <table:table-cell table:style-name="Default"/>
          <table:table-cell table:formula="of:=[.D22]*[.$B$1]/1000" office:value-type="float" office:value="0.8532" calcext:value-type="float">
            <text:p>0.8532</text:p>
          </table:table-cell>
          <table:table-cell table:number-columns-repeated="2"/>
          <table:table-cell table:formula="of:=[.G22]+[.H22]" office:value-type="float" office:value="0" calcext:value-type="float">
            <text:p>0</text:p>
          </table:table-cell>
          <table:table-cell table:formula="of:=[.I22]/[.F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1]" office:value-type="string" office:string-value="test estimates_20_mixed_radix_inner_" calcext:value-type="string">
            <text:p>test estimates_20_mixed_radix_inner_</text:p>
          </table:table-cell>
          <table:table-cell table:formula="of:=[$imported.B21]" office:value-type="float" office:value="4" calcext:value-type="float">
            <text:p>4</text:p>
          </table:table-cell>
          <table:table-cell table:formula="of:=[$imported.C21]" office:value-type="float" office:value="0" calcext:value-type="float">
            <text:p>0</text:p>
          </table:table-cell>
          <table:table-cell table:style-name="Default" table:formula="of:=[$imported.D21]" office:value-type="float" office:value="2279" calcext:value-type="float">
            <text:p>2279</text:p>
          </table:table-cell>
          <table:table-cell table:style-name="Default"/>
          <table:table-cell table:formula="of:=[.D23]*[.$B$1]/1000" office:value-type="float" office:value="1.3674" calcext:value-type="float">
            <text:p>1.3674</text:p>
          </table:table-cell>
          <table:table-cell table:number-columns-repeated="2"/>
          <table:table-cell table:formula="of:=[.G23]+[.H23]" office:value-type="float" office:value="0" calcext:value-type="float">
            <text:p>0</text:p>
          </table:table-cell>
          <table:table-cell table:formula="of:=[.I23]/[.F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2]" office:value-type="string" office:string-value="test estimates_20_mixed_radix_inner_" calcext:value-type="string">
            <text:p>test estimates_20_mixed_radix_inner_</text:p>
          </table:table-cell>
          <table:table-cell table:formula="of:=[$imported.B22]" office:value-type="float" office:value="5" calcext:value-type="float">
            <text:p>5</text:p>
          </table:table-cell>
          <table:table-cell table:formula="of:=[$imported.C22]" office:value-type="float" office:value="0" calcext:value-type="float">
            <text:p>0</text:p>
          </table:table-cell>
          <table:table-cell table:style-name="Default" table:formula="of:=[$imported.D22]" office:value-type="float" office:value="4448" calcext:value-type="float">
            <text:p>4448</text:p>
          </table:table-cell>
          <table:table-cell table:style-name="Default"/>
          <table:table-cell table:formula="of:=[.D24]*[.$B$1]/1000" office:value-type="float" office:value="2.6688" calcext:value-type="float">
            <text:p>2.6688</text:p>
          </table:table-cell>
          <table:table-cell table:number-columns-repeated="2"/>
          <table:table-cell table:formula="of:=[.G24]+[.H24]" office:value-type="float" office:value="0" calcext:value-type="float">
            <text:p>0</text:p>
          </table:table-cell>
          <table:table-cell table:formula="of:=[.I24]/[.F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3]" office:value-type="string" office:string-value="test estimates_20_mixed_radix_inner_" calcext:value-type="string">
            <text:p>test estimates_20_mixed_radix_inner_</text:p>
          </table:table-cell>
          <table:table-cell table:formula="of:=[$imported.B23]" office:value-type="float" office:value="7" calcext:value-type="float">
            <text:p>7</text:p>
          </table:table-cell>
          <table:table-cell table:formula="of:=[$imported.C23]" office:value-type="float" office:value="0" calcext:value-type="float">
            <text:p>0</text:p>
          </table:table-cell>
          <table:table-cell table:style-name="Default" table:formula="of:=[$imported.D23]" office:value-type="float" office:value="9257" calcext:value-type="float">
            <text:p>9257</text:p>
          </table:table-cell>
          <table:table-cell table:style-name="Default"/>
          <table:table-cell table:formula="of:=[.D25]*[.$B$1]/1000" office:value-type="float" office:value="5.5542" calcext:value-type="float">
            <text:p>5.5542</text:p>
          </table:table-cell>
          <table:table-cell table:number-columns-repeated="2"/>
          <table:table-cell table:formula="of:=[.G25]+[.H25]" office:value-type="float" office:value="0" calcext:value-type="float">
            <text:p>0</text:p>
          </table:table-cell>
          <table:table-cell table:formula="of:=[.I25]/[.F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4]" office:value-type="string" office:string-value="test estimates_20_mixed_radix_inner_" calcext:value-type="string">
            <text:p>test estimates_20_mixed_radix_inner_</text:p>
          </table:table-cell>
          <table:table-cell table:formula="of:=[$imported.B24]" office:value-type="float" office:value="11" calcext:value-type="float">
            <text:p>11</text:p>
          </table:table-cell>
          <table:table-cell table:formula="of:=[$imported.C24]" office:value-type="float" office:value="0" calcext:value-type="float">
            <text:p>0</text:p>
          </table:table-cell>
          <table:table-cell table:style-name="Default" table:formula="of:=[$imported.D24]" office:value-type="float" office:value="20757" calcext:value-type="float">
            <text:p>20757</text:p>
          </table:table-cell>
          <table:table-cell table:style-name="Default"/>
          <table:table-cell table:formula="of:=[.D26]*[.$B$1]/1000" office:value-type="float" office:value="12.4542" calcext:value-type="float">
            <text:p>12.4542</text:p>
          </table:table-cell>
          <table:table-cell table:number-columns-repeated="2"/>
          <table:table-cell table:formula="of:=[.G26]+[.H26]" office:value-type="float" office:value="0" calcext:value-type="float">
            <text:p>0</text:p>
          </table:table-cell>
          <table:table-cell table:formula="of:=[.I26]/[.F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5]" office:value-type="string" office:string-value="test estimates_20_mixed_radix_inner_" calcext:value-type="string">
            <text:p>test estimates_20_mixed_radix_inner_</text:p>
          </table:table-cell>
          <table:table-cell table:formula="of:=[$imported.B25]" office:value-type="float" office:value="17" calcext:value-type="float">
            <text:p>17</text:p>
          </table:table-cell>
          <table:table-cell table:formula="of:=[$imported.C25]" office:value-type="float" office:value="0" calcext:value-type="float">
            <text:p>0</text:p>
          </table:table-cell>
          <table:table-cell table:style-name="Default" table:formula="of:=[$imported.D25]" office:value-type="float" office:value="52482" calcext:value-type="float">
            <text:p>52482</text:p>
          </table:table-cell>
          <table:table-cell table:style-name="Default"/>
          <table:table-cell table:formula="of:=[.D27]*[.$B$1]/1000" office:value-type="float" office:value="31.4892" calcext:value-type="float">
            <text:p>31.4892</text:p>
          </table:table-cell>
          <table:table-cell table:number-columns-repeated="2"/>
          <table:table-cell table:formula="of:=[.G27]+[.H27]" office:value-type="float" office:value="0" calcext:value-type="float">
            <text:p>0</text:p>
          </table:table-cell>
          <table:table-cell table:formula="of:=[.I27]/[.F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6]" office:value-type="string" office:string-value="test estimates_20_mixed_radix_inner_" calcext:value-type="string">
            <text:p>test estimates_20_mixed_radix_inner_</text:p>
          </table:table-cell>
          <table:table-cell table:formula="of:=[$imported.B26]" office:value-type="float" office:value="29" calcext:value-type="float">
            <text:p>29</text:p>
          </table:table-cell>
          <table:table-cell table:formula="of:=[$imported.C26]" office:value-type="float" office:value="0" calcext:value-type="float">
            <text:p>0</text:p>
          </table:table-cell>
          <table:table-cell table:style-name="Default" table:formula="of:=[$imported.D26]" office:value-type="float" office:value="330417" calcext:value-type="float">
            <text:p>330417</text:p>
          </table:table-cell>
          <table:table-cell table:style-name="Default"/>
          <table:table-cell table:formula="of:=[.D28]*[.$B$1]/1000" office:value-type="float" office:value="198.2502" calcext:value-type="float">
            <text:p>198.2502</text:p>
          </table:table-cell>
          <table:table-cell table:number-columns-repeated="2"/>
          <table:table-cell table:formula="of:=[.G28]+[.H28]" office:value-type="float" office:value="0" calcext:value-type="float">
            <text:p>0</text:p>
          </table:table-cell>
          <table:table-cell table:formula="of:=[.I28]/[.F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7]" office:value-type="string" office:string-value="test estimates_20_mixed_radix_inner_" calcext:value-type="string">
            <text:p>test estimates_20_mixed_radix_inner_</text:p>
          </table:table-cell>
          <table:table-cell table:formula="of:=[$imported.B27]" office:value-type="float" office:value="31" calcext:value-type="float">
            <text:p>31</text:p>
          </table:table-cell>
          <table:table-cell table:formula="of:=[$imported.C27]" office:value-type="float" office:value="0" calcext:value-type="float">
            <text:p>0</text:p>
          </table:table-cell>
          <table:table-cell table:style-name="Default" table:formula="of:=[$imported.D27]" office:value-type="float" office:value="388798" calcext:value-type="float">
            <text:p>388798</text:p>
          </table:table-cell>
          <table:table-cell table:style-name="Default"/>
          <table:table-cell table:formula="of:=[.D29]*[.$B$1]/1000" office:value-type="float" office:value="233.2788" calcext:value-type="float">
            <text:p>233.2788</text:p>
          </table:table-cell>
          <table:table-cell table:number-columns-repeated="2"/>
          <table:table-cell table:formula="of:=[.G29]+[.H29]" office:value-type="float" office:value="0" calcext:value-type="float">
            <text:p>0</text:p>
          </table:table-cell>
          <table:table-cell table:formula="of:=[.I29]/[.F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8]" office:value-type="string" office:string-value="test estimates_20_mixed_radix_inner_" calcext:value-type="string">
            <text:p>test estimates_20_mixed_radix_inner_</text:p>
          </table:table-cell>
          <table:table-cell table:formula="of:=[$imported.B28]" office:value-type="float" office:value="32" calcext:value-type="float">
            <text:p>32</text:p>
          </table:table-cell>
          <table:table-cell table:formula="of:=[$imported.C28]" office:value-type="float" office:value="0" calcext:value-type="float">
            <text:p>0</text:p>
          </table:table-cell>
          <table:table-cell table:style-name="Default" table:formula="of:=[$imported.D28]" office:value-type="float" office:value="143325" calcext:value-type="float">
            <text:p>143325</text:p>
          </table:table-cell>
          <table:table-cell table:style-name="Default"/>
          <table:table-cell table:formula="of:=[.D30]*[.$B$1]/1000" office:value-type="float" office:value="85.995" calcext:value-type="float">
            <text:p>85.995</text:p>
          </table:table-cell>
          <table:table-cell table:number-columns-repeated="2"/>
          <table:table-cell table:formula="of:=[.G30]+[.H30]" office:value-type="float" office:value="0" calcext:value-type="float">
            <text:p>0</text:p>
          </table:table-cell>
          <table:table-cell table:formula="of:=[.I30]/[.F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9]" office:value-type="string" office:string-value="test estimates_20_mixed_radix_inner_" calcext:value-type="string">
            <text:p>test estimates_20_mixed_radix_inner_</text:p>
          </table:table-cell>
          <table:table-cell table:formula="of:=[$imported.B29]" office:value-type="float" office:value="128" calcext:value-type="float">
            <text:p>128</text:p>
          </table:table-cell>
          <table:table-cell table:formula="of:=[$imported.C29]" office:value-type="float" office:value="0" calcext:value-type="float">
            <text:p>0</text:p>
          </table:table-cell>
          <table:table-cell table:style-name="Default" table:formula="of:=[$imported.D29]" office:value-type="float" office:value="832905" calcext:value-type="float">
            <text:p>832905</text:p>
          </table:table-cell>
          <table:table-cell table:style-name="Default"/>
          <table:table-cell table:formula="of:=[.D31]*[.$B$1]/1000" office:value-type="float" office:value="499.743" calcext:value-type="float">
            <text:p>499.743</text:p>
          </table:table-cell>
          <table:table-cell table:number-columns-repeated="2"/>
          <table:table-cell table:formula="of:=[.G31]+[.H31]" office:value-type="float" office:value="0" calcext:value-type="float">
            <text:p>0</text:p>
          </table:table-cell>
          <table:table-cell table:formula="of:=[.I31]/[.F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0]" office:value-type="string" office:string-value="test estimates_20_mixed_radix_inner_" calcext:value-type="string">
            <text:p>test estimates_20_mixed_radix_inner_</text:p>
          </table:table-cell>
          <table:table-cell table:formula="of:=[$imported.B30]" office:value-type="float" office:value="181" calcext:value-type="float">
            <text:p>181</text:p>
          </table:table-cell>
          <table:table-cell table:formula="of:=[$imported.C30]" office:value-type="float" office:value="0" calcext:value-type="float">
            <text:p>0</text:p>
          </table:table-cell>
          <table:table-cell table:style-name="Default" table:formula="of:=[$imported.D30]" office:value-type="float" office:value="4857436" calcext:value-type="float">
            <text:p>4857436</text:p>
          </table:table-cell>
          <table:table-cell table:style-name="Default"/>
          <table:table-cell table:formula="of:=[.D32]*[.$B$1]/1000" office:value-type="float" office:value="2914.4616" calcext:value-type="float">
            <text:p>2914.4616</text:p>
          </table:table-cell>
          <table:table-cell table:number-columns-repeated="2"/>
          <table:table-cell table:formula="of:=[.G32]+[.H32]" office:value-type="float" office:value="0" calcext:value-type="float">
            <text:p>0</text:p>
          </table:table-cell>
          <table:table-cell table:formula="of:=[.I32]/[.F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1]" office:value-type="string" office:string-value="test estimates_20_mixed_radix_inner_" calcext:value-type="string">
            <text:p>test estimates_20_mixed_radix_inner_</text:p>
          </table:table-cell>
          <table:table-cell table:formula="of:=[$imported.B31]" office:value-type="float" office:value="191" calcext:value-type="float">
            <text:p>191</text:p>
          </table:table-cell>
          <table:table-cell table:formula="of:=[$imported.C31]" office:value-type="float" office:value="0" calcext:value-type="float">
            <text:p>0</text:p>
          </table:table-cell>
          <table:table-cell table:style-name="Default" table:formula="of:=[$imported.D31]" office:value-type="float" office:value="7060429" calcext:value-type="float">
            <text:p>7060429</text:p>
          </table:table-cell>
          <table:table-cell table:style-name="Default"/>
          <table:table-cell table:formula="of:=[.D33]*[.$B$1]/1000" office:value-type="float" office:value="4236.2574" calcext:value-type="float">
            <text:p>4236.2574</text:p>
          </table:table-cell>
          <table:table-cell table:number-columns-repeated="2"/>
          <table:table-cell table:formula="of:=[.G33]+[.H33]" office:value-type="float" office:value="0" calcext:value-type="float">
            <text:p>0</text:p>
          </table:table-cell>
          <table:table-cell table:formula="of:=[.I33]/[.F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2]" office:value-type="string" office:string-value="test estimates_20_mixed_radix_inner_" calcext:value-type="string">
            <text:p>test estimates_20_mixed_radix_inner_</text:p>
          </table:table-cell>
          <table:table-cell table:formula="of:=[$imported.B32]" office:value-type="float" office:value="256" calcext:value-type="float">
            <text:p>256</text:p>
          </table:table-cell>
          <table:table-cell table:formula="of:=[$imported.C32]" office:value-type="float" office:value="0" calcext:value-type="float">
            <text:p>0</text:p>
          </table:table-cell>
          <table:table-cell table:style-name="Default" table:formula="of:=[$imported.D32]" office:value-type="float" office:value="2150614" calcext:value-type="float">
            <text:p>2150614</text:p>
          </table:table-cell>
          <table:table-cell table:style-name="Default"/>
          <table:table-cell table:formula="of:=[.D34]*[.$B$1]/1000" office:value-type="float" office:value="1290.3684" calcext:value-type="float">
            <text:p>1290.3684</text:p>
          </table:table-cell>
          <table:table-cell table:number-columns-repeated="2"/>
          <table:table-cell table:formula="of:=[.G34]+[.H34]" office:value-type="float" office:value="0" calcext:value-type="float">
            <text:p>0</text:p>
          </table:table-cell>
          <table:table-cell table:formula="of:=[.I34]/[.F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3]" office:value-type="string" office:string-value="test estimates_20_mixed_radix_inner_" calcext:value-type="string">
            <text:p>test estimates_20_mixed_radix_inner_</text:p>
          </table:table-cell>
          <table:table-cell table:formula="of:=[$imported.B33]" office:value-type="float" office:value="512" calcext:value-type="float">
            <text:p>512</text:p>
          </table:table-cell>
          <table:table-cell table:formula="of:=[$imported.C33]" office:value-type="float" office:value="0" calcext:value-type="float">
            <text:p>0</text:p>
          </table:table-cell>
          <table:table-cell table:style-name="Default" table:formula="of:=[$imported.D33]" office:value-type="float" office:value="4487942" calcext:value-type="float">
            <text:p>4487942</text:p>
          </table:table-cell>
          <table:table-cell table:style-name="Default"/>
          <table:table-cell table:formula="of:=[.D35]*[.$B$1]/1000" office:value-type="float" office:value="2692.7652" calcext:value-type="float">
            <text:p>2692.7652</text:p>
          </table:table-cell>
          <table:table-cell table:number-columns-repeated="2"/>
          <table:table-cell table:formula="of:=[.G35]+[.H35]" office:value-type="float" office:value="0" calcext:value-type="float">
            <text:p>0</text:p>
          </table:table-cell>
          <table:table-cell table:formula="of:=[.I35]/[.F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4]" office:value-type="string" office:string-value="test estimates_20_mixed_radix_inner_" calcext:value-type="string">
            <text:p>test estimates_20_mixed_radix_inner_</text:p>
          </table:table-cell>
          <table:table-cell table:formula="of:=[$imported.B34]" office:value-type="float" office:value="1024" calcext:value-type="float">
            <text:p>1024</text:p>
          </table:table-cell>
          <table:table-cell table:formula="of:=[$imported.C34]" office:value-type="float" office:value="0" calcext:value-type="float">
            <text:p>0</text:p>
          </table:table-cell>
          <table:table-cell table:style-name="Default" table:formula="of:=[$imported.D34]" office:value-type="float" office:value="9764077" calcext:value-type="float">
            <text:p>9764077</text:p>
          </table:table-cell>
          <table:table-cell table:style-name="Default"/>
          <table:table-cell table:formula="of:=[.D36]*[.$B$1]/1000" office:value-type="float" office:value="5858.4462" calcext:value-type="float">
            <text:p>5858.4462</text:p>
          </table:table-cell>
          <table:table-cell table:number-columns-repeated="2"/>
          <table:table-cell table:formula="of:=[.G36]+[.H36]" office:value-type="float" office:value="0" calcext:value-type="float">
            <text:p>0</text:p>
          </table:table-cell>
          <table:table-cell table:formula="of:=[.I36]/[.F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5]" office:value-type="string" office:string-value="test estimates_20_mixed_radix_inner_" calcext:value-type="string">
            <text:p>test estimates_20_mixed_radix_inner_</text:p>
          </table:table-cell>
          <table:table-cell table:formula="of:=[$imported.B35]" office:value-type="float" office:value="2048" calcext:value-type="float">
            <text:p>2048</text:p>
          </table:table-cell>
          <table:table-cell table:formula="of:=[$imported.C35]" office:value-type="float" office:value="0" calcext:value-type="float">
            <text:p>0</text:p>
          </table:table-cell>
          <table:table-cell table:style-name="Default" table:formula="of:=[$imported.D35]" office:value-type="float" office:value="21021933" calcext:value-type="float">
            <text:p>21021933</text:p>
          </table:table-cell>
          <table:table-cell table:style-name="Default"/>
          <table:table-cell table:formula="of:=[.D37]*[.$B$1]/1000" office:value-type="float" office:value="12613.1598" calcext:value-type="float">
            <text:p>12613.1598</text:p>
          </table:table-cell>
          <table:table-cell table:number-columns-repeated="2"/>
          <table:table-cell table:formula="of:=[.G37]+[.H37]" office:value-type="float" office:value="0" calcext:value-type="float">
            <text:p>0</text:p>
          </table:table-cell>
          <table:table-cell table:formula="of:=[.I37]/[.F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6]" office:value-type="string" office:string-value="test estimates_21_good_thomas_______" calcext:value-type="string">
            <text:p>test estimates_21_good_thomas_______</text:p>
          </table:table-cell>
          <table:table-cell table:formula="of:=[$imported.B36]" office:value-type="float" office:value="2" calcext:value-type="float">
            <text:p>2</text:p>
          </table:table-cell>
          <table:table-cell table:formula="of:=[$imported.C36]" office:value-type="float" office:value="3" calcext:value-type="float">
            <text:p>3</text:p>
          </table:table-cell>
          <table:table-cell table:style-name="Default" table:formula="of:=[$imported.D36]" office:value-type="float" office:value="62" calcext:value-type="float">
            <text:p>62</text:p>
          </table:table-cell>
          <table:table-cell table:style-name="Default" table:formula="of:=[.B38]*[.C38]" office:value-type="float" office:value="6" calcext:value-type="float">
            <text:p>6</text:p>
          </table:table-cell>
          <table:table-cell table:formula="of:=[.D38]*[.$B$1]" office:value-type="float" office:value="37.2" calcext:value-type="float">
            <text:p>37.2</text:p>
          </table:table-cell>
          <table:table-cell table:formula="of:=[.B38]*[.C38]*1.4+30" office:value-type="float" office:value="38.4" calcext:value-type="float">
            <text:p>38.4</text:p>
          </table:table-cell>
          <table:table-cell table:formula="of:=[.B38]*[.F$22]+[.C38]*[.F$21]" office:value-type="float" office:value="3.5892" calcext:value-type="float">
            <text:p>3.5892</text:p>
          </table:table-cell>
          <table:table-cell table:formula="of:=[.G38]+[.H38]" office:value-type="float" office:value="41.9892" calcext:value-type="float">
            <text:p>41.9892</text:p>
          </table:table-cell>
          <table:table-cell table:formula="of:=[.I38]/[.F38]" office:value-type="float" office:value="1.12874193548387" calcext:value-type="float">
            <text:p>1.12874193548387</text:p>
          </table:table-cell>
          <table:table-cell/>
        </table:table-row>
        <table:table-row table:style-name="ro1">
          <table:table-cell table:formula="of:=[$imported.A37]" office:value-type="string" office:string-value="test estimates_21_good_thomas_______" calcext:value-type="string">
            <text:p>test estimates_21_good_thomas_______</text:p>
          </table:table-cell>
          <table:table-cell table:formula="of:=[$imported.B37]" office:value-type="float" office:value="3" calcext:value-type="float">
            <text:p>3</text:p>
          </table:table-cell>
          <table:table-cell table:formula="of:=[$imported.C37]" office:value-type="float" office:value="4" calcext:value-type="float">
            <text:p>4</text:p>
          </table:table-cell>
          <table:table-cell table:style-name="Default" table:formula="of:=[$imported.D37]" office:value-type="float" office:value="95" calcext:value-type="float">
            <text:p>95</text:p>
          </table:table-cell>
          <table:table-cell table:style-name="Default" table:formula="of:=[.B39]*[.C39]" office:value-type="float" office:value="12" calcext:value-type="float">
            <text:p>12</text:p>
          </table:table-cell>
          <table:table-cell table:formula="of:=[.D39]*[.$B$1]" office:value-type="float" office:value="57" calcext:value-type="float">
            <text:p>57</text:p>
          </table:table-cell>
          <table:table-cell table:formula="of:=[.B39]*[.C39]*1.4+30" office:value-type="float" office:value="46.8" calcext:value-type="float">
            <text:p>46.8</text:p>
          </table:table-cell>
          <table:table-cell table:formula="of:=[.B39]*[.F$23]+[.C39]*[.F$22]" office:value-type="float" office:value="7.515" calcext:value-type="float">
            <text:p>7.515</text:p>
          </table:table-cell>
          <table:table-cell table:formula="of:=[.G39]+[.H39]" office:value-type="float" office:value="54.315" calcext:value-type="float">
            <text:p>54.315</text:p>
          </table:table-cell>
          <table:table-cell table:formula="of:=[.I39]/[.F39]" office:value-type="float" office:value="0.952894736842105" calcext:value-type="float">
            <text:p>0.952894736842105</text:p>
          </table:table-cell>
          <table:table-cell/>
        </table:table-row>
        <table:table-row table:style-name="ro1">
          <table:table-cell table:formula="of:=[$imported.A38]" office:value-type="string" office:string-value="test estimates_21_good_thomas_______" calcext:value-type="string">
            <text:p>test estimates_21_good_thomas_______</text:p>
          </table:table-cell>
          <table:table-cell table:formula="of:=[$imported.B38]" office:value-type="float" office:value="4" calcext:value-type="float">
            <text:p>4</text:p>
          </table:table-cell>
          <table:table-cell table:formula="of:=[$imported.C38]" office:value-type="float" office:value="5" calcext:value-type="float">
            <text:p>5</text:p>
          </table:table-cell>
          <table:table-cell table:style-name="Default" table:formula="of:=[$imported.D38]" office:value-type="float" office:value="142" calcext:value-type="float">
            <text:p>142</text:p>
          </table:table-cell>
          <table:table-cell table:style-name="Default" table:formula="of:=[.B40]*[.C40]" office:value-type="float" office:value="20" calcext:value-type="float">
            <text:p>20</text:p>
          </table:table-cell>
          <table:table-cell table:formula="of:=[.D40]*[.$B$1]" office:value-type="float" office:value="85.2" calcext:value-type="float">
            <text:p>85.2</text:p>
          </table:table-cell>
          <table:table-cell table:formula="of:=[.B40]*[.C40]*1.4+30" office:value-type="float" office:value="58" calcext:value-type="float">
            <text:p>58</text:p>
          </table:table-cell>
          <table:table-cell table:formula="of:=[.B40]*[.F$24]+[.C40]*[.F$23]" office:value-type="float" office:value="17.5122" calcext:value-type="float">
            <text:p>17.5122</text:p>
          </table:table-cell>
          <table:table-cell table:formula="of:=[.G40]+[.H40]" office:value-type="float" office:value="75.5122" calcext:value-type="float">
            <text:p>75.5122</text:p>
          </table:table-cell>
          <table:table-cell table:formula="of:=[.I40]/[.F40]" office:value-type="float" office:value="0.886293427230047" calcext:value-type="float">
            <text:p>0.886293427230047</text:p>
          </table:table-cell>
          <table:table-cell/>
        </table:table-row>
        <table:table-row table:style-name="ro1">
          <table:table-cell table:formula="of:=[$imported.A39]" office:value-type="string" office:string-value="test estimates_21_good_thomas_______" calcext:value-type="string">
            <text:p>test estimates_21_good_thomas_______</text:p>
          </table:table-cell>
          <table:table-cell table:formula="of:=[$imported.B39]" office:value-type="float" office:value="7" calcext:value-type="float">
            <text:p>7</text:p>
          </table:table-cell>
          <table:table-cell table:formula="of:=[$imported.C39]" office:value-type="float" office:value="32" calcext:value-type="float">
            <text:p>32</text:p>
          </table:table-cell>
          <table:table-cell table:style-name="Default" table:formula="of:=[$imported.D39]" office:value-type="float" office:value="1802" calcext:value-type="float">
            <text:p>1802</text:p>
          </table:table-cell>
          <table:table-cell table:style-name="Default" table:formula="of:=[.B41]*[.C41]" office:value-type="float" office:value="224" calcext:value-type="float">
            <text:p>224</text:p>
          </table:table-cell>
          <table:table-cell table:formula="of:=[.D41]*[.$B$1]" office:value-type="float" office:value="1081.2" calcext:value-type="float">
            <text:p>1081.2</text:p>
          </table:table-cell>
          <table:table-cell table:formula="of:=[.B41]*[.C41]*1.4+30" office:value-type="float" office:value="343.6" calcext:value-type="float">
            <text:p>343.6</text:p>
          </table:table-cell>
          <table:table-cell table:formula="of:=[.B41]*[.F$30]+[.C41]*[.F$25]" office:value-type="float" office:value="779.6994" calcext:value-type="float">
            <text:p>779.6994</text:p>
          </table:table-cell>
          <table:table-cell table:formula="of:=[.G41]+[.H41]" office:value-type="float" office:value="1123.2994" calcext:value-type="float">
            <text:p>1123.2994</text:p>
          </table:table-cell>
          <table:table-cell table:formula="of:=[.I41]/[.F41]" office:value-type="float" office:value="1.0389376618572" calcext:value-type="float">
            <text:p>1.0389376618572</text:p>
          </table:table-cell>
          <table:table-cell/>
        </table:table-row>
        <table:table-row table:style-name="ro1">
          <table:table-cell table:formula="of:=[$imported.A40]" office:value-type="string" office:string-value="test estimates_21_good_thomas_______" calcext:value-type="string">
            <text:p>test estimates_21_good_thomas_______</text:p>
          </table:table-cell>
          <table:table-cell table:formula="of:=[$imported.B40]" office:value-type="float" office:value="11" calcext:value-type="float">
            <text:p>11</text:p>
          </table:table-cell>
          <table:table-cell table:formula="of:=[$imported.C40]" office:value-type="float" office:value="17" calcext:value-type="float">
            <text:p>17</text:p>
          </table:table-cell>
          <table:table-cell table:style-name="Default" table:formula="of:=[$imported.D40]" office:value-type="float" office:value="1445" calcext:value-type="float">
            <text:p>1445</text:p>
          </table:table-cell>
          <table:table-cell table:style-name="Default" table:formula="of:=[.B42]*[.C42]" office:value-type="float" office:value="187" calcext:value-type="float">
            <text:p>187</text:p>
          </table:table-cell>
          <table:table-cell table:formula="of:=[.D42]*[.$B$1]" office:value-type="float" office:value="867" calcext:value-type="float">
            <text:p>867</text:p>
          </table:table-cell>
          <table:table-cell table:formula="of:=[.B42]*[.C42]*1.4+30" office:value-type="float" office:value="291.8" calcext:value-type="float">
            <text:p>291.8</text:p>
          </table:table-cell>
          <table:table-cell table:formula="of:=[.B42]*[.F$27]+[.C42]*[.F$26]" office:value-type="float" office:value="558.1026" calcext:value-type="float">
            <text:p>558.1026</text:p>
          </table:table-cell>
          <table:table-cell table:formula="of:=[.G42]+[.H42]" office:value-type="float" office:value="849.9026" calcext:value-type="float">
            <text:p>849.9026</text:p>
          </table:table-cell>
          <table:table-cell table:formula="of:=[.I42]/[.F42]" office:value-type="float" office:value="0.980279815455594" calcext:value-type="float">
            <text:p>0.980279815455594</text:p>
          </table:table-cell>
          <table:table-cell/>
        </table:table-row>
        <table:table-row table:style-name="ro1">
          <table:table-cell table:formula="of:=[$imported.A41]" office:value-type="string" office:string-value="test estimates_21_good_thomas_______" calcext:value-type="string">
            <text:p>test estimates_21_good_thomas_______</text:p>
          </table:table-cell>
          <table:table-cell table:formula="of:=[$imported.B41]" office:value-type="float" office:value="17" calcext:value-type="float">
            <text:p>17</text:p>
          </table:table-cell>
          <table:table-cell table:formula="of:=[$imported.C41]" office:value-type="float" office:value="31" calcext:value-type="float">
            <text:p>31</text:p>
          </table:table-cell>
          <table:table-cell table:style-name="Default" table:formula="of:=[$imported.D41]" office:value-type="float" office:value="9411" calcext:value-type="float">
            <text:p>9411</text:p>
          </table:table-cell>
          <table:table-cell table:style-name="Default" table:formula="of:=[.B43]*[.C43]" office:value-type="float" office:value="527" calcext:value-type="float">
            <text:p>527</text:p>
          </table:table-cell>
          <table:table-cell table:formula="of:=[.D43]*[.$B$1]" office:value-type="float" office:value="5646.6" calcext:value-type="float">
            <text:p>5646.6</text:p>
          </table:table-cell>
          <table:table-cell table:formula="of:=[.B43]*[.C43]*1.4+30" office:value-type="float" office:value="767.8" calcext:value-type="float">
            <text:p>767.8</text:p>
          </table:table-cell>
          <table:table-cell table:formula="of:=[.B43]*[.F$29]+[.C43]*[.F$27]" office:value-type="float" office:value="4941.9048" calcext:value-type="float">
            <text:p>4941.9048</text:p>
          </table:table-cell>
          <table:table-cell table:formula="of:=[.G43]+[.H43]" office:value-type="float" office:value="5709.7048" calcext:value-type="float">
            <text:p>5709.7048</text:p>
          </table:table-cell>
          <table:table-cell table:formula="of:=[.I43]/[.F43]" office:value-type="float" office:value="1.01117571636029" calcext:value-type="float">
            <text:p>1.01117571636029</text:p>
          </table:table-cell>
          <table:table-cell/>
        </table:table-row>
        <table:table-row table:style-name="ro1">
          <table:table-cell table:formula="of:=[$imported.A42]" office:value-type="string" office:string-value="test estimates_21_good_thomas_______" calcext:value-type="string">
            <text:p>test estimates_21_good_thomas_______</text:p>
          </table:table-cell>
          <table:table-cell table:formula="of:=[$imported.B42]" office:value-type="float" office:value="29" calcext:value-type="float">
            <text:p>29</text:p>
          </table:table-cell>
          <table:table-cell table:formula="of:=[$imported.C42]" office:value-type="float" office:value="31" calcext:value-type="float">
            <text:p>31</text:p>
          </table:table-cell>
          <table:table-cell table:style-name="Default" table:formula="of:=[$imported.D42]" office:value-type="float" office:value="23630" calcext:value-type="float">
            <text:p>23630</text:p>
          </table:table-cell>
          <table:table-cell table:style-name="Default" table:formula="of:=[.B44]*[.C44]" office:value-type="float" office:value="899" calcext:value-type="float">
            <text:p>899</text:p>
          </table:table-cell>
          <table:table-cell table:formula="of:=[.D44]*[.$B$1]" office:value-type="float" office:value="14178" calcext:value-type="float">
            <text:p>14178</text:p>
          </table:table-cell>
          <table:table-cell table:formula="of:=[.B44]*[.C44]*1.4+30" office:value-type="float" office:value="1288.6" calcext:value-type="float">
            <text:p>1288.6</text:p>
          </table:table-cell>
          <table:table-cell table:formula="of:=[.B44]*[.F$29]+[.C44]*[.F$28]" office:value-type="float" office:value="12910.8414" calcext:value-type="float">
            <text:p>12910.8414</text:p>
          </table:table-cell>
          <table:table-cell table:formula="of:=[.G44]+[.H44]" office:value-type="float" office:value="14199.4414" calcext:value-type="float">
            <text:p>14199.4414</text:p>
          </table:table-cell>
          <table:table-cell table:formula="of:=[.I44]/[.F44]" office:value-type="float" office:value="1.00151230074764" calcext:value-type="float">
            <text:p>1.00151230074764</text:p>
          </table:table-cell>
          <table:table-cell/>
        </table:table-row>
        <table:table-row table:style-name="ro1">
          <table:table-cell table:formula="of:=[$imported.A43]" office:value-type="string" office:string-value="test estimates_21_good_thomas_______" calcext:value-type="string">
            <text:p>test estimates_21_good_thomas_______</text:p>
          </table:table-cell>
          <table:table-cell table:formula="of:=[$imported.B43]" office:value-type="float" office:value="128" calcext:value-type="float">
            <text:p>128</text:p>
          </table:table-cell>
          <table:table-cell table:formula="of:=[$imported.C43]" office:value-type="float" office:value="181" calcext:value-type="float">
            <text:p>181</text:p>
          </table:table-cell>
          <table:table-cell table:style-name="Default" table:formula="of:=[$imported.D43]" office:value-type="float" office:value="832854" calcext:value-type="float">
            <text:p>832854</text:p>
          </table:table-cell>
          <table:table-cell table:style-name="Default" table:formula="of:=[.B45]*[.C45]" office:value-type="float" office:value="23168" calcext:value-type="float">
            <text:p>23168</text:p>
          </table:table-cell>
          <table:table-cell table:formula="of:=[.D45]*[.$B$1]" office:value-type="float" office:value="499712.4" calcext:value-type="float">
            <text:p>499712.4</text:p>
          </table:table-cell>
          <table:table-cell table:formula="of:=[.B45]*[.C45]*1.4+30" office:value-type="float" office:value="32465.2" calcext:value-type="float">
            <text:p>32465.2</text:p>
          </table:table-cell>
          <table:table-cell table:formula="of:=[.B45]*[.F$32]+[.C45]*[.F$31]" office:value-type="float" office:value="463504.5678" calcext:value-type="float">
            <text:p>463504.5678</text:p>
          </table:table-cell>
          <table:table-cell table:formula="of:=[.G45]+[.H45]" office:value-type="float" office:value="495969.7678" calcext:value-type="float">
            <text:p>495969.7678</text:p>
          </table:table-cell>
          <table:table-cell table:formula="of:=[.I45]/[.F45]" office:value-type="float" office:value="0.992510427597954" calcext:value-type="float">
            <text:p>0.992510427597954</text:p>
          </table:table-cell>
          <table:table-cell/>
        </table:table-row>
        <table:table-row table:style-name="ro1">
          <table:table-cell table:formula="of:=[$imported.A44]" office:value-type="string" office:string-value="test estimates_21_good_thomas_______" calcext:value-type="string">
            <text:p>test estimates_21_good_thomas_______</text:p>
          </table:table-cell>
          <table:table-cell table:formula="of:=[$imported.B44]" office:value-type="float" office:value="128" calcext:value-type="float">
            <text:p>128</text:p>
          </table:table-cell>
          <table:table-cell table:formula="of:=[$imported.C44]" office:value-type="float" office:value="256" calcext:value-type="float">
            <text:p>256</text:p>
          </table:table-cell>
          <table:table-cell table:style-name="Default"/>
          <table:table-cell table:style-name="Default" table:formula="of:=[.B46]*[.C46]" office:value-type="float" office:value="32768" calcext:value-type="float">
            <text:p>32768</text:p>
          </table:table-cell>
          <table:table-cell/>
          <table:table-cell table:formula="of:=[.B46]*[.C46]*1.4+30" office:value-type="float" office:value="45905.2" calcext:value-type="float">
            <text:p>45905.2</text:p>
          </table:table-cell>
          <table:table-cell table:number-columns-repeated="2"/>
          <table:table-cell table:formula="of:=[.I46]/[.F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5]" office:value-type="string" office:string-value="test estimates_21_good_thomas_______" calcext:value-type="string">
            <text:p>test estimates_21_good_thomas_______</text:p>
          </table:table-cell>
          <table:table-cell table:formula="of:=[$imported.B45]" office:value-type="float" office:value="181" calcext:value-type="float">
            <text:p>181</text:p>
          </table:table-cell>
          <table:table-cell table:formula="of:=[$imported.C45]" office:value-type="float" office:value="191" calcext:value-type="float">
            <text:p>191</text:p>
          </table:table-cell>
          <table:table-cell table:style-name="Default" table:formula="of:=[$imported.D45]" office:value-type="float" office:value="2125132" calcext:value-type="float">
            <text:p>2125132</text:p>
          </table:table-cell>
          <table:table-cell table:style-name="Default" table:formula="of:=[.B47]*[.C47]" office:value-type="float" office:value="34571" calcext:value-type="float">
            <text:p>34571</text:p>
          </table:table-cell>
          <table:table-cell table:formula="of:=[.D47]*[.$B$1]" office:value-type="float" office:value="1275079.2" calcext:value-type="float">
            <text:p>1275079.2</text:p>
          </table:table-cell>
          <table:table-cell table:formula="of:=[.B47]*[.C47]*1.4+30" office:value-type="float" office:value="48429.4" calcext:value-type="float">
            <text:p>48429.4</text:p>
          </table:table-cell>
          <table:table-cell table:formula="of:=[.B47]*[.F$33]+[.C47]*[.F$32]" office:value-type="float" office:value="1323424.755" calcext:value-type="float">
            <text:p>1323424.755</text:p>
          </table:table-cell>
          <table:table-cell table:formula="of:=[.G47]+[.H47]" office:value-type="float" office:value="1371854.155" calcext:value-type="float">
            <text:p>1371854.155</text:p>
          </table:table-cell>
          <table:table-cell table:formula="of:=[.I47]/[.F47]" office:value-type="float" office:value="1.07589721093403" calcext:value-type="float">
            <text:p>1.07589721093403</text:p>
          </table:table-cell>
          <table:table-cell/>
        </table:table-row>
        <table:table-row table:style-name="ro1">
          <table:table-cell table:formula="of:=[$imported.A46]" office:value-type="string" office:string-value="test estimates_21_good_thomas_______" calcext:value-type="string">
            <text:p>test estimates_21_good_thomas_______</text:p>
          </table:table-cell>
          <table:table-cell table:formula="of:=[$imported.B46]" office:value-type="float" office:value="256" calcext:value-type="float">
            <text:p>256</text:p>
          </table:table-cell>
          <table:table-cell table:formula="of:=[$imported.C46]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  <table:table-cell table:formula="of:=[.I48]/[.F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7]" office:value-type="string" office:string-value="test estimates_21_good_thomas_______" calcext:value-type="string">
            <text:p>test estimates_21_good_thomas_______</text:p>
          </table:table-cell>
          <table:table-cell table:formula="of:=[$imported.B47]" office:value-type="float" office:value="512" calcext:value-type="float">
            <text:p>512</text:p>
          </table:table-cell>
          <table:table-cell table:formula="of:=[$imported.C47]" office:value-type="float" office:value="512" calcext:value-type="float">
            <text:p>512</text:p>
          </table:table-cell>
          <table:table-cell table:style-name="Default" table:number-columns-repeated="2"/>
          <table:table-cell table:number-columns-repeated="4"/>
          <table:table-cell table:formula="of:=[.I49]/[.F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8]" office:value-type="string" office:string-value="test estimates_21_good_thomas_______" calcext:value-type="string">
            <text:p>test estimates_21_good_thomas_______</text:p>
          </table:table-cell>
          <table:table-cell table:formula="of:=[$imported.B48]" office:value-type="float" office:value="1024" calcext:value-type="float">
            <text:p>1024</text:p>
          </table:table-cell>
          <table:table-cell table:formula="of:=[$imported.C48]" office:value-type="float" office:value="1024" calcext:value-type="float">
            <text:p>1024</text:p>
          </table:table-cell>
          <table:table-cell table:style-name="Default" table:number-columns-repeated="2"/>
          <table:table-cell table:number-columns-repeated="4"/>
          <table:table-cell table:formula="of:=[.I50]/[.F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9]" office:value-type="string" office:string-value="test estimates_21_good_thomas_______" calcext:value-type="string">
            <text:p>test estimates_21_good_thomas_______</text:p>
          </table:table-cell>
          <table:table-cell table:formula="of:=[$imported.B49]" office:value-type="float" office:value="2048" calcext:value-type="float">
            <text:p>2048</text:p>
          </table:table-cell>
          <table:table-cell table:formula="of:=[$imported.C49]" office:value-type="float" office:value="2048" calcext:value-type="float">
            <text:p>2048</text:p>
          </table:table-cell>
          <table:table-cell table:style-name="Default" table:number-columns-repeated="2"/>
          <table:table-cell table:number-columns-repeated="4"/>
          <table:table-cell table:formula="of:=[.I51]/[.F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50]" office:value-type="string" office:string-value="test estimates_22_mixed_radix_______" calcext:value-type="string">
            <text:p>test estimates_22_mixed_radix_______</text:p>
          </table:table-cell>
          <table:table-cell table:formula="of:=[$imported.B50]" office:value-type="float" office:value="2" calcext:value-type="float">
            <text:p>2</text:p>
          </table:table-cell>
          <table:table-cell table:formula="of:=[$imported.C50]" office:value-type="float" office:value="3" calcext:value-type="float">
            <text:p>3</text:p>
          </table:table-cell>
          <table:table-cell table:style-name="Default" table:formula="of:=[$imported.D50]" office:value-type="float" office:value="71" calcext:value-type="float">
            <text:p>71</text:p>
          </table:table-cell>
          <table:table-cell table:style-name="Default" table:formula="of:=[.B52]*[.C52]" office:value-type="float" office:value="6" calcext:value-type="float">
            <text:p>6</text:p>
          </table:table-cell>
          <table:table-cell table:formula="of:=[.D52]*[.$B$1]" office:value-type="float" office:value="42.6" calcext:value-type="float">
            <text:p>42.6</text:p>
          </table:table-cell>
          <table:table-cell table:formula="of:=[.B52]*[.C52]*1.3+15+10*([.B66]*[.C66]-100000)*(([.B66]*[.C66])&gt;100000)" office:value-type="float" office:value="22.8" calcext:value-type="float">
            <text:p>22.8</text:p>
          </table:table-cell>
          <table:table-cell table:formula="of:=[.B52]*[.F$22]+[.C52]*[.F$21]" office:value-type="float" office:value="3.5892" calcext:value-type="float">
            <text:p>3.5892</text:p>
          </table:table-cell>
          <table:table-cell table:formula="of:=[.G52]+[.H52]" office:value-type="float" office:value="26.3892" calcext:value-type="float">
            <text:p>26.3892</text:p>
          </table:table-cell>
          <table:table-cell table:formula="of:=[.I52]/[.F52]" office:value-type="float" office:value="0.619464788732394" calcext:value-type="float">
            <text:p>0.619464788732394</text:p>
          </table:table-cell>
          <table:table-cell/>
        </table:table-row>
        <table:table-row table:style-name="ro1">
          <table:table-cell table:formula="of:=[$imported.A51]" office:value-type="string" office:string-value="test estimates_22_mixed_radix_______" calcext:value-type="string">
            <text:p>test estimates_22_mixed_radix_______</text:p>
          </table:table-cell>
          <table:table-cell table:formula="of:=[$imported.B51]" office:value-type="float" office:value="3" calcext:value-type="float">
            <text:p>3</text:p>
          </table:table-cell>
          <table:table-cell table:formula="of:=[$imported.C51]" office:value-type="float" office:value="4" calcext:value-type="float">
            <text:p>4</text:p>
          </table:table-cell>
          <table:table-cell table:style-name="Default" table:formula="of:=[$imported.D51]" office:value-type="float" office:value="93" calcext:value-type="float">
            <text:p>93</text:p>
          </table:table-cell>
          <table:table-cell table:style-name="Default" table:formula="of:=[.B53]*[.C53]" office:value-type="float" office:value="12" calcext:value-type="float">
            <text:p>12</text:p>
          </table:table-cell>
          <table:table-cell table:formula="of:=[.D53]*[.$B$1]" office:value-type="float" office:value="55.8" calcext:value-type="float">
            <text:p>55.8</text:p>
          </table:table-cell>
          <table:table-cell table:formula="of:=[.B53]*[.C53]*1.3+15+10*([.B67]*[.C67]-100000)*(([.B67]*[.C67])&gt;100000)" office:value-type="float" office:value="30.6" calcext:value-type="float">
            <text:p>30.6</text:p>
          </table:table-cell>
          <table:table-cell table:formula="of:=[.B53]*[.F$23]+[.C53]*[.F$22]" office:value-type="float" office:value="7.515" calcext:value-type="float">
            <text:p>7.515</text:p>
          </table:table-cell>
          <table:table-cell table:formula="of:=[.G53]+[.H53]" office:value-type="float" office:value="38.115" calcext:value-type="float">
            <text:p>38.115</text:p>
          </table:table-cell>
          <table:table-cell table:formula="of:=[.I53]/[.F53]" office:value-type="float" office:value="0.683064516129032" calcext:value-type="float">
            <text:p>0.683064516129032</text:p>
          </table:table-cell>
          <table:table-cell/>
        </table:table-row>
        <table:table-row table:style-name="ro1">
          <table:table-cell table:formula="of:=[$imported.A52]" office:value-type="string" office:string-value="test estimates_22_mixed_radix_______" calcext:value-type="string">
            <text:p>test estimates_22_mixed_radix_______</text:p>
          </table:table-cell>
          <table:table-cell table:formula="of:=[$imported.B52]" office:value-type="float" office:value="4" calcext:value-type="float">
            <text:p>4</text:p>
          </table:table-cell>
          <table:table-cell table:formula="of:=[$imported.C52]" office:value-type="float" office:value="5" calcext:value-type="float">
            <text:p>5</text:p>
          </table:table-cell>
          <table:table-cell table:style-name="Default" table:formula="of:=[$imported.D52]" office:value-type="float" office:value="142" calcext:value-type="float">
            <text:p>142</text:p>
          </table:table-cell>
          <table:table-cell table:style-name="Default" table:formula="of:=[.B54]*[.C54]" office:value-type="float" office:value="20" calcext:value-type="float">
            <text:p>20</text:p>
          </table:table-cell>
          <table:table-cell table:formula="of:=[.D54]*[.$B$1]" office:value-type="float" office:value="85.2" calcext:value-type="float">
            <text:p>85.2</text:p>
          </table:table-cell>
          <table:table-cell table:formula="of:=[.B54]*[.C54]*1.3+15+10*([.B68]*[.C68]-100000)*(([.B68]*[.C68])&gt;100000)" office:value-type="float" office:value="41" calcext:value-type="float">
            <text:p>41</text:p>
          </table:table-cell>
          <table:table-cell table:formula="of:=[.B54]*[.F$24]+[.C54]*[.F$23]" office:value-type="float" office:value="17.5122" calcext:value-type="float">
            <text:p>17.5122</text:p>
          </table:table-cell>
          <table:table-cell table:formula="of:=[.G54]+[.H54]" office:value-type="float" office:value="58.5122" calcext:value-type="float">
            <text:p>58.5122</text:p>
          </table:table-cell>
          <table:table-cell table:formula="of:=[.I54]/[.F54]" office:value-type="float" office:value="0.686762910798122" calcext:value-type="float">
            <text:p>0.686762910798122</text:p>
          </table:table-cell>
          <table:table-cell/>
        </table:table-row>
        <table:table-row table:style-name="ro1">
          <table:table-cell table:formula="of:=[$imported.A53]" office:value-type="string" office:string-value="test estimates_22_mixed_radix_______" calcext:value-type="string">
            <text:p>test estimates_22_mixed_radix_______</text:p>
          </table:table-cell>
          <table:table-cell table:formula="of:=[$imported.B53]" office:value-type="float" office:value="7" calcext:value-type="float">
            <text:p>7</text:p>
          </table:table-cell>
          <table:table-cell table:formula="of:=[$imported.C53]" office:value-type="float" office:value="32" calcext:value-type="float">
            <text:p>32</text:p>
          </table:table-cell>
          <table:table-cell table:style-name="Default" table:formula="of:=[$imported.D53]" office:value-type="float" office:value="1815" calcext:value-type="float">
            <text:p>1815</text:p>
          </table:table-cell>
          <table:table-cell table:style-name="Default" table:formula="of:=[.B55]*[.C55]" office:value-type="float" office:value="224" calcext:value-type="float">
            <text:p>224</text:p>
          </table:table-cell>
          <table:table-cell table:formula="of:=[.D55]*[.$B$1]" office:value-type="float" office:value="1089" calcext:value-type="float">
            <text:p>1089</text:p>
          </table:table-cell>
          <table:table-cell table:formula="of:=[.B55]*[.C55]*1.3+15+10*([.B69]*[.C69]-100000)*(([.B69]*[.C69])&gt;100000)" office:value-type="float" office:value="306.2" calcext:value-type="float">
            <text:p>306.2</text:p>
          </table:table-cell>
          <table:table-cell table:formula="of:=[.B55]*[.F$30]+[.C55]*[.F$25]" office:value-type="float" office:value="779.6994" calcext:value-type="float">
            <text:p>779.6994</text:p>
          </table:table-cell>
          <table:table-cell table:formula="of:=[.G55]+[.H55]" office:value-type="float" office:value="1085.8994" calcext:value-type="float">
            <text:p>1085.8994</text:p>
          </table:table-cell>
          <table:table-cell table:formula="of:=[.I55]/[.F55]" office:value-type="float" office:value="0.997152800734619" calcext:value-type="float">
            <text:p>0.997152800734619</text:p>
          </table:table-cell>
          <table:table-cell/>
        </table:table-row>
        <table:table-row table:style-name="ro1">
          <table:table-cell table:formula="of:=[$imported.A54]" office:value-type="string" office:string-value="test estimates_22_mixed_radix_______" calcext:value-type="string">
            <text:p>test estimates_22_mixed_radix_______</text:p>
          </table:table-cell>
          <table:table-cell table:formula="of:=[$imported.B54]" office:value-type="float" office:value="11" calcext:value-type="float">
            <text:p>11</text:p>
          </table:table-cell>
          <table:table-cell table:formula="of:=[$imported.C54]" office:value-type="float" office:value="17" calcext:value-type="float">
            <text:p>17</text:p>
          </table:table-cell>
          <table:table-cell table:style-name="Default" table:formula="of:=[$imported.D54]" office:value-type="float" office:value="1441" calcext:value-type="float">
            <text:p>1441</text:p>
          </table:table-cell>
          <table:table-cell table:style-name="Default" table:formula="of:=[.B56]*[.C56]" office:value-type="float" office:value="187" calcext:value-type="float">
            <text:p>187</text:p>
          </table:table-cell>
          <table:table-cell table:formula="of:=[.D56]*[.$B$1]" office:value-type="float" office:value="864.6" calcext:value-type="float">
            <text:p>864.6</text:p>
          </table:table-cell>
          <table:table-cell table:formula="of:=[.B56]*[.C56]*1.3+15+10*([.B70]*[.C70]-100000)*(([.B70]*[.C70])&gt;100000)" office:value-type="float" office:value="258.1" calcext:value-type="float">
            <text:p>258.1</text:p>
          </table:table-cell>
          <table:table-cell table:formula="of:=[.B56]*[.F$27]+[.C56]*[.F$26]" office:value-type="float" office:value="558.1026" calcext:value-type="float">
            <text:p>558.1026</text:p>
          </table:table-cell>
          <table:table-cell table:formula="of:=[.G56]+[.H56]" office:value-type="float" office:value="816.2026" calcext:value-type="float">
            <text:p>816.2026</text:p>
          </table:table-cell>
          <table:table-cell table:formula="of:=[.I56]/[.F56]" office:value-type="float" office:value="0.944023363405043" calcext:value-type="float">
            <text:p>0.944023363405043</text:p>
          </table:table-cell>
          <table:table-cell/>
        </table:table-row>
        <table:table-row table:style-name="ro1">
          <table:table-cell table:formula="of:=[$imported.A55]" office:value-type="string" office:string-value="test estimates_22_mixed_radix_______" calcext:value-type="string">
            <text:p>test estimates_22_mixed_radix_______</text:p>
          </table:table-cell>
          <table:table-cell table:formula="of:=[$imported.B55]" office:value-type="float" office:value="17" calcext:value-type="float">
            <text:p>17</text:p>
          </table:table-cell>
          <table:table-cell table:formula="of:=[$imported.C55]" office:value-type="float" office:value="31" calcext:value-type="float">
            <text:p>31</text:p>
          </table:table-cell>
          <table:table-cell table:style-name="Default" table:formula="of:=[$imported.D55]" office:value-type="float" office:value="9331" calcext:value-type="float">
            <text:p>9331</text:p>
          </table:table-cell>
          <table:table-cell table:style-name="Default" table:formula="of:=[.B57]*[.C57]" office:value-type="float" office:value="527" calcext:value-type="float">
            <text:p>527</text:p>
          </table:table-cell>
          <table:table-cell table:formula="of:=[.D57]*[.$B$1]" office:value-type="float" office:value="5598.6" calcext:value-type="float">
            <text:p>5598.6</text:p>
          </table:table-cell>
          <table:table-cell table:formula="of:=[.B57]*[.C57]*1.3+15+10*([.B71]*[.C71]-100000)*(([.B71]*[.C71])&gt;100000)" office:value-type="float" office:value="700.1" calcext:value-type="float">
            <text:p>700.1</text:p>
          </table:table-cell>
          <table:table-cell table:formula="of:=[.B57]*[.F$29]+[.C57]*[.F$27]" office:value-type="float" office:value="4941.9048" calcext:value-type="float">
            <text:p>4941.9048</text:p>
          </table:table-cell>
          <table:table-cell table:formula="of:=[.G57]+[.H57]" office:value-type="float" office:value="5642.0048" calcext:value-type="float">
            <text:p>5642.0048</text:p>
          </table:table-cell>
          <table:table-cell table:formula="of:=[.I57]/[.F57]" office:value-type="float" office:value="1.00775279534169" calcext:value-type="float">
            <text:p>1.00775279534169</text:p>
          </table:table-cell>
          <table:table-cell/>
        </table:table-row>
        <table:table-row table:style-name="ro1">
          <table:table-cell table:formula="of:=[$imported.A56]" office:value-type="string" office:string-value="test estimates_22_mixed_radix_______" calcext:value-type="string">
            <text:p>test estimates_22_mixed_radix_______</text:p>
          </table:table-cell>
          <table:table-cell table:formula="of:=[$imported.B56]" office:value-type="float" office:value="29" calcext:value-type="float">
            <text:p>29</text:p>
          </table:table-cell>
          <table:table-cell table:formula="of:=[$imported.C56]" office:value-type="float" office:value="31" calcext:value-type="float">
            <text:p>31</text:p>
          </table:table-cell>
          <table:table-cell table:style-name="Default" table:formula="of:=[$imported.D56]" office:value-type="float" office:value="23299" calcext:value-type="float">
            <text:p>23299</text:p>
          </table:table-cell>
          <table:table-cell table:style-name="Default" table:formula="of:=[.B58]*[.C58]" office:value-type="float" office:value="899" calcext:value-type="float">
            <text:p>899</text:p>
          </table:table-cell>
          <table:table-cell table:formula="of:=[.D58]*[.$B$1]" office:value-type="float" office:value="13979.4" calcext:value-type="float">
            <text:p>13979.4</text:p>
          </table:table-cell>
          <table:table-cell table:formula="of:=[.B58]*[.C58]*1.3+15+10*([.B72]*[.C72]-100000)*(([.B72]*[.C72])&gt;100000)" office:value-type="float" office:value="1183.7" calcext:value-type="float">
            <text:p>1183.7</text:p>
          </table:table-cell>
          <table:table-cell table:formula="of:=[.B58]*[.F$29]+[.C58]*[.F$28]" office:value-type="float" office:value="12910.8414" calcext:value-type="float">
            <text:p>12910.8414</text:p>
          </table:table-cell>
          <table:table-cell table:formula="of:=[.G58]+[.H58]" office:value-type="float" office:value="14094.5414" calcext:value-type="float">
            <text:p>14094.5414</text:p>
          </table:table-cell>
          <table:table-cell table:formula="of:=[.I58]/[.F58]" office:value-type="float" office:value="1.00823650514328" calcext:value-type="float">
            <text:p>1.00823650514328</text:p>
          </table:table-cell>
          <table:table-cell/>
        </table:table-row>
        <table:table-row table:style-name="ro1">
          <table:table-cell table:formula="of:=[$imported.A57]" office:value-type="string" office:string-value="test estimates_22_mixed_radix_______" calcext:value-type="string">
            <text:p>test estimates_22_mixed_radix_______</text:p>
          </table:table-cell>
          <table:table-cell table:formula="of:=[$imported.B57]" office:value-type="float" office:value="128" calcext:value-type="float">
            <text:p>128</text:p>
          </table:table-cell>
          <table:table-cell table:formula="of:=[$imported.C57]" office:value-type="float" office:value="181" calcext:value-type="float">
            <text:p>181</text:p>
          </table:table-cell>
          <table:table-cell table:style-name="Default" table:formula="of:=[$imported.D57]" office:value-type="float" office:value="740291" calcext:value-type="float">
            <text:p>740291</text:p>
          </table:table-cell>
          <table:table-cell table:style-name="Default" table:formula="of:=[.B59]*[.C59]" office:value-type="float" office:value="23168" calcext:value-type="float">
            <text:p>23168</text:p>
          </table:table-cell>
          <table:table-cell table:formula="of:=[.D59]*[.$B$1]" office:value-type="float" office:value="444174.6" calcext:value-type="float">
            <text:p>444174.6</text:p>
          </table:table-cell>
          <table:table-cell table:formula="of:=[.B59]*[.C59]*1.3+15+10*([.B73]*[.C73]-100000)*(([.B73]*[.C73])&gt;100000)" office:value-type="float" office:value="30133.4" calcext:value-type="float">
            <text:p>30133.4</text:p>
          </table:table-cell>
          <table:table-cell table:formula="of:=[.B59]*[.F$32]+[.C59]*[.F$31]" office:value-type="float" office:value="463504.5678" calcext:value-type="float">
            <text:p>463504.5678</text:p>
          </table:table-cell>
          <table:table-cell table:formula="of:=[.G59]+[.H59]" office:value-type="float" office:value="493637.9678" calcext:value-type="float">
            <text:p>493637.9678</text:p>
          </table:table-cell>
          <table:table-cell table:formula="of:=[.I59]/[.F59]" office:value-type="float" office:value="1.11136018988929" calcext:value-type="float">
            <text:p>1.11136018988929</text:p>
          </table:table-cell>
          <table:table-cell/>
        </table:table-row>
        <table:table-row table:style-name="ro1">
          <table:table-cell table:formula="of:=[$imported.A58]" office:value-type="string" office:string-value="test estimates_22_mixed_radix_______" calcext:value-type="string">
            <text:p>test estimates_22_mixed_radix_______</text:p>
          </table:table-cell>
          <table:table-cell table:formula="of:=[$imported.B58]" office:value-type="float" office:value="128" calcext:value-type="float">
            <text:p>128</text:p>
          </table:table-cell>
          <table:table-cell table:formula="of:=[$imported.C58]" office:value-type="float" office:value="256" calcext:value-type="float">
            <text:p>256</text:p>
          </table:table-cell>
          <table:table-cell table:style-name="Default" table:formula="of:=[$imported.D58]" office:value-type="float" office:value="481008" calcext:value-type="float">
            <text:p>481008</text:p>
          </table:table-cell>
          <table:table-cell table:style-name="Default" table:formula="of:=[.B60]*[.C60]" office:value-type="float" office:value="32768" calcext:value-type="float">
            <text:p>32768</text:p>
          </table:table-cell>
          <table:table-cell table:formula="of:=[.D60]*[.$B$1]" office:value-type="float" office:value="288604.8" calcext:value-type="float">
            <text:p>288604.8</text:p>
          </table:table-cell>
          <table:table-cell table:formula="of:=[.B60]*[.C60]*1.3+15+10*([.B74]*[.C74]-100000)*(([.B74]*[.C74])&gt;100000)" office:value-type="float" office:value="42613.4" calcext:value-type="float">
            <text:p>42613.4</text:p>
          </table:table-cell>
          <table:table-cell table:formula="of:=[.B60]*[.F$34]+[.C60]*[.F$31]" office:value-type="float" office:value="293101.3632" calcext:value-type="float">
            <text:p>293101.3632</text:p>
          </table:table-cell>
          <table:table-cell table:formula="of:=[.G60]+[.H60]" office:value-type="float" office:value="335714.7632" calcext:value-type="float">
            <text:p>335714.7632</text:p>
          </table:table-cell>
          <table:table-cell table:formula="of:=[.I60]/[.F60]" office:value-type="float" office:value="1.16323347082238" calcext:value-type="float">
            <text:p>1.16323347082238</text:p>
          </table:table-cell>
          <table:table-cell/>
        </table:table-row>
        <table:table-row table:style-name="ro1">
          <table:table-cell table:formula="of:=[$imported.A59]" office:value-type="string" office:string-value="test estimates_22_mixed_radix_______" calcext:value-type="string">
            <text:p>test estimates_22_mixed_radix_______</text:p>
          </table:table-cell>
          <table:table-cell table:formula="of:=[$imported.B59]" office:value-type="float" office:value="181" calcext:value-type="float">
            <text:p>181</text:p>
          </table:table-cell>
          <table:table-cell table:formula="of:=[$imported.C59]" office:value-type="float" office:value="191" calcext:value-type="float">
            <text:p>191</text:p>
          </table:table-cell>
          <table:table-cell table:style-name="Default" table:formula="of:=[$imported.D59]" office:value-type="float" office:value="1923577" calcext:value-type="float">
            <text:p>1923577</text:p>
          </table:table-cell>
          <table:table-cell table:style-name="Default" table:formula="of:=[.B61]*[.C61]" office:value-type="float" office:value="34571" calcext:value-type="float">
            <text:p>34571</text:p>
          </table:table-cell>
          <table:table-cell table:formula="of:=[.D61]*[.$B$1]" office:value-type="float" office:value="1154146.2" calcext:value-type="float">
            <text:p>1154146.2</text:p>
          </table:table-cell>
          <table:table-cell table:formula="of:=[.B61]*[.C61]*1.3+15+10*([.B75]*[.C75]-100000)*(([.B75]*[.C75])&gt;100000)" office:value-type="float" office:value="44957.3" calcext:value-type="float">
            <text:p>44957.3</text:p>
          </table:table-cell>
          <table:table-cell table:formula="of:=[.B61]*[.F$33]+[.C61]*[.F$32]" office:value-type="float" office:value="1323424.755" calcext:value-type="float">
            <text:p>1323424.755</text:p>
          </table:table-cell>
          <table:table-cell table:formula="of:=[.G61]+[.H61]" office:value-type="float" office:value="1368382.055" calcext:value-type="float">
            <text:p>1368382.055</text:p>
          </table:table-cell>
          <table:table-cell table:formula="of:=[.I61]/[.F61]" office:value-type="float" office:value="1.18562280497913" calcext:value-type="float">
            <text:p>1.18562280497913</text:p>
          </table:table-cell>
          <table:table-cell/>
        </table:table-row>
        <table:table-row table:style-name="ro1">
          <table:table-cell table:formula="of:=[$imported.A60]" office:value-type="string" office:string-value="test estimates_22_mixed_radix_______" calcext:value-type="string">
            <text:p>test estimates_22_mixed_radix_______</text:p>
          </table:table-cell>
          <table:table-cell table:formula="of:=[$imported.B60]" office:value-type="float" office:value="256" calcext:value-type="float">
            <text:p>256</text:p>
          </table:table-cell>
          <table:table-cell table:formula="of:=[$imported.C60]" office:value-type="float" office:value="256" calcext:value-type="float">
            <text:p>256</text:p>
          </table:table-cell>
          <table:table-cell table:style-name="Default" table:formula="of:=[$imported.D60]" office:value-type="float" office:value="1109162" calcext:value-type="float">
            <text:p>1109162</text:p>
          </table:table-cell>
          <table:table-cell table:style-name="Default" table:formula="of:=[.B62]*[.C62]" office:value-type="float" office:value="65536" calcext:value-type="float">
            <text:p>65536</text:p>
          </table:table-cell>
          <table:table-cell table:formula="of:=[.D62]*[.$B$1]" office:value-type="float" office:value="665497.2" calcext:value-type="float">
            <text:p>665497.2</text:p>
          </table:table-cell>
          <table:table-cell table:formula="of:=[.B62]*[.C62]*1.3+15+10*([.B76]*[.C76]-100000)*(([.B76]*[.C76])&gt;100000)" office:value-type="float" office:value="85211.8" calcext:value-type="float">
            <text:p>85211.8</text:p>
          </table:table-cell>
          <table:table-cell table:formula="of:=2*[.C62]*[.F$34]" office:value-type="float" office:value="660668.6208" calcext:value-type="float">
            <text:p>660668.6208</text:p>
          </table:table-cell>
          <table:table-cell table:formula="of:=[.G62]+[.H62]" office:value-type="float" office:value="745880.4208" calcext:value-type="float">
            <text:p>745880.4208</text:p>
          </table:table-cell>
          <table:table-cell table:formula="of:=[.I62]/[.F62]" office:value-type="float" office:value="1.1207867152559" calcext:value-type="float">
            <text:p>1.1207867152559</text:p>
          </table:table-cell>
          <table:table-cell/>
        </table:table-row>
        <table:table-row table:style-name="ro1">
          <table:table-cell table:formula="of:=[$imported.A61]" office:value-type="string" office:string-value="test estimates_22_mixed_radix_______" calcext:value-type="string">
            <text:p>test estimates_22_mixed_radix_______</text:p>
          </table:table-cell>
          <table:table-cell table:formula="of:=[$imported.B61]" office:value-type="float" office:value="512" calcext:value-type="float">
            <text:p>512</text:p>
          </table:table-cell>
          <table:table-cell table:formula="of:=[$imported.C61]" office:value-type="float" office:value="512" calcext:value-type="float">
            <text:p>512</text:p>
          </table:table-cell>
          <table:table-cell table:style-name="Default" table:formula="of:=[$imported.D61]" office:value-type="float" office:value="7692950" calcext:value-type="float">
            <text:p>7692950</text:p>
          </table:table-cell>
          <table:table-cell table:style-name="Default" table:formula="of:=[.B63]*[.C63]" office:value-type="float" office:value="262144" calcext:value-type="float">
            <text:p>262144</text:p>
          </table:table-cell>
          <table:table-cell table:formula="of:=[.D63]*[.$B$1]" office:value-type="float" office:value="4615770" calcext:value-type="float">
            <text:p>4615770</text:p>
          </table:table-cell>
          <table:table-cell table:formula="of:=[.B63]*[.C63]*1.3+15+10*([.B77]*[.C77]-100000)*(([.B77]*[.C77])&gt;100000)" office:value-type="float" office:value="1962242.2" calcext:value-type="float">
            <text:p>1962242.2</text:p>
          </table:table-cell>
          <table:table-cell table:formula="of:=2*[.C63]*[.F$35]" office:value-type="float" office:value="2757391.5648" calcext:value-type="float">
            <text:p>2757391.5648</text:p>
          </table:table-cell>
          <table:table-cell table:formula="of:=[.G63]+[.H63]" office:value-type="float" office:value="4719633.7648" calcext:value-type="float">
            <text:p>4719633.7648</text:p>
          </table:table-cell>
          <table:table-cell table:formula="of:=[.I63]/[.F63]" office:value-type="float" office:value="1.02250193679494" calcext:value-type="float">
            <text:p>1.02250193679494</text:p>
          </table:table-cell>
          <table:table-cell/>
        </table:table-row>
        <table:table-row table:style-name="ro1">
          <table:table-cell table:formula="of:=[$imported.A62]" office:value-type="string" office:string-value="test estimates_22_mixed_radix_______" calcext:value-type="string">
            <text:p>test estimates_22_mixed_radix_______</text:p>
          </table:table-cell>
          <table:table-cell table:formula="of:=[$imported.B62]" office:value-type="float" office:value="1024" calcext:value-type="float">
            <text:p>1024</text:p>
          </table:table-cell>
          <table:table-cell table:formula="of:=[$imported.C62]" office:value-type="float" office:value="1024" calcext:value-type="float">
            <text:p>1024</text:p>
          </table:table-cell>
          <table:table-cell table:style-name="Default" table:formula="of:=[$imported.D62]" office:value-type="float" office:value="33844538" calcext:value-type="float">
            <text:p>33844538</text:p>
          </table:table-cell>
          <table:table-cell table:style-name="Default" table:formula="of:=[.B64]*[.C64]" office:value-type="float" office:value="1048576" calcext:value-type="float">
            <text:p>1048576</text:p>
          </table:table-cell>
          <table:table-cell table:formula="of:=[.D64]*[.$B$1]" office:value-type="float" office:value="20306722.8" calcext:value-type="float">
            <text:p>20306722.8</text:p>
          </table:table-cell>
          <table:table-cell table:formula="of:=[.B64]*[.C64]*1.3+15+10*([.B78]*[.C78]-100000)*(([.B78]*[.C78])&gt;100000)" office:value-type="float" office:value="10848923.8" calcext:value-type="float">
            <text:p>10848923.8</text:p>
          </table:table-cell>
          <table:table-cell table:formula="of:=2*[.C64]*[.F$36]" office:value-type="float" office:value="11998097.8176" calcext:value-type="float">
            <text:p>11998097.8176</text:p>
          </table:table-cell>
          <table:table-cell table:formula="of:=[.G64]+[.H64]" office:value-type="float" office:value="22847021.6176" calcext:value-type="float">
            <text:p>22847021.6176</text:p>
          </table:table-cell>
          <table:table-cell table:formula="of:=[.I64]/[.F64]" office:value-type="float" office:value="1.12509644429676" calcext:value-type="float">
            <text:p>1.12509644429676</text:p>
          </table:table-cell>
          <table:table-cell/>
        </table:table-row>
        <table:table-row table:style-name="ro1">
          <table:table-cell table:formula="of:=[$imported.A63]" office:value-type="string" office:string-value="test estimates_22_mixed_radix_______" calcext:value-type="string">
            <text:p>test estimates_22_mixed_radix_______</text:p>
          </table:table-cell>
          <table:table-cell table:formula="of:=[$imported.B63]" office:value-type="float" office:value="2048" calcext:value-type="float">
            <text:p>2048</text:p>
          </table:table-cell>
          <table:table-cell table:formula="of:=[$imported.C63]" office:value-type="float" office:value="2048" calcext:value-type="float">
            <text:p>2048</text:p>
          </table:table-cell>
          <table:table-cell table:style-name="Default" table:formula="of:=[$imported.D63]" office:value-type="float" office:value="152762010" calcext:value-type="float">
            <text:p>152762010</text:p>
          </table:table-cell>
          <table:table-cell table:style-name="Default" table:formula="of:=[.B65]*[.C65]" office:value-type="float" office:value="4194304" calcext:value-type="float">
            <text:p>4194304</text:p>
          </table:table-cell>
          <table:table-cell table:formula="of:=[.D65]*[.$B$1]" office:value-type="float" office:value="91657206" calcext:value-type="float">
            <text:p>91657206</text:p>
          </table:table-cell>
          <table:table-cell table:formula="of:=[.B65]*[.C65]*1.3+15+10*([.B79]*[.C79]-100000)*(([.B79]*[.C79])&gt;100000)" office:value-type="float" office:value="46395650.2" calcext:value-type="float">
            <text:p>46395650.2</text:p>
          </table:table-cell>
          <table:table-cell table:formula="of:=2*[.C65]*[.F$37]" office:value-type="float" office:value="51663502.5408" calcext:value-type="float">
            <text:p>51663502.5408</text:p>
          </table:table-cell>
          <table:table-cell table:formula="of:=[.G65]+[.H65]" office:value-type="float" office:value="98059152.7408" calcext:value-type="float">
            <text:p>98059152.7408</text:p>
          </table:table-cell>
          <table:table-cell table:formula="of:=[.I65]/[.F65]" office:value-type="float" office:value="1.0698466276705" calcext:value-type="float">
            <text:p>1.0698466276705</text:p>
          </table:table-cell>
          <table:table-cell/>
        </table:table-row>
        <table:table-row table:style-name="ro1">
          <table:table-cell table:formula="of:=[$imported.A64]" office:value-type="string" office:string-value="test estimates_23_mixed_radix_small_" calcext:value-type="string">
            <text:p>test estimates_23_mixed_radix_small_</text:p>
          </table:table-cell>
          <table:table-cell table:formula="of:=[$imported.B64]" office:value-type="float" office:value="2" calcext:value-type="float">
            <text:p>2</text:p>
          </table:table-cell>
          <table:table-cell table:formula="of:=[$imported.C64]" office:value-type="float" office:value="3" calcext:value-type="float">
            <text:p>3</text:p>
          </table:table-cell>
          <table:table-cell table:style-name="Default" table:formula="of:=[$imported.D64]" office:value-type="float" office:value="44" calcext:value-type="float">
            <text:p>44</text:p>
          </table:table-cell>
          <table:table-cell table:style-name="Default" table:formula="of:=[.B66]*[.C66]" office:value-type="float" office:value="6" calcext:value-type="float">
            <text:p>6</text:p>
          </table:table-cell>
          <table:table-cell table:formula="of:=[.D66]*[.$B$1]" office:value-type="float" office:value="26.4" calcext:value-type="float">
            <text:p>26.4</text:p>
          </table:table-cell>
          <table:table-cell table:formula="of:=[.B66]*[.C66]*1.3+15 + 10*([.B66]*[.C66]-100000)*(([.B66]*[.C66])&gt;100000)" office:value-type="float" office:value="22.8" calcext:value-type="float">
            <text:p>22.8</text:p>
          </table:table-cell>
          <table:table-cell table:formula="of:=[.B66]*[.F$22]+[.C66]*[.F$21]" office:value-type="float" office:value="3.5892" calcext:value-type="float">
            <text:p>3.5892</text:p>
          </table:table-cell>
          <table:table-cell table:formula="of:=[.G66]+[.H66]" office:value-type="float" office:value="26.3892" calcext:value-type="float">
            <text:p>26.3892</text:p>
          </table:table-cell>
          <table:table-cell table:formula="of:=[.I66]/[.F66]" office:value-type="float" office:value="0.999590909090909" calcext:value-type="float">
            <text:p>0.99959090909090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table:formula="of:=[$imported.A65]" office:value-type="string" office:string-value="test estimates_23_mixed_radix_small_" calcext:value-type="string">
            <text:p>test estimates_23_mixed_radix_small_</text:p>
          </table:table-cell>
          <table:table-cell table:formula="of:=[$imported.B65]" office:value-type="float" office:value="3" calcext:value-type="float">
            <text:p>3</text:p>
          </table:table-cell>
          <table:table-cell table:formula="of:=[$imported.C65]" office:value-type="float" office:value="4" calcext:value-type="float">
            <text:p>4</text:p>
          </table:table-cell>
          <table:table-cell table:style-name="Default" table:formula="of:=[$imported.D65]" office:value-type="float" office:value="81" calcext:value-type="float">
            <text:p>81</text:p>
          </table:table-cell>
          <table:table-cell table:style-name="Default" table:formula="of:=[.B67]*[.C67]" office:value-type="float" office:value="12" calcext:value-type="float">
            <text:p>12</text:p>
          </table:table-cell>
          <table:table-cell table:formula="of:=[.D67]*[.$B$1]" office:value-type="float" office:value="48.6" calcext:value-type="float">
            <text:p>48.6</text:p>
          </table:table-cell>
          <table:table-cell table:formula="of:=[.B67]*[.C67]*1.3+15 + 10*([.B67]*[.C67]-100000)*(([.B67]*[.C67])&gt;100000)" office:value-type="float" office:value="30.6" calcext:value-type="float">
            <text:p>30.6</text:p>
          </table:table-cell>
          <table:table-cell table:formula="of:=[.B67]*[.F$23]+[.C67]*[.F$22]" office:value-type="float" office:value="7.515" calcext:value-type="float">
            <text:p>7.515</text:p>
          </table:table-cell>
          <table:table-cell table:formula="of:=[.G67]+[.H67]" office:value-type="float" office:value="38.115" calcext:value-type="float">
            <text:p>38.115</text:p>
          </table:table-cell>
          <table:table-cell table:formula="of:=[.I67]/[.F67]" office:value-type="float" office:value="0.784259259259259" calcext:value-type="float">
            <text:p>0.784259259259259</text:p>
          </table:table-cell>
          <table:table-cell/>
        </table:table-row>
        <table:table-row table:style-name="ro1">
          <table:table-cell table:formula="of:=[$imported.A66]" office:value-type="string" office:string-value="test estimates_23_mixed_radix_small_" calcext:value-type="string">
            <text:p>test estimates_23_mixed_radix_small_</text:p>
          </table:table-cell>
          <table:table-cell table:formula="of:=[$imported.B66]" office:value-type="float" office:value="4" calcext:value-type="float">
            <text:p>4</text:p>
          </table:table-cell>
          <table:table-cell table:formula="of:=[$imported.C66]" office:value-type="float" office:value="5" calcext:value-type="float">
            <text:p>5</text:p>
          </table:table-cell>
          <table:table-cell table:style-name="Default" table:formula="of:=[$imported.D66]" office:value-type="float" office:value="134" calcext:value-type="float">
            <text:p>134</text:p>
          </table:table-cell>
          <table:table-cell table:style-name="Default" table:formula="of:=[.B68]*[.C68]" office:value-type="float" office:value="20" calcext:value-type="float">
            <text:p>20</text:p>
          </table:table-cell>
          <table:table-cell table:formula="of:=[.D68]*[.$B$1]" office:value-type="float" office:value="80.4" calcext:value-type="float">
            <text:p>80.4</text:p>
          </table:table-cell>
          <table:table-cell table:formula="of:=[.B68]*[.C68]*1.3+15 + 10*([.B68]*[.C68]-100000)*(([.B68]*[.C68])&gt;100000)" office:value-type="float" office:value="41" calcext:value-type="float">
            <text:p>41</text:p>
          </table:table-cell>
          <table:table-cell table:formula="of:=[.B68]*[.F$24]+[.C68]*[.F$23]" office:value-type="float" office:value="17.5122" calcext:value-type="float">
            <text:p>17.5122</text:p>
          </table:table-cell>
          <table:table-cell table:formula="of:=[.G68]+[.H68]" office:value-type="float" office:value="58.5122" calcext:value-type="float">
            <text:p>58.5122</text:p>
          </table:table-cell>
          <table:table-cell table:formula="of:=[.I68]/[.F68]" office:value-type="float" office:value="0.72776368159204" calcext:value-type="float">
            <text:p>0.72776368159204</text:p>
          </table:table-cell>
          <table:table-cell/>
        </table:table-row>
        <table:table-row table:style-name="ro1">
          <table:table-cell table:formula="of:=[$imported.A67]" office:value-type="string" office:string-value="test estimates_23_mixed_radix_small_" calcext:value-type="string">
            <text:p>test estimates_23_mixed_radix_small_</text:p>
          </table:table-cell>
          <table:table-cell table:formula="of:=[$imported.B67]" office:value-type="float" office:value="7" calcext:value-type="float">
            <text:p>7</text:p>
          </table:table-cell>
          <table:table-cell table:formula="of:=[$imported.C67]" office:value-type="float" office:value="32" calcext:value-type="float">
            <text:p>32</text:p>
          </table:table-cell>
          <table:table-cell table:style-name="Default" table:formula="of:=[$imported.D67]" office:value-type="float" office:value="1828" calcext:value-type="float">
            <text:p>1828</text:p>
          </table:table-cell>
          <table:table-cell table:style-name="Default" table:formula="of:=[.B69]*[.C69]" office:value-type="float" office:value="224" calcext:value-type="float">
            <text:p>224</text:p>
          </table:table-cell>
          <table:table-cell table:formula="of:=[.D69]*[.$B$1]" office:value-type="float" office:value="1096.8" calcext:value-type="float">
            <text:p>1096.8</text:p>
          </table:table-cell>
          <table:table-cell table:formula="of:=[.B69]*[.C69]*1.3+15 + 10*([.B69]*[.C69]-100000)*(([.B69]*[.C69])&gt;100000)" office:value-type="float" office:value="306.2" calcext:value-type="float">
            <text:p>306.2</text:p>
          </table:table-cell>
          <table:table-cell table:formula="of:=[.B69]*[.F$30]+[.C69]*[.F$25]" office:value-type="float" office:value="779.6994" calcext:value-type="float">
            <text:p>779.6994</text:p>
          </table:table-cell>
          <table:table-cell table:formula="of:=[.G69]+[.H69]" office:value-type="float" office:value="1085.8994" calcext:value-type="float">
            <text:p>1085.8994</text:p>
          </table:table-cell>
          <table:table-cell table:formula="of:=[.I69]/[.F69]" office:value-type="float" office:value="0.990061451495259" calcext:value-type="float">
            <text:p>0.990061451495259</text:p>
          </table:table-cell>
          <table:table-cell/>
        </table:table-row>
        <table:table-row table:style-name="ro1">
          <table:table-cell table:formula="of:=[$imported.A68]" office:value-type="string" office:string-value="test estimates_23_mixed_radix_small_" calcext:value-type="string">
            <text:p>test estimates_23_mixed_radix_small_</text:p>
          </table:table-cell>
          <table:table-cell table:formula="of:=[$imported.B68]" office:value-type="float" office:value="11" calcext:value-type="float">
            <text:p>11</text:p>
          </table:table-cell>
          <table:table-cell table:formula="of:=[$imported.C68]" office:value-type="float" office:value="17" calcext:value-type="float">
            <text:p>17</text:p>
          </table:table-cell>
          <table:table-cell table:style-name="Default" table:formula="of:=[$imported.D68]" office:value-type="float" office:value="1405" calcext:value-type="float">
            <text:p>1405</text:p>
          </table:table-cell>
          <table:table-cell table:style-name="Default" table:formula="of:=[.B70]*[.C70]" office:value-type="float" office:value="187" calcext:value-type="float">
            <text:p>187</text:p>
          </table:table-cell>
          <table:table-cell table:formula="of:=[.D70]*[.$B$1]" office:value-type="float" office:value="843" calcext:value-type="float">
            <text:p>843</text:p>
          </table:table-cell>
          <table:table-cell table:formula="of:=[.B70]*[.C70]*1.3+15 + 10*([.B70]*[.C70]-100000)*(([.B70]*[.C70])&gt;100000)" office:value-type="float" office:value="258.1" calcext:value-type="float">
            <text:p>258.1</text:p>
          </table:table-cell>
          <table:table-cell table:formula="of:=[.B70]*[.F$27]+[.C70]*[.F$26]" office:value-type="float" office:value="558.1026" calcext:value-type="float">
            <text:p>558.1026</text:p>
          </table:table-cell>
          <table:table-cell table:formula="of:=[.G70]+[.H70]" office:value-type="float" office:value="816.2026" calcext:value-type="float">
            <text:p>816.2026</text:p>
          </table:table-cell>
          <table:table-cell table:formula="of:=[.I70]/[.F70]" office:value-type="float" office:value="0.968211862396204" calcext:value-type="float">
            <text:p>0.968211862396204</text:p>
          </table:table-cell>
          <table:table-cell/>
        </table:table-row>
        <table:table-row table:style-name="ro1">
          <table:table-cell table:formula="of:=[$imported.A69]" office:value-type="string" office:string-value="test estimates_23_mixed_radix_small_" calcext:value-type="string">
            <text:p>test estimates_23_mixed_radix_small_</text:p>
          </table:table-cell>
          <table:table-cell table:formula="of:=[$imported.B69]" office:value-type="float" office:value="17" calcext:value-type="float">
            <text:p>17</text:p>
          </table:table-cell>
          <table:table-cell table:formula="of:=[$imported.C69]" office:value-type="float" office:value="31" calcext:value-type="float">
            <text:p>31</text:p>
          </table:table-cell>
          <table:table-cell table:style-name="Default" table:formula="of:=[$imported.D69]" office:value-type="float" office:value="9322" calcext:value-type="float">
            <text:p>9322</text:p>
          </table:table-cell>
          <table:table-cell table:style-name="Default" table:formula="of:=[.B71]*[.C71]" office:value-type="float" office:value="527" calcext:value-type="float">
            <text:p>527</text:p>
          </table:table-cell>
          <table:table-cell table:formula="of:=[.D71]*[.$B$1]" office:value-type="float" office:value="5593.2" calcext:value-type="float">
            <text:p>5593.2</text:p>
          </table:table-cell>
          <table:table-cell table:formula="of:=[.B71]*[.C71]*1.3+15 + 10*([.B71]*[.C71]-100000)*(([.B71]*[.C71])&gt;100000)" office:value-type="float" office:value="700.1" calcext:value-type="float">
            <text:p>700.1</text:p>
          </table:table-cell>
          <table:table-cell table:formula="of:=[.B71]*[.F$29]+[.C71]*[.F$27]" office:value-type="float" office:value="4941.9048" calcext:value-type="float">
            <text:p>4941.9048</text:p>
          </table:table-cell>
          <table:table-cell table:formula="of:=[.G71]+[.H71]" office:value-type="float" office:value="5642.0048" calcext:value-type="float">
            <text:p>5642.0048</text:p>
          </table:table-cell>
          <table:table-cell table:formula="of:=[.I71]/[.F71]" office:value-type="float" office:value="1.00872573839662" calcext:value-type="float">
            <text:p>1.00872573839662</text:p>
          </table:table-cell>
          <table:table-cell/>
        </table:table-row>
        <table:table-row table:style-name="ro1">
          <table:table-cell table:formula="of:=[$imported.A70]" office:value-type="string" office:string-value="test estimates_23_mixed_radix_small_" calcext:value-type="string">
            <text:p>test estimates_23_mixed_radix_small_</text:p>
          </table:table-cell>
          <table:table-cell table:formula="of:=[$imported.B70]" office:value-type="float" office:value="29" calcext:value-type="float">
            <text:p>29</text:p>
          </table:table-cell>
          <table:table-cell table:formula="of:=[$imported.C70]" office:value-type="float" office:value="31" calcext:value-type="float">
            <text:p>31</text:p>
          </table:table-cell>
          <table:table-cell table:style-name="Default" table:formula="of:=[$imported.D70]" office:value-type="float" office:value="23245" calcext:value-type="float">
            <text:p>23245</text:p>
          </table:table-cell>
          <table:table-cell table:style-name="Default" table:formula="of:=[.B72]*[.C72]" office:value-type="float" office:value="899" calcext:value-type="float">
            <text:p>899</text:p>
          </table:table-cell>
          <table:table-cell table:formula="of:=[.D72]*[.$B$1]" office:value-type="float" office:value="13947" calcext:value-type="float">
            <text:p>13947</text:p>
          </table:table-cell>
          <table:table-cell table:formula="of:=[.B72]*[.C72]*1.3+15 + 10*([.B72]*[.C72]-100000)*(([.B72]*[.C72])&gt;100000)" office:value-type="float" office:value="1183.7" calcext:value-type="float">
            <text:p>1183.7</text:p>
          </table:table-cell>
          <table:table-cell table:formula="of:=[.B72]*[.F$29]+[.C72]*[.F$28]" office:value-type="float" office:value="12910.8414" calcext:value-type="float">
            <text:p>12910.8414</text:p>
          </table:table-cell>
          <table:table-cell table:formula="of:=[.G72]+[.H72]" office:value-type="float" office:value="14094.5414" calcext:value-type="float">
            <text:p>14094.5414</text:p>
          </table:table-cell>
          <table:table-cell table:formula="of:=[.I72]/[.F72]" office:value-type="float" office:value="1.01057871943787" calcext:value-type="float">
            <text:p>1.01057871943787</text:p>
          </table:table-cell>
          <table:table-cell/>
        </table:table-row>
        <table:table-row table:style-name="ro1">
          <table:table-cell table:formula="of:=[$imported.A71]" office:value-type="string" office:string-value="test estimates_23_mixed_radix_small_" calcext:value-type="string">
            <text:p>test estimates_23_mixed_radix_small_</text:p>
          </table:table-cell>
          <table:table-cell table:formula="of:=[$imported.B71]" office:value-type="float" office:value="128" calcext:value-type="float">
            <text:p>128</text:p>
          </table:table-cell>
          <table:table-cell table:formula="of:=[$imported.C71]" office:value-type="float" office:value="181" calcext:value-type="float">
            <text:p>181</text:p>
          </table:table-cell>
          <table:table-cell table:style-name="Default" table:formula="of:=[$imported.D71]" office:value-type="float" office:value="795135" calcext:value-type="float">
            <text:p>795135</text:p>
          </table:table-cell>
          <table:table-cell table:style-name="Default" table:formula="of:=[.B73]*[.C73]" office:value-type="float" office:value="23168" calcext:value-type="float">
            <text:p>23168</text:p>
          </table:table-cell>
          <table:table-cell table:formula="of:=[.D73]*[.$B$1]" office:value-type="float" office:value="477081" calcext:value-type="float">
            <text:p>477081</text:p>
          </table:table-cell>
          <table:table-cell table:formula="of:=[.B73]*[.C73]*1.3+15 + 10*([.B73]*[.C73]-100000)*(([.B73]*[.C73])&gt;100000)" office:value-type="float" office:value="30133.4" calcext:value-type="float">
            <text:p>30133.4</text:p>
          </table:table-cell>
          <table:table-cell table:formula="of:=[.B73]*[.F$32]+[.C73]*[.F$31]" office:value-type="float" office:value="463504.5678" calcext:value-type="float">
            <text:p>463504.5678</text:p>
          </table:table-cell>
          <table:table-cell table:formula="of:=[.G73]+[.H73]" office:value-type="float" office:value="493637.9678" calcext:value-type="float">
            <text:p>493637.9678</text:p>
          </table:table-cell>
          <table:table-cell table:formula="of:=[.I73]/[.F73]" office:value-type="float" office:value="1.03470473106244" calcext:value-type="float">
            <text:p>1.03470473106244</text:p>
          </table:table-cell>
          <table:table-cell/>
        </table:table-row>
        <table:table-row table:style-name="ro1">
          <table:table-cell table:formula="of:=[$imported.A72]" office:value-type="string" office:string-value="test estimates_23_mixed_radix_small_" calcext:value-type="string">
            <text:p>test estimates_23_mixed_radix_small_</text:p>
          </table:table-cell>
          <table:table-cell table:formula="of:=[$imported.B72]" office:value-type="float" office:value="128" calcext:value-type="float">
            <text:p>128</text:p>
          </table:table-cell>
          <table:table-cell table:formula="of:=[$imported.C72]" office:value-type="float" office:value="256" calcext:value-type="float">
            <text:p>256</text:p>
          </table:table-cell>
          <table:table-cell table:style-name="Default" table:formula="of:=[$imported.D72]" office:value-type="float" office:value="660832" calcext:value-type="float">
            <text:p>660832</text:p>
          </table:table-cell>
          <table:table-cell table:style-name="Default" table:formula="of:=[.B74]*[.C74]" office:value-type="float" office:value="32768" calcext:value-type="float">
            <text:p>32768</text:p>
          </table:table-cell>
          <table:table-cell table:formula="of:=[.D74]*[.$B$1]" office:value-type="float" office:value="396499.2" calcext:value-type="float">
            <text:p>396499.2</text:p>
          </table:table-cell>
          <table:table-cell table:formula="of:=[.B74]*[.C74]*1.3+15 + 10*([.B74]*[.C74]-100000)*(([.B74]*[.C74])&gt;100000)" office:value-type="float" office:value="42613.4" calcext:value-type="float">
            <text:p>42613.4</text:p>
          </table:table-cell>
          <table:table-cell table:formula="of:=[.B74]*[.F$34]+[.C74]*[.F$31]" office:value-type="float" office:value="293101.3632" calcext:value-type="float">
            <text:p>293101.3632</text:p>
          </table:table-cell>
          <table:table-cell table:formula="of:=[.G74]+[.H74]" office:value-type="float" office:value="335714.7632" calcext:value-type="float">
            <text:p>335714.7632</text:p>
          </table:table-cell>
          <table:table-cell table:formula="of:=[.I74]/[.F74]" office:value-type="float" office:value="0.846697201911126" calcext:value-type="float">
            <text:p>0.846697201911126</text:p>
          </table:table-cell>
          <table:table-cell/>
        </table:table-row>
        <table:table-row table:style-name="ro1">
          <table:table-cell table:formula="of:=[$imported.A73]" office:value-type="string" office:string-value="test estimates_23_mixed_radix_small_" calcext:value-type="string">
            <text:p>test estimates_23_mixed_radix_small_</text:p>
          </table:table-cell>
          <table:table-cell table:formula="of:=[$imported.B73]" office:value-type="float" office:value="181" calcext:value-type="float">
            <text:p>181</text:p>
          </table:table-cell>
          <table:table-cell table:formula="of:=[$imported.C73]" office:value-type="float" office:value="191" calcext:value-type="float">
            <text:p>191</text:p>
          </table:table-cell>
          <table:table-cell table:style-name="Default" table:formula="of:=[$imported.D73]" office:value-type="float" office:value="1933664" calcext:value-type="float">
            <text:p>1933664</text:p>
          </table:table-cell>
          <table:table-cell table:style-name="Default" table:formula="of:=[.B75]*[.C75]" office:value-type="float" office:value="34571" calcext:value-type="float">
            <text:p>34571</text:p>
          </table:table-cell>
          <table:table-cell table:formula="of:=[.D75]*[.$B$1]" office:value-type="float" office:value="1160198.4" calcext:value-type="float">
            <text:p>1160198.4</text:p>
          </table:table-cell>
          <table:table-cell table:formula="of:=[.B75]*[.C75]*1.3+15 + 10*([.B75]*[.C75]-100000)*(([.B75]*[.C75])&gt;100000)" office:value-type="float" office:value="44957.3" calcext:value-type="float">
            <text:p>44957.3</text:p>
          </table:table-cell>
          <table:table-cell table:formula="of:=[.B75]*[.F$33]+[.C75]*[.F$32]" office:value-type="float" office:value="1323424.755" calcext:value-type="float">
            <text:p>1323424.755</text:p>
          </table:table-cell>
          <table:table-cell table:formula="of:=[.G75]+[.H75]" office:value-type="float" office:value="1368382.055" calcext:value-type="float">
            <text:p>1368382.055</text:p>
          </table:table-cell>
          <table:table-cell table:formula="of:=[.I75]/[.F75]" office:value-type="float" office:value="1.17943797802169" calcext:value-type="float">
            <text:p>1.17943797802169</text:p>
          </table:table-cell>
          <table:table-cell/>
        </table:table-row>
        <table:table-row table:style-name="ro1">
          <table:table-cell table:formula="of:=[$imported.A74]" office:value-type="string" office:string-value="test estimates_23_mixed_radix_small_" calcext:value-type="string">
            <text:p>test estimates_23_mixed_radix_small_</text:p>
          </table:table-cell>
          <table:table-cell table:formula="of:=[$imported.B74]" office:value-type="float" office:value="256" calcext:value-type="float">
            <text:p>256</text:p>
          </table:table-cell>
          <table:table-cell table:formula="of:=[$imported.C74]" office:value-type="float" office:value="256" calcext:value-type="float">
            <text:p>256</text:p>
          </table:table-cell>
          <table:table-cell table:style-name="Default" table:formula="of:=[$imported.D74]" office:value-type="float" office:value="2049413" calcext:value-type="float">
            <text:p>2049413</text:p>
          </table:table-cell>
          <table:table-cell table:style-name="Default" table:formula="of:=[.B76]*[.C76]" office:value-type="float" office:value="65536" calcext:value-type="float">
            <text:p>65536</text:p>
          </table:table-cell>
          <table:table-cell table:formula="of:=[.D76]*[.$B$1]" office:value-type="float" office:value="1229647.8" calcext:value-type="float">
            <text:p>1229647.8</text:p>
          </table:table-cell>
          <table:table-cell table:formula="of:=[.B76]*[.C76]*1.3+15 + 10*([.B76]*[.C76]-100000)*(([.B76]*[.C76])&gt;100000)" office:value-type="float" office:value="85211.8" calcext:value-type="float">
            <text:p>85211.8</text:p>
          </table:table-cell>
          <table:table-cell table:formula="of:=2*[.C76]*[.F$34]" office:value-type="float" office:value="660668.6208" calcext:value-type="float">
            <text:p>660668.6208</text:p>
          </table:table-cell>
          <table:table-cell table:formula="of:=[.G76]+[.H76]" office:value-type="float" office:value="745880.4208" calcext:value-type="float">
            <text:p>745880.4208</text:p>
          </table:table-cell>
          <table:table-cell table:formula="of:=[.I76]/[.F76]" office:value-type="float" office:value="0.606580535337029" calcext:value-type="float">
            <text:p>0.606580535337029</text:p>
          </table:table-cell>
          <table:table-cell/>
        </table:table-row>
        <table:table-row table:style-name="ro1">
          <table:table-cell table:formula="of:=[$imported.A75]" office:value-type="string" office:string-value="test estimates_23_mixed_radix_small_" calcext:value-type="string">
            <text:p>test estimates_23_mixed_radix_small_</text:p>
          </table:table-cell>
          <table:table-cell table:formula="of:=[$imported.B75]" office:value-type="float" office:value="512" calcext:value-type="float">
            <text:p>512</text:p>
          </table:table-cell>
          <table:table-cell table:formula="of:=[$imported.C75]" office:value-type="float" office:value="512" calcext:value-type="float">
            <text:p>512</text:p>
          </table:table-cell>
          <table:table-cell table:style-name="Default" table:formula="of:=[$imported.D75]" office:value-type="float" office:value="14195445" calcext:value-type="float">
            <text:p>14195445</text:p>
          </table:table-cell>
          <table:table-cell table:style-name="Default" table:formula="of:=[.B77]*[.C77]" office:value-type="float" office:value="262144" calcext:value-type="float">
            <text:p>262144</text:p>
          </table:table-cell>
          <table:table-cell table:formula="of:=[.D77]*[.$B$1]" office:value-type="float" office:value="8517267" calcext:value-type="float">
            <text:p>8517267</text:p>
          </table:table-cell>
          <table:table-cell table:formula="of:=[.B77]*[.C77]*1.3+15 + 10*([.B77]*[.C77]-100000)*(([.B77]*[.C77])&gt;100000)" office:value-type="float" office:value="1962242.2" calcext:value-type="float">
            <text:p>1962242.2</text:p>
          </table:table-cell>
          <table:table-cell table:formula="of:=2*[.C77]*[.F$35]" office:value-type="float" office:value="2757391.5648" calcext:value-type="float">
            <text:p>2757391.5648</text:p>
          </table:table-cell>
          <table:table-cell table:formula="of:=[.G77]+[.H77]" office:value-type="float" office:value="4719633.7648" calcext:value-type="float">
            <text:p>4719633.7648</text:p>
          </table:table-cell>
          <table:table-cell table:formula="of:=[.I77]/[.F77]" office:value-type="float" office:value="0.554125374348368" calcext:value-type="float">
            <text:p>0.554125374348368</text:p>
          </table:table-cell>
          <table:table-cell/>
        </table:table-row>
        <table:table-row table:style-name="ro1">
          <table:table-cell table:formula="of:=[$imported.A76]" office:value-type="string" office:string-value="test estimates_23_mixed_radix_small_" calcext:value-type="string">
            <text:p>test estimates_23_mixed_radix_small_</text:p>
          </table:table-cell>
          <table:table-cell table:formula="of:=[$imported.B76]" office:value-type="float" office:value="1024" calcext:value-type="float">
            <text:p>1024</text:p>
          </table:table-cell>
          <table:table-cell table:formula="of:=[$imported.C76]" office:value-type="float" office:value="1024" calcext:value-type="float">
            <text:p>1024</text:p>
          </table:table-cell>
          <table:table-cell table:style-name="Default" table:formula="of:=[$imported.D76]" office:value-type="float" office:value="111672255" calcext:value-type="float">
            <text:p>111672255</text:p>
          </table:table-cell>
          <table:table-cell table:style-name="Default" table:formula="of:=[.B78]*[.C78]" office:value-type="float" office:value="1048576" calcext:value-type="float">
            <text:p>1048576</text:p>
          </table:table-cell>
          <table:table-cell table:formula="of:=[.D78]*[.$B$1]" office:value-type="float" office:value="67003353" calcext:value-type="float">
            <text:p>67003353</text:p>
          </table:table-cell>
          <table:table-cell table:formula="of:=[.B78]*[.C78]*1.3+15 + 10*([.B78]*[.C78]-100000)*(([.B78]*[.C78])&gt;100000)" office:value-type="float" office:value="10848923.8" calcext:value-type="float">
            <text:p>10848923.8</text:p>
          </table:table-cell>
          <table:table-cell table:formula="of:=2*[.C78]*[.F$36]" office:value-type="float" office:value="11998097.8176" calcext:value-type="float">
            <text:p>11998097.8176</text:p>
          </table:table-cell>
          <table:table-cell table:formula="of:=[.G78]+[.H78]" office:value-type="float" office:value="22847021.6176" calcext:value-type="float">
            <text:p>22847021.6176</text:p>
          </table:table-cell>
          <table:table-cell table:formula="of:=[.I78]/[.F78]" office:value-type="float" office:value="0.340983258219928" calcext:value-type="float">
            <text:p>0.340983258219928</text:p>
          </table:table-cell>
          <table:table-cell/>
        </table:table-row>
        <table:table-row table:style-name="ro1">
          <table:table-cell table:formula="of:=[$imported.A77]" office:value-type="string" office:string-value="test estimates_23_mixed_radix_small_" calcext:value-type="string">
            <text:p>test estimates_23_mixed_radix_small_</text:p>
          </table:table-cell>
          <table:table-cell table:formula="of:=[$imported.B77]" office:value-type="float" office:value="2048" calcext:value-type="float">
            <text:p>2048</text:p>
          </table:table-cell>
          <table:table-cell table:formula="of:=[$imported.C77]" office:value-type="float" office:value="2048" calcext:value-type="float">
            <text:p>2048</text:p>
          </table:table-cell>
          <table:table-cell table:style-name="Default" table:formula="of:=[$imported.D77]" office:value-type="float" office:value="211836371" calcext:value-type="float">
            <text:p>211836371</text:p>
          </table:table-cell>
          <table:table-cell table:style-name="Default" table:formula="of:=[.B79]*[.C79]" office:value-type="float" office:value="4194304" calcext:value-type="float">
            <text:p>4194304</text:p>
          </table:table-cell>
          <table:table-cell table:formula="of:=[.D79]*[.$B$1]" office:value-type="float" office:value="127101822.6" calcext:value-type="float">
            <text:p>127101822.6</text:p>
          </table:table-cell>
          <table:table-cell table:formula="of:=[.B79]*[.C79]*1.3+15 + 10*([.B79]*[.C79]-100000)*(([.B79]*[.C79])&gt;100000)" office:value-type="float" office:value="46395650.2" calcext:value-type="float">
            <text:p>46395650.2</text:p>
          </table:table-cell>
          <table:table-cell table:formula="of:=2*[.C79]*[.F$37]" office:value-type="float" office:value="51663502.5408" calcext:value-type="float">
            <text:p>51663502.5408</text:p>
          </table:table-cell>
          <table:table-cell table:formula="of:=[.G79]+[.H79]" office:value-type="float" office:value="98059152.7408" calcext:value-type="float">
            <text:p>98059152.7408</text:p>
          </table:table-cell>
          <table:table-cell table:formula="of:=[.I79]/[.F79]" office:value-type="float" office:value="0.771500760059124" calcext:value-type="float">
            <text:p>0.771500760059124</text:p>
          </table:table-cell>
          <table:table-cell/>
        </table:table-row>
        <table:table-row table:style-name="ro1">
          <table:table-cell table:formula="of:=[$imported.A78]" office:value-type="string" office:string-value="test estimates_24_good_thomas_small_" calcext:value-type="string">
            <text:p>test estimates_24_good_thomas_small_</text:p>
          </table:table-cell>
          <table:table-cell table:formula="of:=[$imported.B78]" office:value-type="float" office:value="2" calcext:value-type="float">
            <text:p>2</text:p>
          </table:table-cell>
          <table:table-cell table:formula="of:=[$imported.C78]" office:value-type="float" office:value="3" calcext:value-type="float">
            <text:p>3</text:p>
          </table:table-cell>
          <table:table-cell table:style-name="Default" table:formula="of:=[$imported.D78]" office:value-type="float" office:value="43" calcext:value-type="float">
            <text:p>43</text:p>
          </table:table-cell>
          <table:table-cell table:style-name="Default" table:formula="of:=[.B80]*[.C80]" office:value-type="float" office:value="6" calcext:value-type="float">
            <text:p>6</text:p>
          </table:table-cell>
          <table:table-cell table:formula="of:=[.D80]*[.$B$1]" office:value-type="float" office:value="25.8" calcext:value-type="float">
            <text:p>25.8</text:p>
          </table:table-cell>
          <table:table-cell table:formula="of:=[.B80]*[.C80]*1.4+10" office:value-type="float" office:value="18.4" calcext:value-type="float">
            <text:p>18.4</text:p>
          </table:table-cell>
          <table:table-cell table:formula="of:=[.B80]*[.F$22]+[.C80]*[.F$21]" office:value-type="float" office:value="3.5892" calcext:value-type="float">
            <text:p>3.5892</text:p>
          </table:table-cell>
          <table:table-cell table:formula="of:=[.G80]+[.H80]" office:value-type="float" office:value="21.9892" calcext:value-type="float">
            <text:p>21.9892</text:p>
          </table:table-cell>
          <table:table-cell table:formula="of:=[.I80]/[.F80]" office:value-type="float" office:value="0.852294573643411" calcext:value-type="float">
            <text:p>0.852294573643411</text:p>
          </table:table-cell>
          <table:table-cell/>
        </table:table-row>
        <table:table-row table:style-name="ro1">
          <table:table-cell table:formula="of:=[$imported.A79]" office:value-type="string" office:string-value="test estimates_24_good_thomas_small_" calcext:value-type="string">
            <text:p>test estimates_24_good_thomas_small_</text:p>
          </table:table-cell>
          <table:table-cell table:formula="of:=[$imported.B79]" office:value-type="float" office:value="3" calcext:value-type="float">
            <text:p>3</text:p>
          </table:table-cell>
          <table:table-cell table:formula="of:=[$imported.C79]" office:value-type="float" office:value="4" calcext:value-type="float">
            <text:p>4</text:p>
          </table:table-cell>
          <table:table-cell table:style-name="Default" table:formula="of:=[$imported.D79]" office:value-type="float" office:value="56" calcext:value-type="float">
            <text:p>56</text:p>
          </table:table-cell>
          <table:table-cell table:style-name="Default" table:formula="of:=[.B81]*[.C81]" office:value-type="float" office:value="12" calcext:value-type="float">
            <text:p>12</text:p>
          </table:table-cell>
          <table:table-cell table:formula="of:=[.D81]*[.$B$1]" office:value-type="float" office:value="33.6" calcext:value-type="float">
            <text:p>33.6</text:p>
          </table:table-cell>
          <table:table-cell table:formula="of:=[.B81]*[.C81]*1.4+10" office:value-type="float" office:value="26.8" calcext:value-type="float">
            <text:p>26.8</text:p>
          </table:table-cell>
          <table:table-cell table:formula="of:=[.B81]*[.F$23]+[.C81]*[.F$22]" office:value-type="float" office:value="7.515" calcext:value-type="float">
            <text:p>7.515</text:p>
          </table:table-cell>
          <table:table-cell table:formula="of:=[.G81]+[.H81]" office:value-type="float" office:value="34.315" calcext:value-type="float">
            <text:p>34.315</text:p>
          </table:table-cell>
          <table:table-cell table:formula="of:=[.I81]/[.F81]" office:value-type="float" office:value="1.02127976190476" calcext:value-type="float">
            <text:p>1.02127976190476</text:p>
          </table:table-cell>
          <table:table-cell/>
        </table:table-row>
        <table:table-row table:style-name="ro1">
          <table:table-cell table:formula="of:=[$imported.A80]" office:value-type="string" office:string-value="test estimates_24_good_thomas_small_" calcext:value-type="string">
            <text:p>test estimates_24_good_thomas_small_</text:p>
          </table:table-cell>
          <table:table-cell table:formula="of:=[$imported.B80]" office:value-type="float" office:value="4" calcext:value-type="float">
            <text:p>4</text:p>
          </table:table-cell>
          <table:table-cell table:formula="of:=[$imported.C80]" office:value-type="float" office:value="5" calcext:value-type="float">
            <text:p>5</text:p>
          </table:table-cell>
          <table:table-cell table:style-name="Default" table:formula="of:=[$imported.D80]" office:value-type="float" office:value="84" calcext:value-type="float">
            <text:p>84</text:p>
          </table:table-cell>
          <table:table-cell table:style-name="Default" table:formula="of:=[.B82]*[.C82]" office:value-type="float" office:value="20" calcext:value-type="float">
            <text:p>20</text:p>
          </table:table-cell>
          <table:table-cell table:formula="of:=[.D82]*[.$B$1]" office:value-type="float" office:value="50.4" calcext:value-type="float">
            <text:p>50.4</text:p>
          </table:table-cell>
          <table:table-cell table:formula="of:=[.B82]*[.C82]*1.4+10" office:value-type="float" office:value="38" calcext:value-type="float">
            <text:p>38</text:p>
          </table:table-cell>
          <table:table-cell table:formula="of:=[.B82]*[.F$24]+[.C82]*[.F$23]" office:value-type="float" office:value="17.5122" calcext:value-type="float">
            <text:p>17.5122</text:p>
          </table:table-cell>
          <table:table-cell table:formula="of:=[.G82]+[.H82]" office:value-type="float" office:value="55.5122" calcext:value-type="float">
            <text:p>55.5122</text:p>
          </table:table-cell>
          <table:table-cell table:formula="of:=[.I82]/[.F82]" office:value-type="float" office:value="1.10143253968254" calcext:value-type="float">
            <text:p>1.10143253968254</text:p>
          </table:table-cell>
          <table:table-cell/>
        </table:table-row>
        <table:table-row table:style-name="ro1">
          <table:table-cell table:formula="of:=[$imported.A81]" office:value-type="string" office:string-value="test estimates_24_good_thomas_small_" calcext:value-type="string">
            <text:p>test estimates_24_good_thomas_small_</text:p>
          </table:table-cell>
          <table:table-cell table:formula="of:=[$imported.B81]" office:value-type="float" office:value="7" calcext:value-type="float">
            <text:p>7</text:p>
          </table:table-cell>
          <table:table-cell table:formula="of:=[$imported.C81]" office:value-type="float" office:value="32" calcext:value-type="float">
            <text:p>32</text:p>
          </table:table-cell>
          <table:table-cell table:style-name="Default" table:formula="of:=[$imported.D81]" office:value-type="float" office:value="1728" calcext:value-type="float">
            <text:p>1728</text:p>
          </table:table-cell>
          <table:table-cell table:style-name="Default" table:formula="of:=[.B83]*[.C83]" office:value-type="float" office:value="224" calcext:value-type="float">
            <text:p>224</text:p>
          </table:table-cell>
          <table:table-cell table:formula="of:=[.D83]*[.$B$1]" office:value-type="float" office:value="1036.8" calcext:value-type="float">
            <text:p>1036.8</text:p>
          </table:table-cell>
          <table:table-cell table:formula="of:=[.B83]*[.C83]*1.4+10" office:value-type="float" office:value="323.6" calcext:value-type="float">
            <text:p>323.6</text:p>
          </table:table-cell>
          <table:table-cell table:formula="of:=[.B83]*[.F$30]+[.C83]*[.F$25]" office:value-type="float" office:value="779.6994" calcext:value-type="float">
            <text:p>779.6994</text:p>
          </table:table-cell>
          <table:table-cell table:formula="of:=[.G83]+[.H83]" office:value-type="float" office:value="1103.2994" calcext:value-type="float">
            <text:p>1103.2994</text:p>
          </table:table-cell>
          <table:table-cell table:formula="of:=[.I83]/[.F83]" office:value-type="float" office:value="1.06413908179012" calcext:value-type="float">
            <text:p>1.06413908179012</text:p>
          </table:table-cell>
          <table:table-cell/>
        </table:table-row>
        <table:table-row table:style-name="ro1">
          <table:table-cell table:formula="of:=[$imported.A82]" office:value-type="string" office:string-value="test estimates_24_good_thomas_small_" calcext:value-type="string">
            <text:p>test estimates_24_good_thomas_small_</text:p>
          </table:table-cell>
          <table:table-cell table:formula="of:=[$imported.B82]" office:value-type="float" office:value="11" calcext:value-type="float">
            <text:p>11</text:p>
          </table:table-cell>
          <table:table-cell table:formula="of:=[$imported.C82]" office:value-type="float" office:value="17" calcext:value-type="float">
            <text:p>17</text:p>
          </table:table-cell>
          <table:table-cell table:style-name="Default" table:formula="of:=[$imported.D82]" office:value-type="float" office:value="1349" calcext:value-type="float">
            <text:p>1349</text:p>
          </table:table-cell>
          <table:table-cell table:style-name="Default" table:formula="of:=[.B84]*[.C84]" office:value-type="float" office:value="187" calcext:value-type="float">
            <text:p>187</text:p>
          </table:table-cell>
          <table:table-cell table:formula="of:=[.D84]*[.$B$1]" office:value-type="float" office:value="809.4" calcext:value-type="float">
            <text:p>809.4</text:p>
          </table:table-cell>
          <table:table-cell table:formula="of:=[.B84]*[.C84]*1.4+10" office:value-type="float" office:value="271.8" calcext:value-type="float">
            <text:p>271.8</text:p>
          </table:table-cell>
          <table:table-cell table:formula="of:=[.B84]*[.F$27]+[.C84]*[.F$26]" office:value-type="float" office:value="558.1026" calcext:value-type="float">
            <text:p>558.1026</text:p>
          </table:table-cell>
          <table:table-cell table:formula="of:=[.G84]+[.H84]" office:value-type="float" office:value="829.9026" calcext:value-type="float">
            <text:p>829.9026</text:p>
          </table:table-cell>
          <table:table-cell table:formula="of:=[.I84]/[.F84]" office:value-type="float" office:value="1.02533061527057" calcext:value-type="float">
            <text:p>1.02533061527057</text:p>
          </table:table-cell>
          <table:table-cell/>
        </table:table-row>
        <table:table-row table:style-name="ro1">
          <table:table-cell table:formula="of:=[$imported.A83]" office:value-type="string" office:string-value="test estimates_24_good_thomas_small_" calcext:value-type="string">
            <text:p>test estimates_24_good_thomas_small_</text:p>
          </table:table-cell>
          <table:table-cell table:formula="of:=[$imported.B83]" office:value-type="float" office:value="17" calcext:value-type="float">
            <text:p>17</text:p>
          </table:table-cell>
          <table:table-cell table:formula="of:=[$imported.C83]" office:value-type="float" office:value="31" calcext:value-type="float">
            <text:p>31</text:p>
          </table:table-cell>
          <table:table-cell table:style-name="Default" table:formula="of:=[$imported.D83]" office:value-type="float" office:value="9396" calcext:value-type="float">
            <text:p>9396</text:p>
          </table:table-cell>
          <table:table-cell table:style-name="Default" table:formula="of:=[.B85]*[.C85]" office:value-type="float" office:value="527" calcext:value-type="float">
            <text:p>527</text:p>
          </table:table-cell>
          <table:table-cell table:formula="of:=[.D85]*[.$B$1]" office:value-type="float" office:value="5637.6" calcext:value-type="float">
            <text:p>5637.6</text:p>
          </table:table-cell>
          <table:table-cell table:formula="of:=[.B85]*[.C85]*1.4+10" office:value-type="float" office:value="747.8" calcext:value-type="float">
            <text:p>747.8</text:p>
          </table:table-cell>
          <table:table-cell table:formula="of:=[.B85]*[.F$29]+[.C85]*[.F$27]" office:value-type="float" office:value="4941.9048" calcext:value-type="float">
            <text:p>4941.9048</text:p>
          </table:table-cell>
          <table:table-cell table:formula="of:=[.G85]+[.H85]" office:value-type="float" office:value="5689.7048" calcext:value-type="float">
            <text:p>5689.7048</text:p>
          </table:table-cell>
          <table:table-cell table:formula="of:=[.I85]/[.F85]" office:value-type="float" office:value="1.00924237264084" calcext:value-type="float">
            <text:p>1.00924237264084</text:p>
          </table:table-cell>
          <table:table-cell/>
        </table:table-row>
        <table:table-row table:style-name="ro1">
          <table:table-cell table:formula="of:=[$imported.A84]" office:value-type="string" office:string-value="test estimates_24_good_thomas_small_" calcext:value-type="string">
            <text:p>test estimates_24_good_thomas_small_</text:p>
          </table:table-cell>
          <table:table-cell table:formula="of:=[$imported.B84]" office:value-type="float" office:value="29" calcext:value-type="float">
            <text:p>29</text:p>
          </table:table-cell>
          <table:table-cell table:formula="of:=[$imported.C84]" office:value-type="float" office:value="31" calcext:value-type="float">
            <text:p>31</text:p>
          </table:table-cell>
          <table:table-cell table:style-name="Default" table:formula="of:=[$imported.D84]" office:value-type="float" office:value="23327" calcext:value-type="float">
            <text:p>23327</text:p>
          </table:table-cell>
          <table:table-cell table:style-name="Default" table:formula="of:=[.B86]*[.C86]" office:value-type="float" office:value="899" calcext:value-type="float">
            <text:p>899</text:p>
          </table:table-cell>
          <table:table-cell table:formula="of:=[.D86]*[.$B$1]" office:value-type="float" office:value="13996.2" calcext:value-type="float">
            <text:p>13996.2</text:p>
          </table:table-cell>
          <table:table-cell table:formula="of:=[.B86]*[.C86]*1.4+10" office:value-type="float" office:value="1268.6" calcext:value-type="float">
            <text:p>1268.6</text:p>
          </table:table-cell>
          <table:table-cell table:formula="of:=[.B86]*[.F$29]+[.C86]*[.F$28]" office:value-type="float" office:value="12910.8414" calcext:value-type="float">
            <text:p>12910.8414</text:p>
          </table:table-cell>
          <table:table-cell table:formula="of:=[.G86]+[.H86]" office:value-type="float" office:value="14179.4414" calcext:value-type="float">
            <text:p>14179.4414</text:p>
          </table:table-cell>
          <table:table-cell table:formula="of:=[.I86]/[.F86]" office:value-type="float" office:value="1.01309222503251" calcext:value-type="float">
            <text:p>1.01309222503251</text:p>
          </table:table-cell>
          <table:table-cell/>
        </table:table-row>
        <table:table-row table:style-name="ro1">
          <table:table-cell table:formula="of:=[$imported.A85]" office:value-type="string" office:string-value="test estimates_24_good_thomas_small_" calcext:value-type="string">
            <text:p>test estimates_24_good_thomas_small_</text:p>
          </table:table-cell>
          <table:table-cell table:formula="of:=[$imported.B85]" office:value-type="float" office:value="128" calcext:value-type="float">
            <text:p>128</text:p>
          </table:table-cell>
          <table:table-cell table:formula="of:=[$imported.C85]" office:value-type="float" office:value="181" calcext:value-type="float">
            <text:p>181</text:p>
          </table:table-cell>
          <table:table-cell table:style-name="Default" table:formula="of:=[$imported.D85]" office:value-type="float" office:value="944505" calcext:value-type="float">
            <text:p>944505</text:p>
          </table:table-cell>
          <table:table-cell table:style-name="Default" table:formula="of:=[.B87]*[.C87]" office:value-type="float" office:value="23168" calcext:value-type="float">
            <text:p>23168</text:p>
          </table:table-cell>
          <table:table-cell table:formula="of:=[.D87]*[.$B$1]" office:value-type="float" office:value="566703" calcext:value-type="float">
            <text:p>566703</text:p>
          </table:table-cell>
          <table:table-cell table:formula="of:=[.B87]*[.C87]*1.4+10" office:value-type="float" office:value="32445.2" calcext:value-type="float">
            <text:p>32445.2</text:p>
          </table:table-cell>
          <table:table-cell table:formula="of:=[.B87]*[.F$32]+[.C87]*[.F$31]" office:value-type="float" office:value="463504.5678" calcext:value-type="float">
            <text:p>463504.5678</text:p>
          </table:table-cell>
          <table:table-cell table:formula="of:=[.G87]+[.H87]" office:value-type="float" office:value="495949.7678" calcext:value-type="float">
            <text:p>495949.7678</text:p>
          </table:table-cell>
          <table:table-cell table:formula="of:=[.I87]/[.F87]" office:value-type="float" office:value="0.875149360070443" calcext:value-type="float">
            <text:p>0.875149360070443</text:p>
          </table:table-cell>
          <table:table-cell/>
        </table:table-row>
        <table:table-row table:style-name="ro1">
          <table:table-cell table:formula="of:=[$imported.A86]" office:value-type="string" office:string-value="test estimates_24_good_thomas_small_" calcext:value-type="string">
            <text:p>test estimates_24_good_thomas_small_</text:p>
          </table:table-cell>
          <table:table-cell table:formula="of:=[$imported.B86]" office:value-type="float" office:value="128" calcext:value-type="float">
            <text:p>128</text:p>
          </table:table-cell>
          <table:table-cell table:formula="of:=[$imported.C86]" office:value-type="float" office:value="256" calcext:value-type="float">
            <text:p>256</text:p>
          </table:table-cell>
          <table:table-cell table:style-name="Default" table:formula="of:=[$imported.D86]" office:value-type="float" office:value="0" calcext:value-type="float">
            <text:p>0</text:p>
          </table:table-cell>
          <table:table-cell table:style-name="Default" table:formula="of:=[.B88]*[.C88]" office:value-type="float" office:value="32768" calcext:value-type="float">
            <text:p>32768</text:p>
          </table:table-cell>
          <table:table-cell table:formula="of:=[.D88]*[.$B$1]" office:value-type="float" office:value="0" calcext:value-type="float">
            <text:p>0</text:p>
          </table:table-cell>
          <table:table-cell table:formula="of:=[.B88]*[.C88]*1.4+10" office:value-type="float" office:value="45885.2" calcext:value-type="float">
            <text:p>45885.2</text:p>
          </table:table-cell>
          <table:table-cell table:number-columns-repeated="2"/>
          <table:table-cell table:formula="of:=[.I88]/[.F8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7]" office:value-type="string" office:string-value="test estimates_24_good_thomas_small_" calcext:value-type="string">
            <text:p>test estimates_24_good_thomas_small_</text:p>
          </table:table-cell>
          <table:table-cell table:formula="of:=[$imported.B87]" office:value-type="float" office:value="181" calcext:value-type="float">
            <text:p>181</text:p>
          </table:table-cell>
          <table:table-cell table:formula="of:=[$imported.C87]" office:value-type="float" office:value="191" calcext:value-type="float">
            <text:p>191</text:p>
          </table:table-cell>
          <table:table-cell table:style-name="Default" table:formula="of:=[$imported.D87]" office:value-type="float" office:value="1988018" calcext:value-type="float">
            <text:p>1988018</text:p>
          </table:table-cell>
          <table:table-cell table:style-name="Default" table:formula="of:=[.B89]*[.C89]" office:value-type="float" office:value="34571" calcext:value-type="float">
            <text:p>34571</text:p>
          </table:table-cell>
          <table:table-cell table:formula="of:=[.D89]*[.$B$1]" office:value-type="float" office:value="1192810.8" calcext:value-type="float">
            <text:p>1192810.8</text:p>
          </table:table-cell>
          <table:table-cell table:formula="of:=[.B89]*[.C89]*1.4+10" office:value-type="float" office:value="48409.4" calcext:value-type="float">
            <text:p>48409.4</text:p>
          </table:table-cell>
          <table:table-cell table:formula="of:=[.B89]*[.F$33]+[.C89]*[.F$32]" office:value-type="float" office:value="1323424.755" calcext:value-type="float">
            <text:p>1323424.755</text:p>
          </table:table-cell>
          <table:table-cell table:formula="of:=[.G89]+[.H89]" office:value-type="float" office:value="1371834.155" calcext:value-type="float">
            <text:p>1371834.155</text:p>
          </table:table-cell>
          <table:table-cell table:formula="of:=[.I89]/[.F89]" office:value-type="float" office:value="1.15008529013989" calcext:value-type="float">
            <text:p>1.15008529013989</text:p>
          </table:table-cell>
          <table:table-cell/>
        </table:table-row>
        <table:table-row table:style-name="ro1">
          <table:table-cell table:formula="of:=[$imported.A88]" office:value-type="string" office:string-value="test estimates_24_good_thomas_small_" calcext:value-type="string">
            <text:p>test estimates_24_good_thomas_small_</text:p>
          </table:table-cell>
          <table:table-cell table:formula="of:=[$imported.B88]" office:value-type="float" office:value="256" calcext:value-type="float">
            <text:p>256</text:p>
          </table:table-cell>
          <table:table-cell table:formula="of:=[$imported.C88]" office:value-type="float" office:value="256" calcext:value-type="float">
            <text:p>256</text:p>
          </table:table-cell>
          <table:table-cell table:style-name="Default" table:formula="of:=[$imported.D88]" office:value-type="float" office:value="0" calcext:value-type="float">
            <text:p>0</text:p>
          </table:table-cell>
          <table:table-cell table:style-name="Default"/>
          <table:table-cell table:formula="of:=[.D90]*[.$B$1]" office:value-type="float" office:value="0" calcext:value-type="float">
            <text:p>0</text:p>
          </table:table-cell>
          <table:table-cell table:number-columns-repeated="3"/>
          <table:table-cell table:formula="of:=[.I90]/[.F9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9]" office:value-type="string" office:string-value="test estimates_24_good_thomas_small_" calcext:value-type="string">
            <text:p>test estimates_24_good_thomas_small_</text:p>
          </table:table-cell>
          <table:table-cell table:formula="of:=[$imported.B89]" office:value-type="float" office:value="512" calcext:value-type="float">
            <text:p>512</text:p>
          </table:table-cell>
          <table:table-cell table:formula="of:=[$imported.C89]" office:value-type="float" office:value="512" calcext:value-type="float">
            <text:p>512</text:p>
          </table:table-cell>
          <table:table-cell table:style-name="Default" table:formula="of:=[$imported.D89]" office:value-type="float" office:value="0" calcext:value-type="float">
            <text:p>0</text:p>
          </table:table-cell>
          <table:table-cell table:style-name="Default"/>
          <table:table-cell table:formula="of:=[.D91]*[.$B$1]" office:value-type="float" office:value="0" calcext:value-type="float">
            <text:p>0</text:p>
          </table:table-cell>
          <table:table-cell table:number-columns-repeated="3"/>
          <table:table-cell table:formula="of:=[.I91]/[.F9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0]" office:value-type="string" office:string-value="test estimates_24_good_thomas_small_" calcext:value-type="string">
            <text:p>test estimates_24_good_thomas_small_</text:p>
          </table:table-cell>
          <table:table-cell table:formula="of:=[$imported.B90]" office:value-type="float" office:value="1024" calcext:value-type="float">
            <text:p>1024</text:p>
          </table:table-cell>
          <table:table-cell table:formula="of:=[$imported.C90]" office:value-type="float" office:value="1024" calcext:value-type="float">
            <text:p>1024</text:p>
          </table:table-cell>
          <table:table-cell table:style-name="Default" table:formula="of:=[$imported.D90]" office:value-type="float" office:value="0" calcext:value-type="float">
            <text:p>0</text:p>
          </table:table-cell>
          <table:table-cell table:style-name="Default"/>
          <table:table-cell table:formula="of:=[.D92]*[.$B$1]" office:value-type="float" office:value="0" calcext:value-type="float">
            <text:p>0</text:p>
          </table:table-cell>
          <table:table-cell table:number-columns-repeated="3"/>
          <table:table-cell table:formula="of:=[.I92]/[.F9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1]" office:value-type="string" office:string-value="test estimates_24_good_thomas_small_" calcext:value-type="string">
            <text:p>test estimates_24_good_thomas_small_</text:p>
          </table:table-cell>
          <table:table-cell table:formula="of:=[$imported.B91]" office:value-type="float" office:value="2048" calcext:value-type="float">
            <text:p>2048</text:p>
          </table:table-cell>
          <table:table-cell table:formula="of:=[$imported.C91]" office:value-type="float" office:value="2048" calcext:value-type="float">
            <text:p>2048</text:p>
          </table:table-cell>
          <table:table-cell table:style-name="Default" table:formula="of:=[$imported.D91]" office:value-type="float" office:value="0" calcext:value-type="float">
            <text:p>0</text:p>
          </table:table-cell>
          <table:table-cell table:style-name="Default"/>
          <table:table-cell table:formula="of:=[.D93]*[.$B$1]" office:value-type="float" office:value="0" calcext:value-type="float">
            <text:p>0</text:p>
          </table:table-cell>
          <table:table-cell table:number-columns-repeated="3"/>
          <table:table-cell table:formula="of:=[.I93]/[.F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2]" office:value-type="string" office:string-value="test estimates_30_raders____________" calcext:value-type="string">
            <text:p>test estimates_30_raders____________</text:p>
          </table:table-cell>
          <table:table-cell table:formula="of:=[$imported.B92]" office:value-type="float" office:value="5" calcext:value-type="float">
            <text:p>5</text:p>
          </table:table-cell>
          <table:table-cell table:formula="of:=[$imported.C92]" office:value-type="float" office:value="0" calcext:value-type="float">
            <text:p>0</text:p>
          </table:table-cell>
          <table:table-cell table:style-name="Default" table:formula="of:=[$imported.D92]" office:value-type="float" office:value="46" calcext:value-type="float">
            <text:p>46</text:p>
          </table:table-cell>
          <table:table-cell table:style-name="Default"/>
          <table:table-cell table:formula="of:=[.D94]*[.$B$1]" office:value-type="float" office:value="27.6" calcext:value-type="float">
            <text:p>27.6</text:p>
          </table:table-cell>
          <table:table-cell table:formula="of:=5*[.B94]" office:value-type="float" office:value="25" calcext:value-type="float">
            <text:p>25</text:p>
          </table:table-cell>
          <table:table-cell table:formula="of:=2*[.F100]" office:value-type="float" office:value="7.2" calcext:value-type="float">
            <text:p>7.2</text:p>
          </table:table-cell>
          <table:table-cell table:formula="of:=[.G94]+[.H94]" office:value-type="float" office:value="32.2" calcext:value-type="float">
            <text:p>32.2</text:p>
          </table:table-cell>
          <table:table-cell table:formula="of:=[.I94]/[.F94]" office:value-type="float" office:value="1.16666666666667" calcext:value-type="float">
            <text:p>1.16666666666667</text:p>
          </table:table-cell>
          <table:table-cell/>
        </table:table-row>
        <table:table-row table:style-name="ro1">
          <table:table-cell table:formula="of:=[$imported.A93]" office:value-type="string" office:string-value="test estimates_30_raders____________" calcext:value-type="string">
            <text:p>test estimates_30_raders____________</text:p>
          </table:table-cell>
          <table:table-cell table:formula="of:=[$imported.B93]" office:value-type="float" office:value="17" calcext:value-type="float">
            <text:p>17</text:p>
          </table:table-cell>
          <table:table-cell table:formula="of:=[$imported.C93]" office:value-type="float" office:value="0" calcext:value-type="float">
            <text:p>0</text:p>
          </table:table-cell>
          <table:table-cell table:style-name="Default" table:formula="of:=[$imported.D93]" office:value-type="float" office:value="233" calcext:value-type="float">
            <text:p>233</text:p>
          </table:table-cell>
          <table:table-cell table:style-name="Default"/>
          <table:table-cell table:formula="of:=[.D95]*[.$B$1]" office:value-type="float" office:value="139.8" calcext:value-type="float">
            <text:p>139.8</text:p>
          </table:table-cell>
          <table:table-cell table:formula="of:=5*[.B95]" office:value-type="float" office:value="85" calcext:value-type="float">
            <text:p>85</text:p>
          </table:table-cell>
          <table:table-cell table:formula="of:=2*[.F101]" office:value-type="float" office:value="52.8" calcext:value-type="float">
            <text:p>52.8</text:p>
          </table:table-cell>
          <table:table-cell table:formula="of:=[.G95]+[.H95]" office:value-type="float" office:value="137.8" calcext:value-type="float">
            <text:p>137.8</text:p>
          </table:table-cell>
          <table:table-cell table:formula="of:=[.I95]/[.F95]" office:value-type="float" office:value="0.985693848354793" calcext:value-type="float">
            <text:p>0.985693848354793</text:p>
          </table:table-cell>
          <table:table-cell/>
        </table:table-row>
        <table:table-row table:style-name="ro1">
          <table:table-cell table:formula="of:=[$imported.A94]" office:value-type="string" office:string-value="test estimates_30_raders____________" calcext:value-type="string">
            <text:p>test estimates_30_raders____________</text:p>
          </table:table-cell>
          <table:table-cell table:formula="of:=[$imported.B94]" office:value-type="float" office:value="149" calcext:value-type="float">
            <text:p>149</text:p>
          </table:table-cell>
          <table:table-cell table:formula="of:=[$imported.C94]" office:value-type="float" office:value="0" calcext:value-type="float">
            <text:p>0</text:p>
          </table:table-cell>
          <table:table-cell table:style-name="Default" table:formula="of:=[$imported.D94]" office:value-type="float" office:value="7722" calcext:value-type="float">
            <text:p>7722</text:p>
          </table:table-cell>
          <table:table-cell table:style-name="Default"/>
          <table:table-cell table:formula="of:=[.D96]*[.$B$1]" office:value-type="float" office:value="4633.2" calcext:value-type="float">
            <text:p>4633.2</text:p>
          </table:table-cell>
          <table:table-cell table:formula="of:=5*[.B96]" office:value-type="float" office:value="745" calcext:value-type="float">
            <text:p>745</text:p>
          </table:table-cell>
          <table:table-cell table:formula="of:=2*[.F102]" office:value-type="float" office:value="3798" calcext:value-type="float">
            <text:p>3798</text:p>
          </table:table-cell>
          <table:table-cell table:formula="of:=[.G96]+[.H96]" office:value-type="float" office:value="4543" calcext:value-type="float">
            <text:p>4543</text:p>
          </table:table-cell>
          <table:table-cell table:formula="of:=[.I96]/[.F96]" office:value-type="float" office:value="0.980531813865147" calcext:value-type="float">
            <text:p>0.980531813865147</text:p>
          </table:table-cell>
          <table:table-cell/>
        </table:table-row>
        <table:table-row table:style-name="ro1">
          <table:table-cell table:formula="of:=[$imported.A95]" office:value-type="string" office:string-value="test estimates_30_raders____________" calcext:value-type="string">
            <text:p>test estimates_30_raders____________</text:p>
          </table:table-cell>
          <table:table-cell table:formula="of:=[$imported.B95]" office:value-type="float" office:value="151" calcext:value-type="float">
            <text:p>151</text:p>
          </table:table-cell>
          <table:table-cell table:formula="of:=[$imported.C95]" office:value-type="float" office:value="0" calcext:value-type="float">
            <text:p>0</text:p>
          </table:table-cell>
          <table:table-cell table:style-name="Default" table:formula="of:=[$imported.D95]" office:value-type="float" office:value="3758" calcext:value-type="float">
            <text:p>3758</text:p>
          </table:table-cell>
          <table:table-cell table:style-name="Default"/>
          <table:table-cell table:formula="of:=[.D97]*[.$B$1]" office:value-type="float" office:value="2254.8" calcext:value-type="float">
            <text:p>2254.8</text:p>
          </table:table-cell>
          <table:table-cell table:formula="of:=5*[.B97]" office:value-type="float" office:value="755" calcext:value-type="float">
            <text:p>755</text:p>
          </table:table-cell>
          <table:table-cell table:formula="of:=2*[.F103]" office:value-type="float" office:value="1420.8" calcext:value-type="float">
            <text:p>1420.8</text:p>
          </table:table-cell>
          <table:table-cell table:formula="of:=[.G97]+[.H97]" office:value-type="float" office:value="2175.8" calcext:value-type="float">
            <text:p>2175.8</text:p>
          </table:table-cell>
          <table:table-cell table:formula="of:=[.I97]/[.F97]" office:value-type="float" office:value="0.964963633138194" calcext:value-type="float">
            <text:p>0.964963633138194</text:p>
          </table:table-cell>
          <table:table-cell/>
        </table:table-row>
        <table:table-row table:style-name="ro1">
          <table:table-cell table:formula="of:=[$imported.A96]" office:value-type="string" office:string-value="test estimates_30_raders____________" calcext:value-type="string">
            <text:p>test estimates_30_raders____________</text:p>
          </table:table-cell>
          <table:table-cell table:formula="of:=[$imported.B96]" office:value-type="float" office:value="251" calcext:value-type="float">
            <text:p>251</text:p>
          </table:table-cell>
          <table:table-cell table:formula="of:=[$imported.C96]" office:value-type="float" office:value="0" calcext:value-type="float">
            <text:p>0</text:p>
          </table:table-cell>
          <table:table-cell table:style-name="Default" table:formula="of:=[$imported.D96]" office:value-type="float" office:value="8525" calcext:value-type="float">
            <text:p>8525</text:p>
          </table:table-cell>
          <table:table-cell table:style-name="Default"/>
          <table:table-cell table:formula="of:=[.D98]*[.$B$1]" office:value-type="float" office:value="5115" calcext:value-type="float">
            <text:p>5115</text:p>
          </table:table-cell>
          <table:table-cell table:formula="of:=5*[.B98]" office:value-type="float" office:value="1255" calcext:value-type="float">
            <text:p>1255</text:p>
          </table:table-cell>
          <table:table-cell table:formula="of:=2*[.F104]" office:value-type="float" office:value="4310.4" calcext:value-type="float">
            <text:p>4310.4</text:p>
          </table:table-cell>
          <table:table-cell table:formula="of:=[.G98]+[.H98]" office:value-type="float" office:value="5565.4" calcext:value-type="float">
            <text:p>5565.4</text:p>
          </table:table-cell>
          <table:table-cell table:formula="of:=[.I98]/[.F98]" office:value-type="float" office:value="1.08805474095797" calcext:value-type="float">
            <text:p>1.08805474095797</text:p>
          </table:table-cell>
          <table:table-cell/>
        </table:table-row>
        <table:table-row table:style-name="ro1">
          <table:table-cell table:formula="of:=[$imported.A97]" office:value-type="string" office:string-value="test estimates_30_raders____________" calcext:value-type="string">
            <text:p>test estimates_30_raders____________</text:p>
          </table:table-cell>
          <table:table-cell table:formula="of:=[$imported.B97]" office:value-type="float" office:value="257" calcext:value-type="float">
            <text:p>257</text:p>
          </table:table-cell>
          <table:table-cell table:formula="of:=[$imported.C97]" office:value-type="float" office:value="0" calcext:value-type="float">
            <text:p>0</text:p>
          </table:table-cell>
          <table:table-cell table:style-name="Default" table:formula="of:=[$imported.D97]" office:value-type="float" office:value="5454" calcext:value-type="float">
            <text:p>5454</text:p>
          </table:table-cell>
          <table:table-cell table:style-name="Default"/>
          <table:table-cell table:formula="of:=[.D99]*[.$B$1]" office:value-type="float" office:value="3272.4" calcext:value-type="float">
            <text:p>3272.4</text:p>
          </table:table-cell>
          <table:table-cell table:formula="of:=5*[.B99]" office:value-type="float" office:value="1285" calcext:value-type="float">
            <text:p>1285</text:p>
          </table:table-cell>
          <table:table-cell table:formula="of:=2*[.F105]" office:value-type="float" office:value="1912.8" calcext:value-type="float">
            <text:p>1912.8</text:p>
          </table:table-cell>
          <table:table-cell table:formula="of:=[.G99]+[.H99]" office:value-type="float" office:value="3197.8" calcext:value-type="float">
            <text:p>3197.8</text:p>
          </table:table-cell>
          <table:table-cell table:formula="of:=[.I99]/[.F99]" office:value-type="float" office:value="0.977203275883144" calcext:value-type="float">
            <text:p>0.977203275883144</text:p>
          </table:table-cell>
          <table:table-cell/>
        </table:table-row>
        <table:table-row table:style-name="ro1">
          <table:table-cell table:formula="of:=[$imported.A98]" office:value-type="string" office:string-value="test estimates_30_raders_inner______" calcext:value-type="string">
            <text:p>test estimates_30_raders_inner______</text:p>
          </table:table-cell>
          <table:table-cell table:formula="of:=[$imported.B98]" office:value-type="float" office:value="5" calcext:value-type="float">
            <text:p>5</text:p>
          </table:table-cell>
          <table:table-cell table:formula="of:=[$imported.C98]" office:value-type="float" office:value="0" calcext:value-type="float">
            <text:p>0</text:p>
          </table:table-cell>
          <table:table-cell table:style-name="Default" table:formula="of:=[$imported.D98]" office:value-type="float" office:value="6" calcext:value-type="float">
            <text:p>6</text:p>
          </table:table-cell>
          <table:table-cell table:style-name="Default"/>
          <table:table-cell table:formula="of:=[.D100]*[.$B$1]" office:value-type="float" office:value="3.6" calcext:value-type="float">
            <text:p>3.6</text:p>
          </table:table-cell>
          <table:table-cell table:number-columns-repeated="2"/>
          <table:table-cell table:formula="of:=[.G100]+[.H100]" office:value-type="float" office:value="0" calcext:value-type="float">
            <text:p>0</text:p>
          </table:table-cell>
          <table:table-cell table:formula="of:=[.I100]/[.F1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9]" office:value-type="string" office:string-value="test estimates_30_raders_inner______" calcext:value-type="string">
            <text:p>test estimates_30_raders_inner______</text:p>
          </table:table-cell>
          <table:table-cell table:formula="of:=[$imported.B99]" office:value-type="float" office:value="17" calcext:value-type="float">
            <text:p>17</text:p>
          </table:table-cell>
          <table:table-cell table:formula="of:=[$imported.C99]" office:value-type="float" office:value="0" calcext:value-type="float">
            <text:p>0</text:p>
          </table:table-cell>
          <table:table-cell table:style-name="Default" table:formula="of:=[$imported.D99]" office:value-type="float" office:value="44" calcext:value-type="float">
            <text:p>44</text:p>
          </table:table-cell>
          <table:table-cell table:style-name="Default"/>
          <table:table-cell table:formula="of:=[.D101]*[.$B$1]" office:value-type="float" office:value="26.4" calcext:value-type="float">
            <text:p>26.4</text:p>
          </table:table-cell>
          <table:table-cell table:number-columns-repeated="2"/>
          <table:table-cell table:formula="of:=[.G101]+[.H101]" office:value-type="float" office:value="0" calcext:value-type="float">
            <text:p>0</text:p>
          </table:table-cell>
          <table:table-cell table:formula="of:=[.I101]/[.F1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0]" office:value-type="string" office:string-value="test estimates_30_raders_inner______" calcext:value-type="string">
            <text:p>test estimates_30_raders_inner______</text:p>
          </table:table-cell>
          <table:table-cell table:formula="of:=[$imported.B100]" office:value-type="float" office:value="149" calcext:value-type="float">
            <text:p>149</text:p>
          </table:table-cell>
          <table:table-cell table:formula="of:=[$imported.C100]" office:value-type="float" office:value="0" calcext:value-type="float">
            <text:p>0</text:p>
          </table:table-cell>
          <table:table-cell table:style-name="Default" table:formula="of:=[$imported.D100]" office:value-type="float" office:value="3165" calcext:value-type="float">
            <text:p>3165</text:p>
          </table:table-cell>
          <table:table-cell table:style-name="Default"/>
          <table:table-cell table:formula="of:=[.D102]*[.$B$1]" office:value-type="float" office:value="1899" calcext:value-type="float">
            <text:p>1899</text:p>
          </table:table-cell>
          <table:table-cell table:number-columns-repeated="2"/>
          <table:table-cell table:formula="of:=[.G102]+[.H102]" office:value-type="float" office:value="0" calcext:value-type="float">
            <text:p>0</text:p>
          </table:table-cell>
          <table:table-cell table:formula="of:=[.I102]/[.F1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1]" office:value-type="string" office:string-value="test estimates_30_raders_inner______" calcext:value-type="string">
            <text:p>test estimates_30_raders_inner______</text:p>
          </table:table-cell>
          <table:table-cell table:formula="of:=[$imported.B101]" office:value-type="float" office:value="151" calcext:value-type="float">
            <text:p>151</text:p>
          </table:table-cell>
          <table:table-cell table:formula="of:=[$imported.C101]" office:value-type="float" office:value="0" calcext:value-type="float">
            <text:p>0</text:p>
          </table:table-cell>
          <table:table-cell table:style-name="Default" table:formula="of:=[$imported.D101]" office:value-type="float" office:value="1184" calcext:value-type="float">
            <text:p>1184</text:p>
          </table:table-cell>
          <table:table-cell table:style-name="Default"/>
          <table:table-cell table:formula="of:=[.D103]*[.$B$1]" office:value-type="float" office:value="710.4" calcext:value-type="float">
            <text:p>710.4</text:p>
          </table:table-cell>
          <table:table-cell table:number-columns-repeated="3"/>
          <table:table-cell table:formula="of:=[.I103]/[.F1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2]" office:value-type="string" office:string-value="test estimates_30_raders_inner______" calcext:value-type="string">
            <text:p>test estimates_30_raders_inner______</text:p>
          </table:table-cell>
          <table:table-cell table:formula="of:=[$imported.B102]" office:value-type="float" office:value="251" calcext:value-type="float">
            <text:p>251</text:p>
          </table:table-cell>
          <table:table-cell table:formula="of:=[$imported.C102]" office:value-type="float" office:value="0" calcext:value-type="float">
            <text:p>0</text:p>
          </table:table-cell>
          <table:table-cell table:style-name="Default" table:formula="of:=[$imported.D102]" office:value-type="float" office:value="3592" calcext:value-type="float">
            <text:p>3592</text:p>
          </table:table-cell>
          <table:table-cell table:style-name="Default"/>
          <table:table-cell table:formula="of:=[.D104]*[.$B$1]" office:value-type="float" office:value="2155.2" calcext:value-type="float">
            <text:p>2155.2</text:p>
          </table:table-cell>
          <table:table-cell table:number-columns-repeated="3"/>
          <table:table-cell table:formula="of:=[.I104]/[.F1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3]" office:value-type="string" office:string-value="test estimates_30_raders_inner______" calcext:value-type="string">
            <text:p>test estimates_30_raders_inner______</text:p>
          </table:table-cell>
          <table:table-cell table:formula="of:=[$imported.B103]" office:value-type="float" office:value="257" calcext:value-type="float">
            <text:p>257</text:p>
          </table:table-cell>
          <table:table-cell table:formula="of:=[$imported.C103]" office:value-type="float" office:value="0" calcext:value-type="float">
            <text:p>0</text:p>
          </table:table-cell>
          <table:table-cell table:style-name="Default" table:formula="of:=[$imported.D103]" office:value-type="float" office:value="1594" calcext:value-type="float">
            <text:p>1594</text:p>
          </table:table-cell>
          <table:table-cell table:style-name="Default"/>
          <table:table-cell table:formula="of:=[.D105]*[.$B$1]" office:value-type="float" office:value="956.4" calcext:value-type="float">
            <text:p>956.4</text:p>
          </table:table-cell>
          <table:table-cell table:number-columns-repeated="3"/>
          <table:table-cell table:formula="of:=[.I105]/[.F1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4]" office:value-type="string" office:string-value="test estimates_31_bluesteins_inner__" calcext:value-type="string">
            <text:p>test estimates_31_bluesteins_inner__</text:p>
          </table:table-cell>
          <table:table-cell table:formula="of:=[$imported.B104]" office:value-type="float" office:value="5" calcext:value-type="float">
            <text:p>5</text:p>
          </table:table-cell>
          <table:table-cell table:formula="of:=[$imported.C104]" office:value-type="float" office:value="0" calcext:value-type="float">
            <text:p>0</text:p>
          </table:table-cell>
          <table:table-cell table:style-name="Default" table:formula="of:=[$imported.D104]" office:value-type="float" office:value="44" calcext:value-type="float">
            <text:p>44</text:p>
          </table:table-cell>
          <table:table-cell table:style-name="Default"/>
          <table:table-cell table:formula="of:=[.D106]*[.$B$1]" office:value-type="float" office:value="26.4" calcext:value-type="float">
            <text:p>26.4</text:p>
          </table:table-cell>
          <table:table-cell table:number-columns-repeated="3"/>
          <table:table-cell table:formula="of:=[.I106]/[.F1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5]" office:value-type="string" office:string-value="test estimates_31_bluesteins_inner__" calcext:value-type="string">
            <text:p>test estimates_31_bluesteins_inner__</text:p>
          </table:table-cell>
          <table:table-cell table:formula="of:=[$imported.B105]" office:value-type="float" office:value="17" calcext:value-type="float">
            <text:p>17</text:p>
          </table:table-cell>
          <table:table-cell table:formula="of:=[$imported.C105]" office:value-type="float" office:value="0" calcext:value-type="float">
            <text:p>0</text:p>
          </table:table-cell>
          <table:table-cell table:style-name="Default" table:formula="of:=[$imported.D105]" office:value-type="float" office:value="332" calcext:value-type="float">
            <text:p>332</text:p>
          </table:table-cell>
          <table:table-cell table:style-name="Default"/>
          <table:table-cell table:formula="of:=[.D107]*[.$B$1]" office:value-type="float" office:value="199.2" calcext:value-type="float">
            <text:p>199.2</text:p>
          </table:table-cell>
          <table:table-cell table:number-columns-repeated="3"/>
          <table:table-cell table:formula="of:=[.I107]/[.F1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6]" office:value-type="string" office:string-value="test estimates_31_bluesteins_inner__" calcext:value-type="string">
            <text:p>test estimates_31_bluesteins_inner__</text:p>
          </table:table-cell>
          <table:table-cell table:formula="of:=[$imported.B106]" office:value-type="float" office:value="149" calcext:value-type="float">
            <text:p>149</text:p>
          </table:table-cell>
          <table:table-cell table:formula="of:=[$imported.C106]" office:value-type="float" office:value="0" calcext:value-type="float">
            <text:p>0</text:p>
          </table:table-cell>
          <table:table-cell table:style-name="Default" table:formula="of:=[$imported.D106]" office:value-type="float" office:value="3272" calcext:value-type="float">
            <text:p>3272</text:p>
          </table:table-cell>
          <table:table-cell table:style-name="Default"/>
          <table:table-cell table:formula="of:=[.D108]*[.$B$1]" office:value-type="float" office:value="1963.2" calcext:value-type="float">
            <text:p>1963.2</text:p>
          </table:table-cell>
          <table:table-cell table:number-columns-repeated="3"/>
          <table:table-cell table:formula="of:=[.I108]/[.F1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7]" office:value-type="string" office:string-value="test estimates_31_bluesteins_inner__" calcext:value-type="string">
            <text:p>test estimates_31_bluesteins_inner__</text:p>
          </table:table-cell>
          <table:table-cell table:formula="of:=[$imported.B107]" office:value-type="float" office:value="151" calcext:value-type="float">
            <text:p>151</text:p>
          </table:table-cell>
          <table:table-cell table:formula="of:=[$imported.C107]" office:value-type="float" office:value="0" calcext:value-type="float">
            <text:p>0</text:p>
          </table:table-cell>
          <table:table-cell table:style-name="Default" table:formula="of:=[$imported.D107]" office:value-type="float" office:value="3257" calcext:value-type="float">
            <text:p>3257</text:p>
          </table:table-cell>
          <table:table-cell table:style-name="Default"/>
          <table:table-cell table:formula="of:=[.D109]*[.$B$1]" office:value-type="float" office:value="1954.2" calcext:value-type="float">
            <text:p>1954.2</text:p>
          </table:table-cell>
          <table:table-cell table:number-columns-repeated="3"/>
          <table:table-cell table:formula="of:=[.I109]/[.F1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8]" office:value-type="string" office:string-value="test estimates_31_bluesteins_inner__" calcext:value-type="string">
            <text:p>test estimates_31_bluesteins_inner__</text:p>
          </table:table-cell>
          <table:table-cell table:formula="of:=[$imported.B108]" office:value-type="float" office:value="251" calcext:value-type="float">
            <text:p>251</text:p>
          </table:table-cell>
          <table:table-cell table:formula="of:=[$imported.C108]" office:value-type="float" office:value="0" calcext:value-type="float">
            <text:p>0</text:p>
          </table:table-cell>
          <table:table-cell table:style-name="Default" table:formula="of:=[$imported.D108]" office:value-type="float" office:value="3250" calcext:value-type="float">
            <text:p>3250</text:p>
          </table:table-cell>
          <table:table-cell table:style-name="Default"/>
          <table:table-cell table:formula="of:=[.D110]*[.$B$1]" office:value-type="float" office:value="1950" calcext:value-type="float">
            <text:p>1950</text:p>
          </table:table-cell>
          <table:table-cell table:number-columns-repeated="3"/>
          <table:table-cell table:formula="of:=[.I110]/[.F1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9]" office:value-type="string" office:string-value="test estimates_31_bluesteins_inner__" calcext:value-type="string">
            <text:p>test estimates_31_bluesteins_inner__</text:p>
          </table:table-cell>
          <table:table-cell table:formula="of:=[$imported.B109]" office:value-type="float" office:value="257" calcext:value-type="float">
            <text:p>257</text:p>
          </table:table-cell>
          <table:table-cell table:formula="of:=[$imported.C109]" office:value-type="float" office:value="0" calcext:value-type="float">
            <text:p>0</text:p>
          </table:table-cell>
          <table:table-cell table:style-name="Default" table:formula="of:=[$imported.D109]" office:value-type="float" office:value="7280" calcext:value-type="float">
            <text:p>7280</text:p>
          </table:table-cell>
          <table:table-cell table:style-name="Default"/>
          <table:table-cell table:formula="of:=[.D111]*[.$B$1]" office:value-type="float" office:value="4368" calcext:value-type="float">
            <text:p>4368</text:p>
          </table:table-cell>
          <table:table-cell table:number-columns-repeated="3"/>
          <table:table-cell table:formula="of:=[.I111]/[.F1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0]" office:value-type="string" office:string-value="test estimates_31_bluesteins_prime__" calcext:value-type="string">
            <text:p>test estimates_31_bluesteins_prime__</text:p>
          </table:table-cell>
          <table:table-cell table:formula="of:=[$imported.B110]" office:value-type="float" office:value="5" calcext:value-type="float">
            <text:p>5</text:p>
          </table:table-cell>
          <table:table-cell table:formula="of:=[$imported.C110]" office:value-type="float" office:value="0" calcext:value-type="float">
            <text:p>0</text:p>
          </table:table-cell>
          <table:table-cell table:style-name="Default" table:formula="of:=[$imported.D110]" office:value-type="float" office:value="128" calcext:value-type="float">
            <text:p>128</text:p>
          </table:table-cell>
          <table:table-cell table:style-name="Default"/>
          <table:table-cell table:formula="of:=[.D112]*[.$B$1]" office:value-type="float" office:value="76.8" calcext:value-type="float">
            <text:p>76.8</text:p>
          </table:table-cell>
          <table:table-cell table:formula="of:=4*[.B112]" office:value-type="float" office:value="20" calcext:value-type="float">
            <text:p>20</text:p>
          </table:table-cell>
          <table:table-cell table:formula="of:=2*[.F106]" office:value-type="float" office:value="52.8" calcext:value-type="float">
            <text:p>52.8</text:p>
          </table:table-cell>
          <table:table-cell table:formula="of:=[.G112]+[.H112]" office:value-type="float" office:value="72.8" calcext:value-type="float">
            <text:p>72.8</text:p>
          </table:table-cell>
          <table:table-cell table:formula="of:=[.I112]/[.F112]" office:value-type="float" office:value="0.947916666666667" calcext:value-type="float">
            <text:p>0.947916666666667</text:p>
          </table:table-cell>
          <table:table-cell/>
        </table:table-row>
        <table:table-row table:style-name="ro1">
          <table:table-cell table:formula="of:=[$imported.A111]" office:value-type="string" office:string-value="test estimates_31_bluesteins_prime__" calcext:value-type="string">
            <text:p>test estimates_31_bluesteins_prime__</text:p>
          </table:table-cell>
          <table:table-cell table:formula="of:=[$imported.B111]" office:value-type="float" office:value="17" calcext:value-type="float">
            <text:p>17</text:p>
          </table:table-cell>
          <table:table-cell table:formula="of:=[$imported.C111]" office:value-type="float" office:value="0" calcext:value-type="float">
            <text:p>0</text:p>
          </table:table-cell>
          <table:table-cell table:style-name="Default" table:formula="of:=[$imported.D111]" office:value-type="float" office:value="850" calcext:value-type="float">
            <text:p>850</text:p>
          </table:table-cell>
          <table:table-cell table:style-name="Default"/>
          <table:table-cell table:formula="of:=[.D113]*[.$B$1]" office:value-type="float" office:value="510" calcext:value-type="float">
            <text:p>510</text:p>
          </table:table-cell>
          <table:table-cell table:formula="of:=4*[.B113]" office:value-type="float" office:value="68" calcext:value-type="float">
            <text:p>68</text:p>
          </table:table-cell>
          <table:table-cell table:formula="of:=2*[.F107]" office:value-type="float" office:value="398.4" calcext:value-type="float">
            <text:p>398.4</text:p>
          </table:table-cell>
          <table:table-cell table:formula="of:=[.G113]+[.H113]" office:value-type="float" office:value="466.4" calcext:value-type="float">
            <text:p>466.4</text:p>
          </table:table-cell>
          <table:table-cell table:formula="of:=[.I113]/[.F113]" office:value-type="float" office:value="0.914509803921569" calcext:value-type="float">
            <text:p>0.914509803921569</text:p>
          </table:table-cell>
          <table:table-cell/>
        </table:table-row>
        <table:table-row table:style-name="ro1">
          <table:table-cell table:formula="of:=[$imported.A112]" office:value-type="string" office:string-value="test estimates_31_bluesteins_prime__" calcext:value-type="string">
            <text:p>test estimates_31_bluesteins_prime__</text:p>
          </table:table-cell>
          <table:table-cell table:formula="of:=[$imported.B112]" office:value-type="float" office:value="149" calcext:value-type="float">
            <text:p>149</text:p>
          </table:table-cell>
          <table:table-cell table:formula="of:=[$imported.C112]" office:value-type="float" office:value="0" calcext:value-type="float">
            <text:p>0</text:p>
          </table:table-cell>
          <table:table-cell table:style-name="Default" table:formula="of:=[$imported.D112]" office:value-type="float" office:value="7486" calcext:value-type="float">
            <text:p>7486</text:p>
          </table:table-cell>
          <table:table-cell table:style-name="Default"/>
          <table:table-cell table:formula="of:=[.D114]*[.$B$1]" office:value-type="float" office:value="4491.6" calcext:value-type="float">
            <text:p>4491.6</text:p>
          </table:table-cell>
          <table:table-cell table:formula="of:=4*[.B114]" office:value-type="float" office:value="596" calcext:value-type="float">
            <text:p>596</text:p>
          </table:table-cell>
          <table:table-cell table:formula="of:=2*[.F108]" office:value-type="float" office:value="3926.4" calcext:value-type="float">
            <text:p>3926.4</text:p>
          </table:table-cell>
          <table:table-cell table:formula="of:=[.G114]+[.H114]" office:value-type="float" office:value="4522.4" calcext:value-type="float">
            <text:p>4522.4</text:p>
          </table:table-cell>
          <table:table-cell table:formula="of:=[.I114]/[.F114]" office:value-type="float" office:value="1.00685724463443" calcext:value-type="float">
            <text:p>1.00685724463443</text:p>
          </table:table-cell>
          <table:table-cell/>
        </table:table-row>
        <table:table-row table:style-name="ro1">
          <table:table-cell table:formula="of:=[$imported.A113]" office:value-type="string" office:string-value="test estimates_31_bluesteins_prime__" calcext:value-type="string">
            <text:p>test estimates_31_bluesteins_prime__</text:p>
          </table:table-cell>
          <table:table-cell table:formula="of:=[$imported.B113]" office:value-type="float" office:value="151" calcext:value-type="float">
            <text:p>151</text:p>
          </table:table-cell>
          <table:table-cell table:formula="of:=[$imported.C113]" office:value-type="float" office:value="0" calcext:value-type="float">
            <text:p>0</text:p>
          </table:table-cell>
          <table:table-cell table:style-name="Default" table:formula="of:=[$imported.D113]" office:value-type="float" office:value="7442" calcext:value-type="float">
            <text:p>7442</text:p>
          </table:table-cell>
          <table:table-cell table:style-name="Default"/>
          <table:table-cell table:formula="of:=[.D115]*[.$B$1]" office:value-type="float" office:value="4465.2" calcext:value-type="float">
            <text:p>4465.2</text:p>
          </table:table-cell>
          <table:table-cell table:formula="of:=4*[.B115]" office:value-type="float" office:value="604" calcext:value-type="float">
            <text:p>604</text:p>
          </table:table-cell>
          <table:table-cell table:formula="of:=2*[.F109]" office:value-type="float" office:value="3908.4" calcext:value-type="float">
            <text:p>3908.4</text:p>
          </table:table-cell>
          <table:table-cell table:formula="of:=[.G115]+[.H115]" office:value-type="float" office:value="4512.4" calcext:value-type="float">
            <text:p>4512.4</text:p>
          </table:table-cell>
          <table:table-cell table:formula="of:=[.I115]/[.F115]" office:value-type="float" office:value="1.01057063513392" calcext:value-type="float">
            <text:p>1.01057063513392</text:p>
          </table:table-cell>
          <table:table-cell/>
        </table:table-row>
        <table:table-row table:style-name="ro1">
          <table:table-cell table:formula="of:=[$imported.A114]" office:value-type="string" office:string-value="test estimates_31_bluesteins_prime__" calcext:value-type="string">
            <text:p>test estimates_31_bluesteins_prime__</text:p>
          </table:table-cell>
          <table:table-cell table:formula="of:=[$imported.B114]" office:value-type="float" office:value="251" calcext:value-type="float">
            <text:p>251</text:p>
          </table:table-cell>
          <table:table-cell table:formula="of:=[$imported.C114]" office:value-type="float" office:value="0" calcext:value-type="float">
            <text:p>0</text:p>
          </table:table-cell>
          <table:table-cell table:style-name="Default" table:formula="of:=[$imported.D114]" office:value-type="float" office:value="7546" calcext:value-type="float">
            <text:p>7546</text:p>
          </table:table-cell>
          <table:table-cell table:style-name="Default"/>
          <table:table-cell table:formula="of:=[.D116]*[.$B$1]" office:value-type="float" office:value="4527.6" calcext:value-type="float">
            <text:p>4527.6</text:p>
          </table:table-cell>
          <table:table-cell table:formula="of:=4*[.B116]" office:value-type="float" office:value="1004" calcext:value-type="float">
            <text:p>1004</text:p>
          </table:table-cell>
          <table:table-cell table:formula="of:=2*[.F110]" office:value-type="float" office:value="3900" calcext:value-type="float">
            <text:p>3900</text:p>
          </table:table-cell>
          <table:table-cell table:formula="of:=[.G116]+[.H116]" office:value-type="float" office:value="4904" calcext:value-type="float">
            <text:p>4904</text:p>
          </table:table-cell>
          <table:table-cell table:formula="of:=[.I116]/[.F116]" office:value-type="float" office:value="1.08313455252231" calcext:value-type="float">
            <text:p>1.08313455252231</text:p>
          </table:table-cell>
          <table:table-cell/>
        </table:table-row>
        <table:table-row table:style-name="ro1">
          <table:table-cell table:formula="of:=[$imported.A115]" office:value-type="string" office:string-value="test estimates_31_bluesteins_prime__" calcext:value-type="string">
            <text:p>test estimates_31_bluesteins_prime__</text:p>
          </table:table-cell>
          <table:table-cell table:formula="of:=[$imported.B115]" office:value-type="float" office:value="257" calcext:value-type="float">
            <text:p>257</text:p>
          </table:table-cell>
          <table:table-cell table:formula="of:=[$imported.C115]" office:value-type="float" office:value="0" calcext:value-type="float">
            <text:p>0</text:p>
          </table:table-cell>
          <table:table-cell table:style-name="Default" table:formula="of:=[$imported.D115]" office:value-type="float" office:value="16373" calcext:value-type="float">
            <text:p>16373</text:p>
          </table:table-cell>
          <table:table-cell table:style-name="Default"/>
          <table:table-cell table:formula="of:=[.D117]*[.$B$1]" office:value-type="float" office:value="9823.8" calcext:value-type="float">
            <text:p>9823.8</text:p>
          </table:table-cell>
          <table:table-cell table:formula="of:=4*[.B117]" office:value-type="float" office:value="1028" calcext:value-type="float">
            <text:p>1028</text:p>
          </table:table-cell>
          <table:table-cell table:formula="of:=2*[.F111]" office:value-type="float" office:value="8736" calcext:value-type="float">
            <text:p>8736</text:p>
          </table:table-cell>
          <table:table-cell table:formula="of:=[.G117]+[.H117]" office:value-type="float" office:value="9764" calcext:value-type="float">
            <text:p>9764</text:p>
          </table:table-cell>
          <table:table-cell table:formula="of:=[.I117]/[.F117]" office:value-type="float" office:value="0.99391274252326" calcext:value-type="float">
            <text:p>0.99391274252326</text:p>
          </table:table-cell>
          <table:table-cell/>
        </table:table-row>
        <table:table-row table:style-name="ro1">
          <table:table-cell table:formula="of:=[$imported.A116]" office:value-type="string" office:string-value="test estimates_40_radix4____________" calcext:value-type="string">
            <text:p>test estimates_40_radix4____________</text:p>
          </table:table-cell>
          <table:table-cell table:formula="of:=[$imported.B116]" office:value-type="float" office:value="64" calcext:value-type="float">
            <text:p>64</text:p>
          </table:table-cell>
          <table:table-cell table:formula="of:=[$imported.C116]" office:value-type="float" office:value="0" calcext:value-type="float">
            <text:p>0</text:p>
          </table:table-cell>
          <table:table-cell table:style-name="Default" table:formula="of:=[$imported.D116]" office:value-type="float" office:value="316" calcext:value-type="float">
            <text:p>316</text:p>
          </table:table-cell>
          <table:table-cell table:style-name="Default"/>
          <table:table-cell table:formula="of:=[.D118]*[.$B$1]" office:value-type="float" office:value="189.6" calcext:value-type="float">
            <text:p>189.6</text:p>
          </table:table-cell>
          <table:table-cell/>
          <table:table-cell table:formula="of:=1.2*POWER([.B118]; 1.2)+ 10*([.B118]-100000)*([.B118]&gt;100000)" office:value-type="float" office:value="176.440067327545" calcext:value-type="float">
            <text:p>176.440067327545</text:p>
          </table:table-cell>
          <table:table-cell table:formula="of:=[.G118]+[.H118]" office:value-type="float" office:value="176.440067327545" calcext:value-type="float">
            <text:p>176.440067327545</text:p>
          </table:table-cell>
          <table:table-cell table:formula="of:=[.I118]/[.F118]" office:value-type="float" office:value="0.930591072402661" calcext:value-type="float">
            <text:p>0.930591072402661</text:p>
          </table:table-cell>
          <table:table-cell/>
        </table:table-row>
        <table:table-row table:style-name="ro1">
          <table:table-cell table:formula="of:=[$imported.A117]" office:value-type="string" office:string-value="test estimates_40_radix4____________" calcext:value-type="string">
            <text:p>test estimates_40_radix4____________</text:p>
          </table:table-cell>
          <table:table-cell table:formula="of:=[$imported.B117]" office:value-type="float" office:value="256" calcext:value-type="float">
            <text:p>256</text:p>
          </table:table-cell>
          <table:table-cell table:formula="of:=[$imported.C117]" office:value-type="float" office:value="0" calcext:value-type="float">
            <text:p>0</text:p>
          </table:table-cell>
          <table:table-cell table:style-name="Default" table:formula="of:=[$imported.D117]" office:value-type="float" office:value="1456" calcext:value-type="float">
            <text:p>1456</text:p>
          </table:table-cell>
          <table:table-cell table:style-name="Default"/>
          <table:table-cell table:formula="of:=[.D119]*[.$B$1]" office:value-type="float" office:value="873.6" calcext:value-type="float">
            <text:p>873.6</text:p>
          </table:table-cell>
          <table:table-cell/>
          <table:table-cell table:formula="of:=1.2*POWER([.B119]; 1.2)+ 10*([.B119]-100000)*([.B119]&gt;100000)" office:value-type="float" office:value="931.256258463989" calcext:value-type="float">
            <text:p>931.256258463989</text:p>
          </table:table-cell>
          <table:table-cell table:formula="of:=[.G119]+[.H119]" office:value-type="float" office:value="931.256258463989" calcext:value-type="float">
            <text:p>931.256258463989</text:p>
          </table:table-cell>
          <table:table-cell table:formula="of:=[.I119]/[.F119]" office:value-type="float" office:value="1.06599846435896" calcext:value-type="float">
            <text:p>1.06599846435896</text:p>
          </table:table-cell>
          <table:table-cell/>
        </table:table-row>
        <table:table-row table:style-name="ro1">
          <table:table-cell table:formula="of:=[$imported.A118]" office:value-type="string" office:string-value="test estimates_40_radix4____________" calcext:value-type="string">
            <text:p>test estimates_40_radix4____________</text:p>
          </table:table-cell>
          <table:table-cell table:formula="of:=[$imported.B118]" office:value-type="float" office:value="1024" calcext:value-type="float">
            <text:p>1024</text:p>
          </table:table-cell>
          <table:table-cell table:formula="of:=[$imported.C118]" office:value-type="float" office:value="0" calcext:value-type="float">
            <text:p>0</text:p>
          </table:table-cell>
          <table:table-cell table:style-name="Default" table:formula="of:=[$imported.D118]" office:value-type="float" office:value="6858" calcext:value-type="float">
            <text:p>6858</text:p>
          </table:table-cell>
          <table:table-cell table:style-name="Default"/>
          <table:table-cell table:formula="of:=[.D120]*[.$B$1]" office:value-type="float" office:value="4114.8" calcext:value-type="float">
            <text:p>4114.8</text:p>
          </table:table-cell>
          <table:table-cell/>
          <table:table-cell table:formula="of:=1.2*POWER([.B120]; 1.2)+ 10*([.B120]-100000)*([.B120]&gt;100000)" office:value-type="float" office:value="4915.2" calcext:value-type="float">
            <text:p>4915.2</text:p>
          </table:table-cell>
          <table:table-cell table:formula="of:=[.G120]+[.H120]" office:value-type="float" office:value="4915.2" calcext:value-type="float">
            <text:p>4915.2</text:p>
          </table:table-cell>
          <table:table-cell table:formula="of:=[.I120]/[.F120]" office:value-type="float" office:value="1.19451735199767" calcext:value-type="float">
            <text:p>1.19451735199767</text:p>
          </table:table-cell>
          <table:table-cell/>
        </table:table-row>
        <table:table-row table:style-name="ro1">
          <table:table-cell table:formula="of:=[$imported.A119]" office:value-type="string" office:string-value="test estimates_40_radix4____________" calcext:value-type="string">
            <text:p>test estimates_40_radix4____________</text:p>
          </table:table-cell>
          <table:table-cell table:formula="of:=[$imported.B119]" office:value-type="float" office:value="4096" calcext:value-type="float">
            <text:p>4096</text:p>
          </table:table-cell>
          <table:table-cell table:formula="of:=[$imported.C119]" office:value-type="float" office:value="0" calcext:value-type="float">
            <text:p>0</text:p>
          </table:table-cell>
          <table:table-cell table:style-name="Default" table:formula="of:=[$imported.D119]" office:value-type="float" office:value="35743" calcext:value-type="float">
            <text:p>35743</text:p>
          </table:table-cell>
          <table:table-cell table:style-name="Default"/>
          <table:table-cell table:formula="of:=[.D121]*[.$B$1]" office:value-type="float" office:value="21445.8" calcext:value-type="float">
            <text:p>21445.8</text:p>
          </table:table-cell>
          <table:table-cell/>
          <table:table-cell table:formula="of:=1.2*POWER([.B121]; 1.2)+ 10*([.B121]-100000)*([.B121]&gt;100000)" office:value-type="float" office:value="25942.5811321237" calcext:value-type="float">
            <text:p>25942.5811321237</text:p>
          </table:table-cell>
          <table:table-cell table:formula="of:=[.G121]+[.H121]" office:value-type="float" office:value="25942.5811321237" calcext:value-type="float">
            <text:p>25942.5811321237</text:p>
          </table:table-cell>
          <table:table-cell table:formula="of:=[.I121]/[.F121]" office:value-type="float" office:value="1.20968120247898" calcext:value-type="float">
            <text:p>1.20968120247898</text:p>
          </table:table-cell>
          <table:table-cell/>
        </table:table-row>
        <table:table-row table:style-name="ro1">
          <table:table-cell table:formula="of:=[$imported.A120]" office:value-type="string" office:string-value="test estimates_40_radix4____________" calcext:value-type="string">
            <text:p>test estimates_40_radix4____________</text:p>
          </table:table-cell>
          <table:table-cell table:formula="of:=[$imported.B120]" office:value-type="float" office:value="16384" calcext:value-type="float">
            <text:p>16384</text:p>
          </table:table-cell>
          <table:table-cell table:formula="of:=[$imported.C120]" office:value-type="float" office:value="0" calcext:value-type="float">
            <text:p>0</text:p>
          </table:table-cell>
          <table:table-cell table:style-name="Default" table:formula="of:=[$imported.D120]" office:value-type="float" office:value="238083" calcext:value-type="float">
            <text:p>238083</text:p>
          </table:table-cell>
          <table:table-cell table:style-name="Default"/>
          <table:table-cell table:formula="of:=[.D122]*[.$B$1]" office:value-type="float" office:value="142849.8" calcext:value-type="float">
            <text:p>142849.8</text:p>
          </table:table-cell>
          <table:table-cell/>
          <table:table-cell table:formula="of:=1.2*POWER([.B122]; 1.2)+ 10*([.B122]-100000)*([.B122]&gt;100000)" office:value-type="float" office:value="136925.764118819" calcext:value-type="float">
            <text:p>136925.764118819</text:p>
          </table:table-cell>
          <table:table-cell table:formula="of:=[.G122]+[.H122]" office:value-type="float" office:value="136925.764118819" calcext:value-type="float">
            <text:p>136925.764118819</text:p>
          </table:table-cell>
          <table:table-cell table:formula="of:=[.I122]/[.F122]" office:value-type="float" office:value="0.958529617254063" calcext:value-type="float">
            <text:p>0.958529617254063</text:p>
          </table:table-cell>
          <table:table-cell/>
        </table:table-row>
        <table:table-row table:style-name="ro1">
          <table:table-cell table:formula="of:=[$imported.A121]" office:value-type="string" office:string-value="test estimates_40_radix4____________" calcext:value-type="string">
            <text:p>test estimates_40_radix4____________</text:p>
          </table:table-cell>
          <table:table-cell table:formula="of:=[$imported.B121]" office:value-type="float" office:value="65536" calcext:value-type="float">
            <text:p>65536</text:p>
          </table:table-cell>
          <table:table-cell table:formula="of:=[$imported.C121]" office:value-type="float" office:value="0" calcext:value-type="float">
            <text:p>0</text:p>
          </table:table-cell>
          <table:table-cell table:style-name="Default" table:formula="of:=[$imported.D121]" office:value-type="float" office:value="949664" calcext:value-type="float">
            <text:p>949664</text:p>
          </table:table-cell>
          <table:table-cell table:style-name="Default"/>
          <table:table-cell table:formula="of:=[.D123]*[.$B$1]" office:value-type="float" office:value="569798.4" calcext:value-type="float">
            <text:p>569798.4</text:p>
          </table:table-cell>
          <table:table-cell/>
          <table:table-cell table:formula="of:=1.2*POWER([.B123]; 1.2)+ 10*([.B123]-100000)*([.B123]&gt;100000)" office:value-type="float" office:value="722698.515773622" calcext:value-type="float">
            <text:p>722698.515773622</text:p>
          </table:table-cell>
          <table:table-cell table:formula="of:=[.G123]+[.H123]" office:value-type="float" office:value="722698.515773622" calcext:value-type="float">
            <text:p>722698.515773622</text:p>
          </table:table-cell>
          <table:table-cell table:formula="of:=[.I123]/[.F123]" office:value-type="float" office:value="1.26834072502419" calcext:value-type="float">
            <text:p>1.26834072502419</text:p>
          </table:table-cell>
          <table:table-cell/>
        </table:table-row>
        <table:table-row table:style-name="ro1">
          <table:table-cell table:formula="of:=[$imported.A122]" office:value-type="string" office:string-value="test estimates_40_radix4____________" calcext:value-type="string">
            <text:p>test estimates_40_radix4____________</text:p>
          </table:table-cell>
          <table:table-cell table:formula="of:=[$imported.B122]" office:value-type="float" office:value="262144" calcext:value-type="float">
            <text:p>262144</text:p>
          </table:table-cell>
          <table:table-cell table:formula="of:=[$imported.C122]" office:value-type="float" office:value="0" calcext:value-type="float">
            <text:p>0</text:p>
          </table:table-cell>
          <table:table-cell table:style-name="Default" table:formula="of:=[$imported.D122]" office:value-type="float" office:value="8068327" calcext:value-type="float">
            <text:p>8068327</text:p>
          </table:table-cell>
          <table:table-cell table:style-name="Default"/>
          <table:table-cell table:formula="of:=[.D124]*[.$B$1]" office:value-type="float" office:value="4840996.2" calcext:value-type="float">
            <text:p>4840996.2</text:p>
          </table:table-cell>
          <table:table-cell/>
          <table:table-cell table:formula="of:=1.2*POWER([.B124]; 1.2)+ 10*([.B124]-100000)*([.B124]&gt;100000)" office:value-type="float" office:value="5435865.6346685" calcext:value-type="float">
            <text:p>5435865.6346685</text:p>
          </table:table-cell>
          <table:table-cell table:formula="of:=[.G124]+[.H124]" office:value-type="float" office:value="5435865.6346685" calcext:value-type="float">
            <text:p>5435865.6346685</text:p>
          </table:table-cell>
          <table:table-cell table:formula="of:=[.I124]/[.F124]" office:value-type="float" office:value="1.12288161570309" calcext:value-type="float">
            <text:p>1.12288161570309</text:p>
          </table:table-cell>
          <table:table-cell/>
        </table:table-row>
        <table:table-row table:style-name="ro1">
          <table:table-cell table:formula="of:=[$imported.A123]" office:value-type="string" office:string-value="test estimates_40_radix4____________" calcext:value-type="string">
            <text:p>test estimates_40_radix4____________</text:p>
          </table:table-cell>
          <table:table-cell table:formula="of:=[$imported.B123]" office:value-type="float" office:value="1048576" calcext:value-type="float">
            <text:p>1048576</text:p>
          </table:table-cell>
          <table:table-cell table:formula="of:=[$imported.C123]" office:value-type="float" office:value="0" calcext:value-type="float">
            <text:p>0</text:p>
          </table:table-cell>
          <table:table-cell table:style-name="Default" table:formula="of:=[$imported.D123]" office:value-type="float" office:value="72460900" calcext:value-type="float">
            <text:p>72460900</text:p>
          </table:table-cell>
          <table:table-cell table:style-name="Default"/>
          <table:table-cell table:formula="of:=[.D125]*[.$B$1]" office:value-type="float" office:value="43476540" calcext:value-type="float">
            <text:p>43476540</text:p>
          </table:table-cell>
          <table:table-cell/>
          <table:table-cell table:formula="of:=1.2*POWER([.B125]; 1.2)+ 10*([.B125]-100000)*([.B125]&gt;100000)" office:value-type="float" office:value="29618419.2" calcext:value-type="float">
            <text:p>29618419.2</text:p>
          </table:table-cell>
          <table:table-cell table:formula="of:=[.G125]+[.H125]" office:value-type="float" office:value="29618419.2" calcext:value-type="float">
            <text:p>29618419.2</text:p>
          </table:table-cell>
          <table:table-cell table:formula="of:=[.I125]/[.F125]" office:value-type="float" office:value="0.681250605498965" calcext:value-type="float">
            <text:p>0.681250605498965</text:p>
          </table:table-cell>
          <table:table-cell/>
        </table:table-row>
        <table:table-row table:style-name="ro1">
          <table:table-cell table:formula="of:=[$imported.A124]" office:value-type="string" office:string-value="test estimates_40_radix4____________" calcext:value-type="string">
            <text:p>test estimates_40_radix4____________</text:p>
          </table:table-cell>
          <table:table-cell table:formula="of:=[$imported.B124]" office:value-type="float" office:value="4194304" calcext:value-type="float">
            <text:p>4194304</text:p>
          </table:table-cell>
          <table:table-cell table:formula="of:=[$imported.C124]" office:value-type="float" office:value="0" calcext:value-type="float">
            <text:p>0</text:p>
          </table:table-cell>
          <table:table-cell table:style-name="Default" table:formula="of:=[$imported.D124]" office:value-type="float" office:value="130752873" calcext:value-type="float">
            <text:p>130752873</text:p>
          </table:table-cell>
          <table:table-cell table:style-name="Default"/>
          <table:table-cell table:formula="of:=[.D126]*[.$B$1]" office:value-type="float" office:value="78451723.8" calcext:value-type="float">
            <text:p>78451723.8</text:p>
          </table:table-cell>
          <table:table-cell/>
          <table:table-cell table:formula="of:=1.2*POWER([.B126]; 1.2)+ 10*([.B126]-100000)*([.B126]&gt;100000)" office:value-type="float" office:value="147203852.317179" calcext:value-type="float">
            <text:p>147203852.317179</text:p>
          </table:table-cell>
          <table:table-cell table:formula="of:=[.G126]+[.H126]" office:value-type="float" office:value="147203852.317179" calcext:value-type="float">
            <text:p>147203852.317179</text:p>
          </table:table-cell>
          <table:table-cell table:formula="of:=[.I126]/[.F126]" office:value-type="float" office:value="1.87636224147797" calcext:value-type="float">
            <text:p>1.87636224147797</text:p>
          </table:table-cell>
          <table:table-cell/>
        </table:table-row>
        <table:table-row table:style-name="ro1">
          <table:table-cell table:formula="of:=[$imported.A125]" office:value-type="string" office:string-value="test estimates_50_dft_______________" calcext:value-type="string">
            <text:p>test estimates_50_dft_______________</text:p>
          </table:table-cell>
          <table:table-cell table:formula="of:=[$imported.B125]" office:value-type="float" office:value="2" calcext:value-type="float">
            <text:p>2</text:p>
          </table:table-cell>
          <table:table-cell table:formula="of:=[$imported.C125]" office:value-type="float" office:value="0" calcext:value-type="float">
            <text:p>0</text:p>
          </table:table-cell>
          <table:table-cell table:style-name="Default" table:formula="of:=[$imported.D125]" office:value-type="float" office:value="8284" calcext:value-type="float">
            <text:p>8284</text:p>
          </table:table-cell>
          <table:table-cell table:style-name="Default"/>
          <table:table-cell table:formula="of:=[.D127]*[.$B$1]/1000" office:value-type="float" office:value="4.9704" calcext:value-type="float">
            <text:p>4.9704</text:p>
          </table:table-cell>
          <table:table-cell/>
          <table:table-cell table:formula="of:=1*POWER([.B127];2.2)" office:value-type="float" office:value="4.59479341998814" calcext:value-type="float">
            <text:p>4.59479341998814</text:p>
          </table:table-cell>
          <table:table-cell table:formula="of:=[.G127]+[.H127]" office:value-type="float" office:value="4.59479341998814" calcext:value-type="float">
            <text:p>4.59479341998814</text:p>
          </table:table-cell>
          <table:table-cell table:formula="of:=[.I127]/[.F127]" office:value-type="float" office:value="0.924431317396616" calcext:value-type="float">
            <text:p>0.924431317396616</text:p>
          </table:table-cell>
          <table:table-cell/>
        </table:table-row>
        <table:table-row table:style-name="ro1">
          <table:table-cell table:formula="of:=[$imported.A126]" office:value-type="string" office:string-value="test estimates_50_dft_______________" calcext:value-type="string">
            <text:p>test estimates_50_dft_______________</text:p>
          </table:table-cell>
          <table:table-cell table:formula="of:=[$imported.B126]" office:value-type="float" office:value="3" calcext:value-type="float">
            <text:p>3</text:p>
          </table:table-cell>
          <table:table-cell table:formula="of:=[$imported.C126]" office:value-type="float" office:value="0" calcext:value-type="float">
            <text:p>0</text:p>
          </table:table-cell>
          <table:table-cell table:style-name="Default" table:formula="of:=[$imported.D126]" office:value-type="float" office:value="18273" calcext:value-type="float">
            <text:p>18273</text:p>
          </table:table-cell>
          <table:table-cell table:style-name="Default"/>
          <table:table-cell table:formula="of:=[.D128]*[.$B$1]/1000" office:value-type="float" office:value="10.9638" calcext:value-type="float">
            <text:p>10.9638</text:p>
          </table:table-cell>
          <table:table-cell/>
          <table:table-cell table:formula="of:=1*POWER([.B128];2.2)" office:value-type="float" office:value="11.2115784565397" calcext:value-type="float">
            <text:p>11.2115784565397</text:p>
          </table:table-cell>
          <table:table-cell table:formula="of:=[.G128]+[.H128]" office:value-type="float" office:value="11.2115784565397" calcext:value-type="float">
            <text:p>11.2115784565397</text:p>
          </table:table-cell>
          <table:table-cell table:formula="of:=[.I128]/[.F128]" office:value-type="float" office:value="1.02259968774874" calcext:value-type="float">
            <text:p>1.02259968774874</text:p>
          </table:table-cell>
          <table:table-cell/>
        </table:table-row>
        <table:table-row table:style-name="ro1">
          <table:table-cell table:formula="of:=[$imported.A127]" office:value-type="string" office:string-value="test estimates_50_dft_______________" calcext:value-type="string">
            <text:p>test estimates_50_dft_______________</text:p>
          </table:table-cell>
          <table:table-cell table:formula="of:=[$imported.B127]" office:value-type="float" office:value="4" calcext:value-type="float">
            <text:p>4</text:p>
          </table:table-cell>
          <table:table-cell table:formula="of:=[$imported.C127]" office:value-type="float" office:value="0" calcext:value-type="float">
            <text:p>0</text:p>
          </table:table-cell>
          <table:table-cell table:style-name="Default" table:formula="of:=[$imported.D127]" office:value-type="float" office:value="32642" calcext:value-type="float">
            <text:p>32642</text:p>
          </table:table-cell>
          <table:table-cell table:style-name="Default"/>
          <table:table-cell table:formula="of:=[.D129]*[.$B$1]/1000" office:value-type="float" office:value="19.5852" calcext:value-type="float">
            <text:p>19.5852</text:p>
          </table:table-cell>
          <table:table-cell/>
          <table:table-cell table:formula="of:=1*POWER([.B129];2.2)" office:value-type="float" office:value="21.1121265723663" calcext:value-type="float">
            <text:p>21.1121265723663</text:p>
          </table:table-cell>
          <table:table-cell table:formula="of:=[.G129]+[.H129]" office:value-type="float" office:value="21.1121265723663" calcext:value-type="float">
            <text:p>21.1121265723663</text:p>
          </table:table-cell>
          <table:table-cell table:formula="of:=[.I129]/[.F129]" office:value-type="float" office:value="1.07796328719473" calcext:value-type="float">
            <text:p>1.07796328719473</text:p>
          </table:table-cell>
          <table:table-cell/>
        </table:table-row>
        <table:table-row table:style-name="ro1">
          <table:table-cell table:formula="of:=[$imported.A128]" office:value-type="string" office:string-value="test estimates_50_dft_______________" calcext:value-type="string">
            <text:p>test estimates_50_dft_______________</text:p>
          </table:table-cell>
          <table:table-cell table:formula="of:=[$imported.B128]" office:value-type="float" office:value="5" calcext:value-type="float">
            <text:p>5</text:p>
          </table:table-cell>
          <table:table-cell table:formula="of:=[$imported.C128]" office:value-type="float" office:value="0" calcext:value-type="float">
            <text:p>0</text:p>
          </table:table-cell>
          <table:table-cell table:style-name="Default" table:formula="of:=[$imported.D128]" office:value-type="float" office:value="52001" calcext:value-type="float">
            <text:p>52001</text:p>
          </table:table-cell>
          <table:table-cell table:style-name="Default"/>
          <table:table-cell table:formula="of:=[.D130]*[.$B$1]/1000" office:value-type="float" office:value="31.2006" calcext:value-type="float">
            <text:p>31.2006</text:p>
          </table:table-cell>
          <table:table-cell/>
          <table:table-cell table:formula="of:=1*POWER([.B130];2.2)" office:value-type="float" office:value="34.4932415365304" calcext:value-type="float">
            <text:p>34.4932415365304</text:p>
          </table:table-cell>
          <table:table-cell table:formula="of:=[.G130]+[.H130]" office:value-type="float" office:value="34.4932415365304" calcext:value-type="float">
            <text:p>34.4932415365304</text:p>
          </table:table-cell>
          <table:table-cell table:formula="of:=[.I130]/[.F130]" office:value-type="float" office:value="1.105531353132" calcext:value-type="float">
            <text:p>1.105531353132</text:p>
          </table:table-cell>
          <table:table-cell/>
        </table:table-row>
        <table:table-row table:style-name="ro1">
          <table:table-cell table:formula="of:=[$imported.A129]" office:value-type="string" office:string-value="test estimates_50_dft_______________" calcext:value-type="string">
            <text:p>test estimates_50_dft_______________</text:p>
          </table:table-cell>
          <table:table-cell table:formula="of:=[$imported.B129]" office:value-type="float" office:value="6" calcext:value-type="float">
            <text:p>6</text:p>
          </table:table-cell>
          <table:table-cell table:formula="of:=[$imported.C129]" office:value-type="float" office:value="0" calcext:value-type="float">
            <text:p>0</text:p>
          </table:table-cell>
          <table:table-cell table:style-name="Default" table:formula="of:=[$imported.D129]" office:value-type="float" office:value="81075" calcext:value-type="float">
            <text:p>81075</text:p>
          </table:table-cell>
          <table:table-cell table:style-name="Default"/>
          <table:table-cell table:formula="of:=[.D131]*[.$B$1]/1000" office:value-type="float" office:value="48.645" calcext:value-type="float">
            <text:p>48.645</text:p>
          </table:table-cell>
          <table:table-cell/>
          <table:table-cell table:formula="of:=1*POWER([.B131];2.2)" office:value-type="float" office:value="51.5148869197892" calcext:value-type="float">
            <text:p>51.5148869197892</text:p>
          </table:table-cell>
          <table:table-cell table:formula="of:=[.G131]+[.H131]" office:value-type="float" office:value="51.5148869197892" calcext:value-type="float">
            <text:p>51.5148869197892</text:p>
          </table:table-cell>
          <table:table-cell table:formula="of:=[.I131]/[.F131]" office:value-type="float" office:value="1.05899654475875" calcext:value-type="float">
            <text:p>1.05899654475875</text:p>
          </table:table-cell>
          <table:table-cell/>
        </table:table-row>
        <table:table-row table:style-name="ro1">
          <table:table-cell table:formula="of:=[$imported.A130]" office:value-type="string" office:string-value="test estimates_50_dft_______________" calcext:value-type="string">
            <text:p>test estimates_50_dft_______________</text:p>
          </table:table-cell>
          <table:table-cell table:formula="of:=[$imported.B130]" office:value-type="float" office:value="7" calcext:value-type="float">
            <text:p>7</text:p>
          </table:table-cell>
          <table:table-cell table:formula="of:=[$imported.C130]" office:value-type="float" office:value="0" calcext:value-type="float">
            <text:p>0</text:p>
          </table:table-cell>
          <table:table-cell table:style-name="Default" table:formula="of:=[$imported.D130]" office:value-type="float" office:value="115655" calcext:value-type="float">
            <text:p>115655</text:p>
          </table:table-cell>
          <table:table-cell table:style-name="Default"/>
          <table:table-cell table:formula="of:=[.D132]*[.$B$1]/1000" office:value-type="float" office:value="69.393" calcext:value-type="float">
            <text:p>69.393</text:p>
          </table:table-cell>
          <table:table-cell/>
          <table:table-cell table:formula="of:=1*POWER([.B132];2.2)" office:value-type="float" office:value="72.3128849181331" calcext:value-type="float">
            <text:p>72.3128849181331</text:p>
          </table:table-cell>
          <table:table-cell table:formula="of:=[.G132]+[.H132]" office:value-type="float" office:value="72.3128849181331" calcext:value-type="float">
            <text:p>72.3128849181331</text:p>
          </table:table-cell>
          <table:table-cell table:formula="of:=[.I132]/[.F132]" office:value-type="float" office:value="1.04207751384337" calcext:value-type="float">
            <text:p>1.04207751384337</text:p>
          </table:table-cell>
          <table:table-cell/>
        </table:table-row>
        <table:table-row table:style-name="ro1">
          <table:table-cell table:formula="of:=[$imported.A131]" office:value-type="string" office:string-value="test estimates_50_dft_______________" calcext:value-type="string">
            <text:p>test estimates_50_dft_______________</text:p>
          </table:table-cell>
          <table:table-cell table:formula="of:=[$imported.B131]" office:value-type="float" office:value="8" calcext:value-type="float">
            <text:p>8</text:p>
          </table:table-cell>
          <table:table-cell table:formula="of:=[$imported.C131]" office:value-type="float" office:value="0" calcext:value-type="float">
            <text:p>0</text:p>
          </table:table-cell>
          <table:table-cell table:style-name="Default" table:formula="of:=[$imported.D131]" office:value-type="float" office:value="153608" calcext:value-type="float">
            <text:p>153608</text:p>
          </table:table-cell>
          <table:table-cell table:style-name="Default"/>
          <table:table-cell table:formula="of:=[.D133]*[.$B$1]/1000" office:value-type="float" office:value="92.1648" calcext:value-type="float">
            <text:p>92.1648</text:p>
          </table:table-cell>
          <table:table-cell/>
          <table:table-cell table:formula="of:=1*POWER([.B133];2.2)" office:value-type="float" office:value="97.0058602566655" calcext:value-type="float">
            <text:p>97.0058602566655</text:p>
          </table:table-cell>
          <table:table-cell table:formula="of:=[.G133]+[.H133]" office:value-type="float" office:value="97.0058602566655" calcext:value-type="float">
            <text:p>97.0058602566655</text:p>
          </table:table-cell>
          <table:table-cell table:formula="of:=[.I133]/[.F133]" office:value-type="float" office:value="1.05252612989629" calcext:value-type="float">
            <text:p>1.05252612989629</text:p>
          </table:table-cell>
          <table:table-cell/>
        </table:table-row>
        <table:table-row table:style-name="ro1">
          <table:table-cell table:formula="of:=[$imported.A132]" office:value-type="string" office:string-value="test estimates_50_dft_______________" calcext:value-type="string">
            <text:p>test estimates_50_dft_______________</text:p>
          </table:table-cell>
          <table:table-cell table:formula="of:=[$imported.B132]" office:value-type="float" office:value="11" calcext:value-type="float">
            <text:p>11</text:p>
          </table:table-cell>
          <table:table-cell table:formula="of:=[$imported.C132]" office:value-type="float" office:value="0" calcext:value-type="float">
            <text:p>0</text:p>
          </table:table-cell>
          <table:table-cell table:style-name="Default" table:formula="of:=[$imported.D132]" office:value-type="float" office:value="292121" calcext:value-type="float">
            <text:p>292121</text:p>
          </table:table-cell>
          <table:table-cell table:style-name="Default"/>
          <table:table-cell table:formula="of:=[.D134]*[.$B$1]/1000" office:value-type="float" office:value="175.2726" calcext:value-type="float">
            <text:p>175.2726</text:p>
          </table:table-cell>
          <table:table-cell/>
          <table:table-cell table:formula="of:=1*POWER([.B134];2.2)" office:value-type="float" office:value="195.462706210464" calcext:value-type="float">
            <text:p>195.462706210464</text:p>
          </table:table-cell>
          <table:table-cell table:formula="of:=[.G134]+[.H134]" office:value-type="float" office:value="195.462706210464" calcext:value-type="float">
            <text:p>195.462706210464</text:p>
          </table:table-cell>
          <table:table-cell table:formula="of:=[.I134]/[.F134]" office:value-type="float" office:value="1.11519259833233" calcext:value-type="float">
            <text:p>1.11519259833233</text:p>
          </table:table-cell>
          <table:table-cell/>
        </table:table-row>
        <table:table-row table:style-name="ro1">
          <table:table-cell table:formula="of:=[$imported.A133]" office:value-type="string" office:string-value="test estimates_50_dft_______________" calcext:value-type="string">
            <text:p>test estimates_50_dft_______________</text:p>
          </table:table-cell>
          <table:table-cell table:formula="of:=[$imported.B133]" office:value-type="float" office:value="13" calcext:value-type="float">
            <text:p>13</text:p>
          </table:table-cell>
          <table:table-cell table:formula="of:=[$imported.C133]" office:value-type="float" office:value="0" calcext:value-type="float">
            <text:p>0</text:p>
          </table:table-cell>
          <table:table-cell table:style-name="Default" table:formula="of:=[$imported.D133]" office:value-type="float" office:value="410142" calcext:value-type="float">
            <text:p>410142</text:p>
          </table:table-cell>
          <table:table-cell table:style-name="Default"/>
          <table:table-cell table:formula="of:=[.D135]*[.$B$1]/1000" office:value-type="float" office:value="246.0852" calcext:value-type="float">
            <text:p>246.0852</text:p>
          </table:table-cell>
          <table:table-cell/>
          <table:table-cell table:formula="of:=1*POWER([.B135];2.2)" office:value-type="float" office:value="282.276923244583" calcext:value-type="float">
            <text:p>282.276923244583</text:p>
          </table:table-cell>
          <table:table-cell table:formula="of:=[.G135]+[.H135]" office:value-type="float" office:value="282.276923244583" calcext:value-type="float">
            <text:p>282.276923244583</text:p>
          </table:table-cell>
          <table:table-cell table:formula="of:=[.I135]/[.F135]" office:value-type="float" office:value="1.14706988979664" calcext:value-type="float">
            <text:p>1.14706988979664</text:p>
          </table:table-cell>
          <table:table-cell/>
        </table:table-row>
        <table:table-row table:style-name="ro1">
          <table:table-cell table:formula="of:=[$imported.A134]" office:value-type="string" office:string-value="test estimates_50_dft_______________" calcext:value-type="string">
            <text:p>test estimates_50_dft_______________</text:p>
          </table:table-cell>
          <table:table-cell table:formula="of:=[$imported.B134]" office:value-type="float" office:value="16" calcext:value-type="float">
            <text:p>16</text:p>
          </table:table-cell>
          <table:table-cell table:formula="of:=[$imported.C134]" office:value-type="float" office:value="0" calcext:value-type="float">
            <text:p>0</text:p>
          </table:table-cell>
          <table:table-cell table:style-name="Default" table:formula="of:=[$imported.D134]" office:value-type="float" office:value="636271" calcext:value-type="float">
            <text:p>636271</text:p>
          </table:table-cell>
          <table:table-cell table:style-name="Default"/>
          <table:table-cell table:formula="of:=[.D136]*[.$B$1]/1000" office:value-type="float" office:value="381.7626" calcext:value-type="float">
            <text:p>381.7626</text:p>
          </table:table-cell>
          <table:table-cell/>
          <table:table-cell table:formula="of:=1*POWER([.B136];2.2)" office:value-type="float" office:value="445.721888407616" calcext:value-type="float">
            <text:p>445.721888407616</text:p>
          </table:table-cell>
          <table:table-cell table:formula="of:=[.G136]+[.H136]" office:value-type="float" office:value="445.721888407616" calcext:value-type="float">
            <text:p>445.721888407616</text:p>
          </table:table-cell>
          <table:table-cell table:formula="of:=[.I136]/[.F136]" office:value-type="float" office:value="1.1675368105928" calcext:value-type="float">
            <text:p>1.1675368105928</text:p>
          </table:table-cell>
          <table:table-cell/>
        </table:table-row>
        <table:table-row table:style-name="ro1">
          <table:table-cell table:formula="of:=[$imported.A135]" office:value-type="string" office:string-value="test estimates_50_dft_______________" calcext:value-type="string">
            <text:p>test estimates_50_dft_______________</text:p>
          </table:table-cell>
          <table:table-cell table:formula="of:=[$imported.B135]" office:value-type="float" office:value="17" calcext:value-type="float">
            <text:p>17</text:p>
          </table:table-cell>
          <table:table-cell table:formula="of:=[$imported.C135]" office:value-type="float" office:value="0" calcext:value-type="float">
            <text:p>0</text:p>
          </table:table-cell>
          <table:table-cell table:style-name="Default" table:formula="of:=[$imported.D135]" office:value-type="float" office:value="730611" calcext:value-type="float">
            <text:p>730611</text:p>
          </table:table-cell>
          <table:table-cell table:style-name="Default"/>
          <table:table-cell table:formula="of:=[.D137]*[.$B$1]/1000" office:value-type="float" office:value="438.3666" calcext:value-type="float">
            <text:p>438.3666</text:p>
          </table:table-cell>
          <table:table-cell/>
          <table:table-cell table:formula="of:=1*POWER([.B137];2.2)" office:value-type="float" office:value="509.31636052354" calcext:value-type="float">
            <text:p>509.31636052354</text:p>
          </table:table-cell>
          <table:table-cell table:formula="of:=[.G137]+[.H137]" office:value-type="float" office:value="509.31636052354" calcext:value-type="float">
            <text:p>509.31636052354</text:p>
          </table:table-cell>
          <table:table-cell table:formula="of:=[.I137]/[.F137]" office:value-type="float" office:value="1.1618502881459" calcext:value-type="float">
            <text:p>1.1618502881459</text:p>
          </table:table-cell>
          <table:table-cell/>
        </table:table-row>
        <table:table-row table:style-name="ro1">
          <table:table-cell table:formula="of:=[$imported.A136]" office:value-type="string" office:string-value="test estimates_50_dft_______________" calcext:value-type="string">
            <text:p>test estimates_50_dft_______________</text:p>
          </table:table-cell>
          <table:table-cell table:formula="of:=[$imported.B136]" office:value-type="float" office:value="19" calcext:value-type="float">
            <text:p>19</text:p>
          </table:table-cell>
          <table:table-cell table:formula="of:=[$imported.C136]" office:value-type="float" office:value="0" calcext:value-type="float">
            <text:p>0</text:p>
          </table:table-cell>
          <table:table-cell table:style-name="Default" table:formula="of:=[$imported.D136]" office:value-type="float" office:value="956026" calcext:value-type="float">
            <text:p>956026</text:p>
          </table:table-cell>
          <table:table-cell table:style-name="Default"/>
          <table:table-cell table:formula="of:=[.D138]*[.$B$1]/1000" office:value-type="float" office:value="573.6156" calcext:value-type="float">
            <text:p>573.6156</text:p>
          </table:table-cell>
          <table:table-cell/>
          <table:table-cell table:formula="of:=1*POWER([.B138];2.2)" office:value-type="float" office:value="650.515908961489" calcext:value-type="float">
            <text:p>650.515908961489</text:p>
          </table:table-cell>
          <table:table-cell table:formula="of:=[.G138]+[.H138]" office:value-type="float" office:value="650.515908961489" calcext:value-type="float">
            <text:p>650.515908961489</text:p>
          </table:table-cell>
          <table:table-cell table:formula="of:=[.I138]/[.F138]" office:value-type="float" office:value="1.13406244349263" calcext:value-type="float">
            <text:p>1.13406244349263</text:p>
          </table:table-cell>
          <table:table-cell/>
        </table:table-row>
        <table:table-row table:style-name="ro1">
          <table:table-cell table:formula="of:=[$imported.A137]" office:value-type="string" office:string-value="test estimates_50_dft_______________" calcext:value-type="string">
            <text:p>test estimates_50_dft_______________</text:p>
          </table:table-cell>
          <table:table-cell table:formula="of:=[$imported.B137]" office:value-type="float" office:value="23" calcext:value-type="float">
            <text:p>23</text:p>
          </table:table-cell>
          <table:table-cell table:formula="of:=[$imported.C137]" office:value-type="float" office:value="0" calcext:value-type="float">
            <text:p>0</text:p>
          </table:table-cell>
          <table:table-cell table:style-name="Default" table:formula="of:=[$imported.D137]" office:value-type="float" office:value="1478753" calcext:value-type="float">
            <text:p>1478753</text:p>
          </table:table-cell>
          <table:table-cell table:style-name="Default"/>
          <table:table-cell table:formula="of:=[.D139]*[.$B$1]/1000" office:value-type="float" office:value="887.2518" calcext:value-type="float">
            <text:p>887.2518</text:p>
          </table:table-cell>
          <table:table-cell/>
          <table:table-cell table:formula="of:=1*POWER([.B139];2.2)" office:value-type="float" office:value="990.37858096352" calcext:value-type="float">
            <text:p>990.37858096352</text:p>
          </table:table-cell>
          <table:table-cell table:formula="of:=[.G139]+[.H139]" office:value-type="float" office:value="990.37858096352" calcext:value-type="float">
            <text:p>990.37858096352</text:p>
          </table:table-cell>
          <table:table-cell table:formula="of:=[.I139]/[.F139]" office:value-type="float" office:value="1.11623169540318" calcext:value-type="float">
            <text:p>1.11623169540318</text:p>
          </table:table-cell>
          <table:table-cell/>
        </table:table-row>
        <table:table-row table:style-name="ro1">
          <table:table-cell table:formula="of:=[$imported.A138]" office:value-type="string" office:string-value="test estimates_50_dft_______________" calcext:value-type="string">
            <text:p>test estimates_50_dft_______________</text:p>
          </table:table-cell>
          <table:table-cell table:formula="of:=[$imported.B138]" office:value-type="float" office:value="27" calcext:value-type="float">
            <text:p>27</text:p>
          </table:table-cell>
          <table:table-cell table:formula="of:=[$imported.C138]" office:value-type="float" office:value="0" calcext:value-type="float">
            <text:p>0</text:p>
          </table:table-cell>
          <table:table-cell table:style-name="Default" table:formula="of:=[$imported.D138]" office:value-type="float" office:value="2113867" calcext:value-type="float">
            <text:p>2113867</text:p>
          </table:table-cell>
          <table:table-cell table:style-name="Default"/>
          <table:table-cell table:formula="of:=[.D140]*[.$B$1]/1000" office:value-type="float" office:value="1268.3202" calcext:value-type="float">
            <text:p>1268.3202</text:p>
          </table:table-cell>
          <table:table-cell/>
          <table:table-cell table:formula="of:=1*POWER([.B140];2.2)" office:value-type="float" office:value="1409.28971075526" calcext:value-type="float">
            <text:p>1409.28971075526</text:p>
          </table:table-cell>
          <table:table-cell table:formula="of:=[.G140]+[.H140]" office:value-type="float" office:value="1409.28971075526" calcext:value-type="float">
            <text:p>1409.28971075526</text:p>
          </table:table-cell>
          <table:table-cell table:formula="of:=[.I140]/[.F140]" office:value-type="float" office:value="1.11114662587197" calcext:value-type="float">
            <text:p>1.11114662587197</text:p>
          </table:table-cell>
          <table:table-cell/>
        </table:table-row>
        <table:table-row table:style-name="ro1">
          <table:table-cell table:formula="of:=[$imported.A139]" office:value-type="string" office:string-value="test estimates_50_dft_______________" calcext:value-type="string">
            <text:p>test estimates_50_dft_______________</text:p>
          </table:table-cell>
          <table:table-cell table:formula="of:=[$imported.B139]" office:value-type="float" office:value="29" calcext:value-type="float">
            <text:p>29</text:p>
          </table:table-cell>
          <table:table-cell table:formula="of:=[$imported.C139]" office:value-type="float" office:value="0" calcext:value-type="float">
            <text:p>0</text:p>
          </table:table-cell>
          <table:table-cell table:style-name="Default" table:formula="of:=[$imported.D139]" office:value-type="float" office:value="2562658" calcext:value-type="float">
            <text:p>2562658</text:p>
          </table:table-cell>
          <table:table-cell table:style-name="Default"/>
          <table:table-cell table:formula="of:=[.D141]*[.$B$1]/1000" office:value-type="float" office:value="1537.5948" calcext:value-type="float">
            <text:p>1537.5948</text:p>
          </table:table-cell>
          <table:table-cell/>
          <table:table-cell table:formula="of:=1*POWER([.B141];2.2)" office:value-type="float" office:value="1649.20861731928" calcext:value-type="float">
            <text:p>1649.20861731928</text:p>
          </table:table-cell>
          <table:table-cell table:formula="of:=[.G141]+[.H141]" office:value-type="float" office:value="1649.20861731928" calcext:value-type="float">
            <text:p>1649.20861731928</text:p>
          </table:table-cell>
          <table:table-cell table:formula="of:=[.I141]/[.F141]" office:value-type="float" office:value="1.0725898769424" calcext:value-type="float">
            <text:p>1.0725898769424</text:p>
          </table:table-cell>
          <table:table-cell/>
        </table:table-row>
        <table:table-row table:style-name="ro1">
          <table:table-cell table:formula="of:=[$imported.A140]" office:value-type="string" office:string-value="test estimates_50_dft_______________" calcext:value-type="string">
            <text:p>test estimates_50_dft_______________</text:p>
          </table:table-cell>
          <table:table-cell table:formula="of:=[$imported.B140]" office:value-type="float" office:value="31" calcext:value-type="float">
            <text:p>31</text:p>
          </table:table-cell>
          <table:table-cell table:formula="of:=[$imported.C140]" office:value-type="float" office:value="0" calcext:value-type="float">
            <text:p>0</text:p>
          </table:table-cell>
          <table:table-cell table:style-name="Default" table:formula="of:=[$imported.D140]" office:value-type="float" office:value="2946689" calcext:value-type="float">
            <text:p>2946689</text:p>
          </table:table-cell>
          <table:table-cell table:style-name="Default"/>
          <table:table-cell table:formula="of:=[.D142]*[.$B$1]/1000" office:value-type="float" office:value="1768.0134" calcext:value-type="float">
            <text:p>1768.0134</text:p>
          </table:table-cell>
          <table:table-cell/>
          <table:table-cell table:formula="of:=1*POWER([.B142];2.2)" office:value-type="float" office:value="1909.83446523255" calcext:value-type="float">
            <text:p>1909.83446523255</text:p>
          </table:table-cell>
          <table:table-cell table:formula="of:=[.G142]+[.H142]" office:value-type="float" office:value="1909.83446523255" calcext:value-type="float">
            <text:p>1909.83446523255</text:p>
          </table:table-cell>
          <table:table-cell table:formula="of:=[.I142]/[.F142]" office:value-type="float" office:value="1.08021492666998" calcext:value-type="float">
            <text:p>1.08021492666998</text:p>
          </table:table-cell>
          <table:table-cell/>
        </table:table-row>
        <table:table-row table:style-name="ro1">
          <table:table-cell table:formula="of:=[$imported.A141]" office:value-type="string" office:string-value="test estimates_50_dft_______________" calcext:value-type="string">
            <text:p>test estimates_50_dft_______________</text:p>
          </table:table-cell>
          <table:table-cell table:formula="of:=[$imported.B141]" office:value-type="float" office:value="32" calcext:value-type="float">
            <text:p>32</text:p>
          </table:table-cell>
          <table:table-cell table:formula="of:=[$imported.C141]" office:value-type="float" office:value="0" calcext:value-type="float">
            <text:p>0</text:p>
          </table:table-cell>
          <table:table-cell table:style-name="Default" table:formula="of:=[$imported.D141]" office:value-type="float" office:value="3169591" calcext:value-type="float">
            <text:p>3169591</text:p>
          </table:table-cell>
          <table:table-cell table:style-name="Default"/>
          <table:table-cell table:formula="of:=[.D143]*[.$B$1]/1000" office:value-type="float" office:value="1901.7546" calcext:value-type="float">
            <text:p>1901.7546</text:p>
          </table:table-cell>
          <table:table-cell/>
          <table:table-cell table:formula="of:=1*POWER([.B143];2.2)" office:value-type="float" office:value="2048" calcext:value-type="float">
            <text:p>2048</text:p>
          </table:table-cell>
          <table:table-cell table:formula="of:=[.G143]+[.H143]" office:value-type="float" office:value="2048" calcext:value-type="float">
            <text:p>2048</text:p>
          </table:table-cell>
          <table:table-cell table:formula="of:=[.I143]/[.F143]" office:value-type="float" office:value="1.07690024780274" calcext:value-type="float">
            <text:p>1.07690024780274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02:40.160602198</meta:creation-date>
    <dc:date>2020-12-31T16:47:51.148129610</dc:date>
    <meta:editing-duration>PT4H38M42S</meta:editing-duration>
    <meta:editing-cycles>12</meta:editing-cycles>
    <meta:generator>LibreOffice/7.0.3.1$Linux_X86_64 LibreOffice_project/00$Build-1</meta:generator>
    <meta:document-statistic meta:table-count="3" meta:cell-count="22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4.203cm" style:legend-expansion="high" chart:style-name="ch2"/>
        <chart:plot-area chart:style-name="ch3" table:cell-range-address="data.B16:data.B32 data.E16:data.E32" svg:x="0.32cm" svg:y="0.18cm" svg:width="12.514cm" svg:height="8.645cm">
          <chart:coordinate-region svg:x="1.312cm" svg:y="0.38cm" svg:width="11.24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16:data.E32" chart:class="chart:scatter">
            <chart:domain table:cell-range-address="data.B16:data.B32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ata.B16:data.B32</svg:desc>
                </draw:g>
              </table:table-cell>
              <table:table-cell office:value-type="float" office:value="1.86">
                <text:p>1.86</text:p>
                <draw:g>
                  <svg:desc>data.E16: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1.68">
                <text:p>10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2.44">
                <text:p>16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44.28">
                <text:p>244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4.32">
                <text:p>84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07cm" svg:height="12.963cm" xlink:href=".." xlink:type="simple" chart:class="chart:scatter" chart:style-name="ch1">
        <chart:legend chart:legend-position="end" svg:x="19.032cm" svg:y="5.435cm" style:legend-expansion="high" chart:style-name="ch2"/>
        <chart:plot-area chart:style-name="ch3" table:cell-range-address="Sheet2.B118:Sheet2.B126 Sheet2.F118:Sheet2.F126 Sheet2.F62:Sheet2.F65 Sheet2.F76:Sheet2.F79 Sheet2.I118:Sheet2.I126" chart:data-source-has-labels="row" svg:x="0.446cm" svg:y="0.259cm" svg:width="18.14cm" svg:height="12.445cm">
          <chart:coordinate-region svg:x="1.623cm" svg:y="0.459cm" svg:width="15.295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118:Sheet2.F126" loext:label-string="radix4" chart:class="chart:scatter">
            <chart:domain table:cell-range-address="Sheet2.B118:Sheet2.B126"/>
            <chart:data-point chart:repeated="9"/>
          </chart:series>
          <chart:series chart:style-name="ch8" chart:values-cell-range-address="Sheet2.F62:Sheet2.F65" loext:label-string="mixed" chart:class="chart:scatter">
            <chart:domain table:cell-range-address="Sheet2.E62:Sheet2.E65"/>
            <chart:data-point chart:repeated="4"/>
          </chart:series>
          <chart:series chart:style-name="ch9" chart:values-cell-range-address="Sheet2.F76:Sheet2.F79" loext:label-string="mixed_small" chart:class="chart:scatter">
            <chart:domain table:cell-range-address="Sheet2.E76:Sheet2.E79"/>
            <chart:data-point chart:repeated="4"/>
          </chart:series>
          <chart:series chart:style-name="ch10" chart:values-cell-range-address="Sheet2.I118:Sheet2.I126" loext:label-string="estiamate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dix4</text:p>
              </table:table-cell>
              <table:table-cell office:value-type="string">
                <text:p>Column E</text:p>
              </table:table-cell>
              <table:table-cell office:value-type="string">
                <text:p>mixed</text:p>
              </table:table-cell>
              <table:table-cell office:value-type="string">
                <text:p>Column E</text:p>
              </table:table-cell>
              <table:table-cell office:value-type="string">
                <text:p>mixed_small</text:p>
              </table:table-cell>
              <table:table-cell office:value-type="string">
                <text:p>estia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2.B118:Sheet2.B126</svg:desc>
                </draw:g>
              </table:table-cell>
              <table:table-cell office:value-type="float" office:value="189.6">
                <text:p>189.6</text:p>
                <draw:g>
                  <svg:desc>Sheet2.F118:Sheet2.F126</svg:desc>
                </draw:g>
              </table:table-cell>
              <table:table-cell office:value-type="float" office:value="65536">
                <text:p>65536</text:p>
                <draw:g>
                  <svg:desc>Sheet2.E62:Sheet2.E65</svg:desc>
                </draw:g>
              </table:table-cell>
              <table:table-cell office:value-type="float" office:value="665497.2">
                <text:p>665497.2</text:p>
                <draw:g>
                  <svg:desc>Sheet2.F62:Sheet2.F65</svg:desc>
                </draw:g>
              </table:table-cell>
              <table:table-cell office:value-type="float" office:value="65536">
                <text:p>65536</text:p>
                <draw:g>
                  <svg:desc>Sheet2.E76:Sheet2.E79</svg:desc>
                </draw:g>
              </table:table-cell>
              <table:table-cell office:value-type="float" office:value="1229647.8">
                <text:p>1229647.8</text:p>
                <draw:g>
                  <svg:desc>Sheet2.F76:Sheet2.F79</svg:desc>
                </draw:g>
              </table:table-cell>
              <table:table-cell office:value-type="float" office:value="176.440067327545">
                <text:p>176.440067327545</text:p>
                <draw:g>
                  <svg:desc>Sheet2.I118:Sheet2.I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873.6">
                <text:p>873.6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8517267">
                <text:p>8517267</text:p>
              </table:table-cell>
              <table:table-cell office:value-type="float" office:value="931.256258463989">
                <text:p>931.256258463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4114.8">
                <text:p>4114.8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67003353">
                <text:p>67003353</text:p>
              </table:table-cell>
              <table:table-cell office:value-type="float" office:value="4915.2">
                <text:p>491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21445.8">
                <text:p>21445.8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127101822.6">
                <text:p>127101822.6</text:p>
              </table:table-cell>
              <table:table-cell office:value-type="float" office:value="25942.5811321237">
                <text:p>25942.5811321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42849.8">
                <text:p>1428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25.764118819">
                <text:p>136925.764118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569798.4">
                <text:p>5697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698.515773622">
                <text:p>722698.51577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4840996.2">
                <text:p>48409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5865.6346685">
                <text:p>5435865.6346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43476540">
                <text:p>4347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8419.2">
                <text:p>2961841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78451723.8">
                <text:p>784517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03852.317179">
                <text:p>147203852.317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91cm" svg:height="18.011cm" xlink:href=".." xlink:type="simple" chart:class="chart:scatter" chart:style-name="ch1">
        <chart:legend chart:legend-position="end" svg:x="20.383cm" svg:y="7.959cm" style:legend-expansion="high" chart:style-name="ch2"/>
        <chart:plot-area chart:style-name="ch3" table:cell-range-address="Sheet2.E66:Sheet2.F79 Sheet2.I52:Sheet2.I79 Sheet2.F52:Sheet2.F65" chart:data-source-has-labels="row" svg:x="0.475cm" svg:y="0.36cm" svg:width="19.433cm" svg:height="17.291cm">
          <chart:coordinate-region svg:x="1.467cm" svg:y="0.56cm" svg:width="16.587cm" svg:height="16.4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I66:Sheet2.I79" loext:label-string="mr_small_est" chart:class="chart:scatter">
            <chart:domain table:cell-range-address="Sheet2.E66:Sheet2.E79"/>
            <chart:data-point chart:repeated="14"/>
          </chart:series>
          <chart:series chart:style-name="ch8" chart:values-cell-range-address="Sheet2.F52:Sheet2.F65" loext:label-string="mr" chart:class="chart:scatter">
            <chart:domain table:cell-range-address="Sheet2.E52:Sheet2.E65"/>
            <chart:data-point chart:repeated="14"/>
          </chart:series>
          <chart:series chart:style-name="ch9" chart:values-cell-range-address="Sheet2.I52:Sheet2.I65" loext:label-string="mr_est" chart:class="chart:scatter">
            <chart:domain table:cell-range-address="Sheet2.E52:Sheet2.E65"/>
            <chart:data-point chart:repeated="14"/>
          </chart:series>
          <chart:series chart:style-name="ch10" chart:values-cell-range-address="Sheet2.F66:Sheet2.F79" loext:label-string="mr_small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r_small_est</text:p>
              </table:table-cell>
              <table:table-cell office:value-type="string">
                <text:p>Column E</text:p>
              </table:table-cell>
              <table:table-cell office:value-type="string">
                <text:p>mr</text:p>
              </table:table-cell>
              <table:table-cell office:value-type="string">
                <text:p>Column E</text:p>
              </table:table-cell>
              <table:table-cell office:value-type="string">
                <text:p>mr_est</text:p>
              </table:table-cell>
              <table:table-cell office:value-type="string">
                <text:p>mr_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2.E66:Sheet2.E79</svg:desc>
                </draw:g>
              </table:table-cell>
              <table:table-cell office:value-type="float" office:value="26.3892">
                <text:p>26.3892</text:p>
                <draw:g>
                  <svg:desc>Sheet2.I66:Sheet2.I79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42.6">
                <text:p>42.6</text:p>
                <draw:g>
                  <svg:desc>Sheet2.F52:Sheet2.F65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26.3892">
                <text:p>26.3892</text:p>
                <draw:g>
                  <svg:desc>Sheet2.I52:Sheet2.I65</svg:desc>
                </draw:g>
              </table:table-cell>
              <table:table-cell office:value-type="float" office:value="26.4">
                <text:p>26.4</text:p>
                <draw:g>
                  <svg:desc>Sheet2.F66:Sheet2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12">
                <text:p>12</text:p>
              </table:table-cell>
              <table:table-cell office:value-type="float" office:value="55.8">
                <text:p>55.8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20">
                <text:p>20</text:p>
              </table:table-cell>
              <table:table-cell office:value-type="float" office:value="85.2">
                <text:p>85.2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224">
                <text:p>224</text:p>
              </table:table-cell>
              <table:table-cell office:value-type="float" office:value="1089">
                <text:p>1089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1096.8">
                <text:p>109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187">
                <text:p>187</text:p>
              </table:table-cell>
              <table:table-cell office:value-type="float" office:value="864.6">
                <text:p>864.6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27">
                <text:p>527</text:p>
              </table:table-cell>
              <table:table-cell office:value-type="float" office:value="5598.6">
                <text:p>5598.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593.2">
                <text:p>559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899">
                <text:p>899</text:p>
              </table:table-cell>
              <table:table-cell office:value-type="float" office:value="13979.4">
                <text:p>13979.4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23168">
                <text:p>23168</text:p>
              </table:table-cell>
              <table:table-cell office:value-type="float" office:value="444174.6">
                <text:p>444174.6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477081">
                <text:p>477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2768">
                <text:p>32768</text:p>
              </table:table-cell>
              <table:table-cell office:value-type="float" office:value="288604.8">
                <text:p>288604.8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96499.2">
                <text:p>3964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34571">
                <text:p>34571</text:p>
              </table:table-cell>
              <table:table-cell office:value-type="float" office:value="1154146.2">
                <text:p>1154146.2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1160198.4">
                <text:p>116019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65536">
                <text:p>65536</text:p>
              </table:table-cell>
              <table:table-cell office:value-type="float" office:value="665497.2">
                <text:p>665497.2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1229647.8">
                <text:p>12296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8517267">
                <text:p>8517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67003353">
                <text:p>67003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127101822.6">
                <text:p>12710182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